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11730E61EBD792B40A.png" manifest:media-type="image/png"/>
  <manifest:file-entry manifest:full-path="Pictures/10000000000000AA00000011B2CC649D8552AA26.png" manifest:media-type="image/png"/>
  <manifest:file-entry manifest:full-path="Pictures/10000000000000AA00000011C3636DCA985F9749.png" manifest:media-type="image/png"/>
  <manifest:file-entry manifest:full-path="Pictures/10000000000000AA000000118121DF45EA5F4335.png" manifest:media-type="image/png"/>
  <manifest:file-entry manifest:full-path="Pictures/10000000000000AA00000011A14F9349947D3617.png" manifest:media-type="image/png"/>
  <manifest:file-entry manifest:full-path="Pictures/10000000000000AA000000112F0CCB8A533D19F1.png" manifest:media-type="image/png"/>
  <manifest:file-entry manifest:full-path="Pictures/10000000000000AA000000115E29754709F3DE9F.png" manifest:media-type="image/png"/>
  <manifest:file-entry manifest:full-path="Pictures/10000000000000AB00000011FF4CF0BC6F563780.png" manifest:media-type="image/png"/>
  <manifest:file-entry manifest:full-path="Pictures/10000000000000AB000000111AB5B918853B3B9E.png" manifest:media-type="image/png"/>
  <manifest:file-entry manifest:full-path="Pictures/10000002000000C300000011BC54E4CD4F4F4027.gif" manifest:media-type="image/gif"/>
  <manifest:file-entry manifest:full-path="Pictures/10000000000000C3000000118B8024108D65A309.png" manifest:media-type="image/png"/>
  <manifest:file-entry manifest:full-path="Pictures/10000000000000AA00000011A149D29378F109A2.png" manifest:media-type="image/png"/>
  <manifest:file-entry manifest:full-path="Pictures/10000000000000C300000011B1034EA61171FEBD.png" manifest:media-type="image/png"/>
  <manifest:file-entry manifest:full-path="Pictures/10000000000000AA00000011A9F43DD8241A8F21.png" manifest:media-type="image/png"/>
  <manifest:file-entry manifest:full-path="Pictures/10000000000000AA00000011663037125D41C20F.png" manifest:media-type="image/png"/>
  <manifest:file-entry manifest:full-path="Pictures/10000000000000C300000011DE718C677A4E344E.png" manifest:media-type="image/png"/>
  <manifest:file-entry manifest:full-path="Pictures/10000000000000AB00000011F808996948DA1959.png" manifest:media-type="image/png"/>
  <manifest:file-entry manifest:full-path="Pictures/100000000000008A0000001151EC6FE87B8CE1DE.png" manifest:media-type="image/png"/>
  <manifest:file-entry manifest:full-path="Pictures/100000000000005A000000114D474568F7BB0EC7.png" manifest:media-type="image/png"/>
  <manifest:file-entry manifest:full-path="Pictures/10000000000000AB00000011948E84D9F3B0B9B0.png" manifest:media-type="image/png"/>
  <manifest:file-entry manifest:full-path="Pictures/10000000000000AB000000116A9D73028051A0C0.png" manifest:media-type="image/png"/>
  <manifest:file-entry manifest:full-path="Pictures/100000000000008A00000011AD30B403A43ACE28.png" manifest:media-type="image/png"/>
  <manifest:file-entry manifest:full-path="Pictures/100000000000005A0000001199E6DCDC7A3CA3E4.png" manifest:media-type="image/png"/>
  <manifest:file-entry manifest:full-path="Pictures/100000000000008A000000114E3BADA04A070BC7.png" manifest:media-type="image/png"/>
  <manifest:file-entry manifest:full-path="Pictures/10000000000000AA000000113D450E1452CD389A.png" manifest:media-type="image/png"/>
  <manifest:file-entry manifest:full-path="Pictures/10000000000000AB00000011CCA7406FAB43462D.png" manifest:media-type="image/png"/>
  <manifest:file-entry manifest:full-path="Pictures/10000000000000C30000001115B08AB1B5A865EB.png" manifest:media-type="image/png"/>
  <manifest:file-entry manifest:full-path="Pictures/10000000000000AA00000011473B444EA2E0BADB.png" manifest:media-type="image/png"/>
  <manifest:file-entry manifest:full-path="Pictures/100000000000008A00000011F746C2DEA1580E84.png" manifest:media-type="image/png"/>
  <manifest:file-entry manifest:full-path="Pictures/10000000000000AA000000119397F4A6C504AC95.png" manifest:media-type="image/png"/>
  <manifest:file-entry manifest:full-path="Pictures/10000000000000AB00000011489C305DDDCC9195.png" manifest:media-type="image/png"/>
  <manifest:file-entry manifest:full-path="Pictures/100000000000008A0000001115E48494EAA79CA6.png" manifest:media-type="image/png"/>
  <manifest:file-entry manifest:full-path="Pictures/100000020000008A00000011EB8B34DD153752D0.gif" manifest:media-type="image/gif"/>
  <manifest:file-entry manifest:full-path="Pictures/10000000000000AB000000113040BD5AD69C4E1A.png" manifest:media-type="image/png"/>
  <manifest:file-entry manifest:full-path="Pictures/10000000000000AB00000011C25DED2FC66B991A.png" manifest:media-type="image/png"/>
  <manifest:file-entry manifest:full-path="Pictures/10000000000000AB00000011F834B659CBF73652.png" manifest:media-type="image/png"/>
  <manifest:file-entry manifest:full-path="Pictures/10000000000000AA0000001159C8D679F4E07EBA.png" manifest:media-type="image/png"/>
  <manifest:file-entry manifest:full-path="Pictures/10000000000000AB000000111A0532BD37A1BE98.png" manifest:media-type="image/png"/>
  <manifest:file-entry manifest:full-path="Pictures/10000000000000AB00000011BE0A538F3418E877.png" manifest:media-type="image/png"/>
  <manifest:file-entry manifest:full-path="Pictures/10000000000000AB00000011F222B6D0D4F6C402.png" manifest:media-type="image/png"/>
  <manifest:file-entry manifest:full-path="Pictures/10000000000000AB0000001105CAFFC1DE91D3EC.png" manifest:media-type="image/png"/>
  <manifest:file-entry manifest:full-path="Pictures/10000000000000C300000011B4AF869AF84C7329.png" manifest:media-type="image/png"/>
  <manifest:file-entry manifest:full-path="Pictures/10000000000000AB00000011B8AE5A582328C2D9.png" manifest:media-type="image/png"/>
  <manifest:file-entry manifest:full-path="Pictures/10000000000000AA000000115FA1A835A96C206D.png" manifest:media-type="image/png"/>
  <manifest:file-entry manifest:full-path="Pictures/10000000000000AA000000118A36C8BB8376862F.png" manifest:media-type="image/png"/>
  <manifest:file-entry manifest:full-path="Pictures/10000000000000C300000011CD6F8D3DDC831BCD.png" manifest:media-type="image/png"/>
  <manifest:file-entry manifest:full-path="Pictures/10000000000000AB00000011DAF1EBF4E8088E18.png" manifest:media-type="image/png"/>
  <manifest:file-entry manifest:full-path="Pictures/10000000000000AB00000011BC6EB1B90617F492.png" manifest:media-type="image/png"/>
  <manifest:file-entry manifest:full-path="Pictures/10000000000000AA000000110C80591D6780A2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394cm" table:align="left" fo:background-color="#ffffff">
        <style:background-image/>
      </style:table-properties>
    </style:style>
    <style:style style:name="Table1.A" style:family="table-column">
      <style:table-column-properties style:column-width="6.623cm"/>
    </style:style>
    <style:style style:name="Table1.B" style:family="table-column">
      <style:table-column-properties style:column-width="2.771cm"/>
    </style:style>
    <style:style style:name="Table1.A1" style:family="table-cell">
      <style:table-cell-properties style:vertical-align="middle" fo:background-color="#f1f1f1" fo:padding="0.079cm" fo:border="0.05pt solid #a1a1a1">
        <style:background-image/>
      </style:table-cell-properties>
    </style:style>
    <style:style style:name="Table1.A2" style:family="table-cell">
      <style:table-cell-properties style:vertical-align="middle" fo:padding="0.079cm" fo:border="0.05pt solid #a1a1a1"/>
    </style:style>
    <style:style style:name="Table1.B2" style:family="table-cell">
      <style:table-cell-properties style:vertical-align="middle" fo:padding="0.079cm" fo:border="0.05pt solid #a1a1a1"/>
    </style:style>
    <style:style style:name="Table1.A3" style:family="table-cell">
      <style:table-cell-properties style:vertical-align="middle" fo:padding="0.079cm" fo:border="0.05pt solid #a1a1a1"/>
    </style:style>
    <style:style style:name="Table1.B3" style:family="table-cell">
      <style:table-cell-properties style:vertical-align="middle" fo:padding="0.079cm" fo:border="0.05pt solid #a1a1a1"/>
    </style:style>
    <style:style style:name="Table2" style:family="table">
      <style:table-properties style:width="15.863cm" fo:margin-left="1.138cm" table:align="left" fo:background-color="#ffffff">
        <style:background-image/>
      </style:table-properties>
    </style:style>
    <style:style style:name="Table2.A" style:family="table-column">
      <style:table-column-properties style:column-width="1.154cm"/>
    </style:style>
    <style:style style:name="Table2.B" style:family="table-column">
      <style:table-column-properties style:column-width="4.431cm"/>
    </style:style>
    <style:style style:name="Table2.C" style:family="table-column">
      <style:table-column-properties style:column-width="6.237cm"/>
    </style:style>
    <style:style style:name="Table2.D" style:family="table-column">
      <style:table-column-properties style:column-width="4.041cm"/>
    </style:style>
    <style:style style:name="Table2.A1" style:family="table-cell">
      <style:table-cell-properties style:vertical-align="middle" fo:background-color="#f1f1f1" fo:padding="0.079cm" fo:border="0.05pt solid #a1a1a1">
        <style:background-image/>
      </style:table-cell-properties>
    </style:style>
    <style:style style:name="Table2.A2" style:family="table-cell">
      <style:table-cell-properties style:vertical-align="middle" fo:padding="0.079cm" fo:border="0.05pt solid #a1a1a1"/>
    </style:style>
    <style:style style:name="Table2.B2" style:family="table-cell">
      <style:table-cell-properties style:vertical-align="middle" fo:padding="0.079cm" fo:border="0.05pt solid #a1a1a1"/>
    </style:style>
    <style:style style:name="Table2.C2" style:family="table-cell">
      <style:table-cell-properties style:vertical-align="middle" fo:padding="0.079cm" fo:border="0.05pt solid #a1a1a1"/>
    </style:style>
    <style:style style:name="Table2.D2" style:family="table-cell">
      <style:table-cell-properties style:vertical-align="middle" fo:padding="0.079cm" fo:border="0.05pt solid #a1a1a1"/>
    </style:style>
    <style:style style:name="Table2.A3" style:family="table-cell">
      <style:table-cell-properties style:vertical-align="middle" fo:padding="0.079cm" fo:border="0.05pt solid #a1a1a1"/>
    </style:style>
    <style:style style:name="Table2.B3" style:family="table-cell">
      <style:table-cell-properties style:vertical-align="middle" fo:padding="0.079cm" fo:border="0.05pt solid #a1a1a1"/>
    </style:style>
    <style:style style:name="Table2.C3" style:family="table-cell">
      <style:table-cell-properties style:vertical-align="middle" fo:padding="0.079cm" fo:border="0.05pt solid #a1a1a1"/>
    </style:style>
    <style:style style:name="Table2.D3" style:family="table-cell">
      <style:table-cell-properties style:vertical-align="middle" fo:padding="0.079cm" fo:border="0.05pt solid #a1a1a1"/>
    </style:style>
    <style:style style:name="Table2.A4" style:family="table-cell">
      <style:table-cell-properties style:vertical-align="middle" fo:padding="0.079cm" fo:border="0.05pt solid #a1a1a1"/>
    </style:style>
    <style:style style:name="Table2.B4" style:family="table-cell">
      <style:table-cell-properties style:vertical-align="middle" fo:padding="0.079cm" fo:border="0.05pt solid #a1a1a1"/>
    </style:style>
    <style:style style:name="Table2.C4" style:family="table-cell">
      <style:table-cell-properties style:vertical-align="middle" fo:padding="0.079cm" fo:border="0.05pt solid #a1a1a1"/>
    </style:style>
    <style:style style:name="Table2.D4" style:family="table-cell">
      <style:table-cell-properties style:vertical-align="middle" fo:padding="0.079cm" fo:border="0.05pt solid #a1a1a1"/>
    </style:style>
    <style:style style:name="Table2.A5" style:family="table-cell">
      <style:table-cell-properties style:vertical-align="middle" fo:padding="0.079cm" fo:border="0.05pt solid #a1a1a1"/>
    </style:style>
    <style:style style:name="Table2.B5" style:family="table-cell">
      <style:table-cell-properties style:vertical-align="middle" fo:padding="0.079cm" fo:border="0.05pt solid #a1a1a1"/>
    </style:style>
    <style:style style:name="Table2.C5" style:family="table-cell">
      <style:table-cell-properties style:vertical-align="middle" fo:padding="0.079cm" fo:border="0.05pt solid #a1a1a1"/>
    </style:style>
    <style:style style:name="Table2.D5" style:family="table-cell">
      <style:table-cell-properties style:vertical-align="middle" fo:padding="0.079cm" fo:border="0.05pt solid #a1a1a1"/>
    </style:style>
    <style:style style:name="Table2.A6" style:family="table-cell">
      <style:table-cell-properties style:vertical-align="middle" fo:padding="0.079cm" fo:border="0.05pt solid #a1a1a1"/>
    </style:style>
    <style:style style:name="Table2.B6" style:family="table-cell">
      <style:table-cell-properties style:vertical-align="middle" fo:padding="0.079cm" fo:border="0.05pt solid #a1a1a1"/>
    </style:style>
    <style:style style:name="Table2.C6" style:family="table-cell">
      <style:table-cell-properties style:vertical-align="middle" fo:padding="0.079cm" fo:border="0.05pt solid #a1a1a1"/>
    </style:style>
    <style:style style:name="Table2.D6" style:family="table-cell">
      <style:table-cell-properties style:vertical-align="middle" fo:padding="0.079cm" fo:border="0.05pt solid #a1a1a1"/>
    </style:style>
    <style:style style:name="Table2.A7" style:family="table-cell">
      <style:table-cell-properties style:vertical-align="middle" fo:padding="0.079cm" fo:border="0.05pt solid #a1a1a1"/>
    </style:style>
    <style:style style:name="Table2.B7" style:family="table-cell">
      <style:table-cell-properties style:vertical-align="middle" fo:padding="0.079cm" fo:border="0.05pt solid #a1a1a1"/>
    </style:style>
    <style:style style:name="Table2.C7" style:family="table-cell">
      <style:table-cell-properties style:vertical-align="middle" fo:padding="0.079cm" fo:border="0.05pt solid #a1a1a1"/>
    </style:style>
    <style:style style:name="Table2.D7" style:family="table-cell">
      <style:table-cell-properties style:vertical-align="middle" fo:padding="0.079cm" fo:border="0.05pt solid #a1a1a1"/>
    </style:style>
    <style:style style:name="Table3" style:family="table">
      <style:table-properties style:width="17.678cm" fo:margin-left="1.138cm" table:align="left" fo:background-color="#ffffff">
        <style:background-image/>
      </style:table-properties>
    </style:style>
    <style:style style:name="Table3.A" style:family="table-column">
      <style:table-column-properties style:column-width="1.154cm"/>
    </style:style>
    <style:style style:name="Table3.B" style:family="table-column">
      <style:table-column-properties style:column-width="2.279cm"/>
    </style:style>
    <style:style style:name="Table3.C" style:family="table-column">
      <style:table-column-properties style:column-width="8.696cm"/>
    </style:style>
    <style:style style:name="Table3.D" style:family="table-column">
      <style:table-column-properties style:column-width="5.549cm"/>
    </style:style>
    <style:style style:name="Table3.A1" style:family="table-cell">
      <style:table-cell-properties style:vertical-align="middle" fo:background-color="#f1f1f1" fo:padding="0.079cm" fo:border="0.05pt solid #a1a1a1">
        <style:background-image/>
      </style:table-cell-properties>
    </style:style>
    <style:style style:name="Table3.A2" style:family="table-cell">
      <style:table-cell-properties style:vertical-align="middle" fo:padding="0.079cm" fo:border="0.05pt solid #a1a1a1"/>
    </style:style>
    <style:style style:name="Table3.B2" style:family="table-cell">
      <style:table-cell-properties style:vertical-align="middle" fo:padding="0.079cm" fo:border="0.05pt solid #a1a1a1"/>
    </style:style>
    <style:style style:name="Table3.C2" style:family="table-cell">
      <style:table-cell-properties style:vertical-align="middle" fo:padding="0.079cm" fo:border="0.05pt solid #a1a1a1"/>
    </style:style>
    <style:style style:name="Table3.D2" style:family="table-cell">
      <style:table-cell-properties style:vertical-align="middle" fo:padding="0.079cm" fo:border="0.05pt solid #a1a1a1"/>
    </style:style>
    <style:style style:name="Table3.A3" style:family="table-cell">
      <style:table-cell-properties style:vertical-align="middle" fo:padding="0.079cm" fo:border="0.05pt solid #a1a1a1"/>
    </style:style>
    <style:style style:name="Table3.B3" style:family="table-cell">
      <style:table-cell-properties style:vertical-align="middle" fo:padding="0.079cm" fo:border="0.05pt solid #a1a1a1"/>
    </style:style>
    <style:style style:name="Table3.C3" style:family="table-cell">
      <style:table-cell-properties style:vertical-align="middle" fo:padding="0.079cm" fo:border="0.05pt solid #a1a1a1"/>
    </style:style>
    <style:style style:name="Table3.D3" style:family="table-cell">
      <style:table-cell-properties style:vertical-align="middle" fo:padding="0.079cm" fo:border="0.05pt solid #a1a1a1"/>
    </style:style>
    <style:style style:name="Table3.A4" style:family="table-cell">
      <style:table-cell-properties style:vertical-align="middle" fo:padding="0.079cm" fo:border="0.05pt solid #a1a1a1"/>
    </style:style>
    <style:style style:name="Table3.B4" style:family="table-cell">
      <style:table-cell-properties style:vertical-align="middle" fo:padding="0.079cm" fo:border="0.05pt solid #a1a1a1"/>
    </style:style>
    <style:style style:name="Table3.C4" style:family="table-cell">
      <style:table-cell-properties style:vertical-align="middle" fo:padding="0.079cm" fo:border="0.05pt solid #a1a1a1"/>
    </style:style>
    <style:style style:name="Table3.D4" style:family="table-cell">
      <style:table-cell-properties style:vertical-align="middle" fo:padding="0.079cm" fo:border="0.05pt solid #a1a1a1"/>
    </style:style>
    <style:style style:name="Table3.A5" style:family="table-cell">
      <style:table-cell-properties style:vertical-align="middle" fo:padding="0.079cm" fo:border="0.05pt solid #a1a1a1"/>
    </style:style>
    <style:style style:name="Table3.B5" style:family="table-cell">
      <style:table-cell-properties style:vertical-align="middle" fo:padding="0.079cm" fo:border="0.05pt solid #a1a1a1"/>
    </style:style>
    <style:style style:name="Table3.C5" style:family="table-cell">
      <style:table-cell-properties style:vertical-align="middle" fo:padding="0.079cm" fo:border="0.05pt solid #a1a1a1"/>
    </style:style>
    <style:style style:name="Table3.D5" style:family="table-cell">
      <style:table-cell-properties style:vertical-align="middle" fo:padding="0.079cm" fo:border="0.05pt solid #a1a1a1"/>
    </style:style>
    <style:style style:name="Table3.A6" style:family="table-cell">
      <style:table-cell-properties style:vertical-align="middle" fo:padding="0.079cm" fo:border="0.05pt solid #a1a1a1"/>
    </style:style>
    <style:style style:name="Table3.B6" style:family="table-cell">
      <style:table-cell-properties style:vertical-align="middle" fo:padding="0.079cm" fo:border="0.05pt solid #a1a1a1"/>
    </style:style>
    <style:style style:name="Table3.C6" style:family="table-cell">
      <style:table-cell-properties style:vertical-align="middle" fo:padding="0.079cm" fo:border="0.05pt solid #a1a1a1"/>
    </style:style>
    <style:style style:name="Table3.D6" style:family="table-cell">
      <style:table-cell-properties style:vertical-align="middle" fo:padding="0.079cm" fo:border="0.05pt solid #a1a1a1"/>
    </style:style>
    <style:style style:name="Table3.A7" style:family="table-cell">
      <style:table-cell-properties style:vertical-align="middle" fo:padding="0.079cm" fo:border="0.05pt solid #a1a1a1"/>
    </style:style>
    <style:style style:name="Table3.B7" style:family="table-cell">
      <style:table-cell-properties style:vertical-align="middle" fo:padding="0.079cm" fo:border="0.05pt solid #a1a1a1"/>
    </style:style>
    <style:style style:name="Table3.C7" style:family="table-cell">
      <style:table-cell-properties style:vertical-align="middle" fo:padding="0.079cm" fo:border="0.05pt solid #a1a1a1"/>
    </style:style>
    <style:style style:name="Table3.D7" style:family="table-cell">
      <style:table-cell-properties style:vertical-align="middle" fo:padding="0.079cm" fo:border="0.05pt solid #a1a1a1"/>
    </style:style>
    <style:style style:name="Table3.A8" style:family="table-cell">
      <style:table-cell-properties style:vertical-align="middle" fo:padding="0.079cm" fo:border="0.05pt solid #a1a1a1"/>
    </style:style>
    <style:style style:name="Table3.B8" style:family="table-cell">
      <style:table-cell-properties style:vertical-align="middle" fo:padding="0.079cm" fo:border="0.05pt solid #a1a1a1"/>
    </style:style>
    <style:style style:name="Table3.C8" style:family="table-cell">
      <style:table-cell-properties style:vertical-align="middle" fo:padding="0.079cm" fo:border="0.05pt solid #a1a1a1"/>
    </style:style>
    <style:style style:name="Table3.D8" style:family="table-cell">
      <style:table-cell-properties style:vertical-align="middle" fo:padding="0.079cm" fo:border="0.05pt solid #a1a1a1"/>
    </style:style>
    <style:style style:name="Table4" style:family="table">
      <style:table-properties style:width="17cm" table:align="left" fo:background-color="#ffffff">
        <style:background-image/>
      </style:table-properties>
    </style:style>
    <style:style style:name="Table4.A" style:family="table-column">
      <style:table-column-properties style:column-width="1.154cm"/>
    </style:style>
    <style:style style:name="Table4.B" style:family="table-column">
      <style:table-column-properties style:column-width="3.752cm"/>
    </style:style>
    <style:style style:name="Table4.C" style:family="table-column">
      <style:table-column-properties style:column-width="7.181cm"/>
    </style:style>
    <style:style style:name="Table4.D" style:family="table-column">
      <style:table-column-properties style:column-width="4.914cm"/>
    </style:style>
    <style:style style:name="Table4.A1" style:family="table-cell">
      <style:table-cell-properties style:vertical-align="middle" fo:background-color="#f1f1f1" fo:padding="0.079cm" fo:border="0.05pt solid #a1a1a1">
        <style:background-image/>
      </style:table-cell-properties>
    </style:style>
    <style:style style:name="Table4.A2" style:family="table-cell">
      <style:table-cell-properties style:vertical-align="middle" fo:padding="0.079cm" fo:border="0.05pt solid #a1a1a1"/>
    </style:style>
    <style:style style:name="Table4.B2" style:family="table-cell">
      <style:table-cell-properties style:vertical-align="middle" fo:padding="0.079cm" fo:border="0.05pt solid #a1a1a1"/>
    </style:style>
    <style:style style:name="Table4.C2" style:family="table-cell">
      <style:table-cell-properties style:vertical-align="middle" fo:padding="0.079cm" fo:border="0.05pt solid #a1a1a1"/>
    </style:style>
    <style:style style:name="Table4.D2" style:family="table-cell">
      <style:table-cell-properties style:vertical-align="middle" fo:padding="0.079cm" fo:border="0.05pt solid #a1a1a1"/>
    </style:style>
    <style:style style:name="Table4.A3" style:family="table-cell">
      <style:table-cell-properties style:vertical-align="middle" fo:padding="0.079cm" fo:border="0.05pt solid #a1a1a1"/>
    </style:style>
    <style:style style:name="Table4.B3" style:family="table-cell">
      <style:table-cell-properties style:vertical-align="middle" fo:padding="0.079cm" fo:border="0.05pt solid #a1a1a1"/>
    </style:style>
    <style:style style:name="Table4.C3" style:family="table-cell">
      <style:table-cell-properties style:vertical-align="middle" fo:padding="0.079cm" fo:border="0.05pt solid #a1a1a1"/>
    </style:style>
    <style:style style:name="Table4.D3" style:family="table-cell">
      <style:table-cell-properties style:vertical-align="middle" fo:padding="0.079cm" fo:border="0.05pt solid #a1a1a1"/>
    </style:style>
    <style:style style:name="Table4.A4" style:family="table-cell">
      <style:table-cell-properties style:vertical-align="middle" fo:padding="0.079cm" fo:border="0.05pt solid #a1a1a1"/>
    </style:style>
    <style:style style:name="Table4.B4" style:family="table-cell">
      <style:table-cell-properties style:vertical-align="middle" fo:padding="0.079cm" fo:border="0.05pt solid #a1a1a1"/>
    </style:style>
    <style:style style:name="Table4.C4" style:family="table-cell">
      <style:table-cell-properties style:vertical-align="middle" fo:padding="0.079cm" fo:border="0.05pt solid #a1a1a1"/>
    </style:style>
    <style:style style:name="Table4.D4" style:family="table-cell">
      <style:table-cell-properties style:vertical-align="middle" fo:padding="0.079cm" fo:border="0.05pt solid #a1a1a1"/>
    </style:style>
    <style:style style:name="Table4.A5" style:family="table-cell">
      <style:table-cell-properties style:vertical-align="middle" fo:padding="0.079cm" fo:border="0.05pt solid #a1a1a1"/>
    </style:style>
    <style:style style:name="Table4.B5" style:family="table-cell">
      <style:table-cell-properties style:vertical-align="middle" fo:padding="0.079cm" fo:border="0.05pt solid #a1a1a1"/>
    </style:style>
    <style:style style:name="Table4.C5" style:family="table-cell">
      <style:table-cell-properties style:vertical-align="middle" fo:padding="0.079cm" fo:border="0.05pt solid #a1a1a1"/>
    </style:style>
    <style:style style:name="Table4.D5" style:family="table-cell">
      <style:table-cell-properties style:vertical-align="middle" fo:padding="0.079cm" fo:border="0.05pt solid #a1a1a1"/>
    </style:style>
    <style:style style:name="Table4.A6" style:family="table-cell">
      <style:table-cell-properties style:vertical-align="middle" fo:padding="0.079cm" fo:border="0.05pt solid #a1a1a1"/>
    </style:style>
    <style:style style:name="Table4.B6" style:family="table-cell">
      <style:table-cell-properties style:vertical-align="middle" fo:padding="0.079cm" fo:border="0.05pt solid #a1a1a1"/>
    </style:style>
    <style:style style:name="Table4.C6" style:family="table-cell">
      <style:table-cell-properties style:vertical-align="middle" fo:padding="0.079cm" fo:border="0.05pt solid #a1a1a1"/>
    </style:style>
    <style:style style:name="Table4.D6" style:family="table-cell">
      <style:table-cell-properties style:vertical-align="middle" fo:padding="0.079cm" fo:border="0.05pt solid #a1a1a1"/>
    </style:style>
    <style:style style:name="Table4.A7" style:family="table-cell">
      <style:table-cell-properties style:vertical-align="middle" fo:padding="0.079cm" fo:border="0.05pt solid #a1a1a1"/>
    </style:style>
    <style:style style:name="Table4.B7" style:family="table-cell">
      <style:table-cell-properties style:vertical-align="middle" fo:padding="0.079cm" fo:border="0.05pt solid #a1a1a1"/>
    </style:style>
    <style:style style:name="Table4.C7" style:family="table-cell">
      <style:table-cell-properties style:vertical-align="middle" fo:padding="0.079cm" fo:border="0.05pt solid #a1a1a1"/>
    </style:style>
    <style:style style:name="Table4.D7" style:family="table-cell">
      <style:table-cell-properties style:vertical-align="middle" fo:padding="0.079cm" fo:border="0.05pt solid #a1a1a1"/>
    </style:style>
    <style:style style:name="Table4.A8" style:family="table-cell">
      <style:table-cell-properties style:vertical-align="middle" fo:padding="0.079cm" fo:border="0.05pt solid #a1a1a1"/>
    </style:style>
    <style:style style:name="Table4.B8" style:family="table-cell">
      <style:table-cell-properties style:vertical-align="middle" fo:padding="0.079cm" fo:border="0.05pt solid #a1a1a1"/>
    </style:style>
    <style:style style:name="Table4.C8" style:family="table-cell">
      <style:table-cell-properties style:vertical-align="middle" fo:padding="0.079cm" fo:border="0.05pt solid #a1a1a1"/>
    </style:style>
    <style:style style:name="Table4.D8" style:family="table-cell">
      <style:table-cell-properties style:vertical-align="middle" fo:padding="0.079cm" fo:border="0.05pt solid #a1a1a1"/>
    </style:style>
    <style:style style:name="Table4.A9" style:family="table-cell">
      <style:table-cell-properties style:vertical-align="middle" fo:padding="0.079cm" fo:border="0.05pt solid #a1a1a1"/>
    </style:style>
    <style:style style:name="Table4.B9" style:family="table-cell">
      <style:table-cell-properties style:vertical-align="middle" fo:padding="0.079cm" fo:border="0.05pt solid #a1a1a1"/>
    </style:style>
    <style:style style:name="Table4.C9" style:family="table-cell">
      <style:table-cell-properties style:vertical-align="middle" fo:padding="0.079cm" fo:border="0.05pt solid #a1a1a1"/>
    </style:style>
    <style:style style:name="Table4.D9" style:family="table-cell">
      <style:table-cell-properties style:vertical-align="middle" fo:padding="0.079cm" fo:border="0.05pt solid #a1a1a1"/>
    </style:style>
    <style:style style:name="Table4.A10" style:family="table-cell">
      <style:table-cell-properties style:vertical-align="middle" fo:padding="0.079cm" fo:border="0.05pt solid #a1a1a1"/>
    </style:style>
    <style:style style:name="Table4.B10" style:family="table-cell">
      <style:table-cell-properties style:vertical-align="middle" fo:padding="0.079cm" fo:border="0.05pt solid #a1a1a1"/>
    </style:style>
    <style:style style:name="Table4.C10" style:family="table-cell">
      <style:table-cell-properties style:vertical-align="middle" fo:padding="0.079cm" fo:border="0.05pt solid #a1a1a1"/>
    </style:style>
    <style:style style:name="Table4.D10" style:family="table-cell">
      <style:table-cell-properties style:vertical-align="middle" fo:padding="0.079cm" fo:border="0.05pt solid #a1a1a1"/>
    </style:style>
    <style:style style:name="Table4.A11" style:family="table-cell">
      <style:table-cell-properties style:vertical-align="middle" fo:padding="0.079cm" fo:border="0.05pt solid #a1a1a1"/>
    </style:style>
    <style:style style:name="Table4.B11" style:family="table-cell">
      <style:table-cell-properties style:vertical-align="middle" fo:padding="0.079cm" fo:border="0.05pt solid #a1a1a1"/>
    </style:style>
    <style:style style:name="Table4.C11" style:family="table-cell">
      <style:table-cell-properties style:vertical-align="middle" fo:padding="0.079cm" fo:border="0.05pt solid #a1a1a1"/>
    </style:style>
    <style:style style:name="Table4.D11" style:family="table-cell">
      <style:table-cell-properties style:vertical-align="middle" fo:padding="0.079cm" fo:border="0.05pt solid #a1a1a1"/>
    </style:style>
    <style:style style:name="Table4.A12" style:family="table-cell">
      <style:table-cell-properties style:vertical-align="middle" fo:padding="0.079cm" fo:border="0.05pt solid #a1a1a1"/>
    </style:style>
    <style:style style:name="Table4.B12" style:family="table-cell">
      <style:table-cell-properties style:vertical-align="middle" fo:padding="0.079cm" fo:border="0.05pt solid #a1a1a1"/>
    </style:style>
    <style:style style:name="Table4.C12" style:family="table-cell">
      <style:table-cell-properties style:vertical-align="middle" fo:padding="0.079cm" fo:border="0.05pt solid #a1a1a1"/>
    </style:style>
    <style:style style:name="Table4.D12" style:family="table-cell">
      <style:table-cell-properties style:vertical-align="middle" fo:padding="0.079cm" fo:border="0.05pt solid #a1a1a1"/>
    </style:style>
    <style:style style:name="Table4.A13" style:family="table-cell">
      <style:table-cell-properties style:vertical-align="middle" fo:padding="0.079cm" fo:border="0.05pt solid #a1a1a1"/>
    </style:style>
    <style:style style:name="Table4.B13" style:family="table-cell">
      <style:table-cell-properties style:vertical-align="middle" fo:padding="0.079cm" fo:border="0.05pt solid #a1a1a1"/>
    </style:style>
    <style:style style:name="Table4.C13" style:family="table-cell">
      <style:table-cell-properties style:vertical-align="middle" fo:padding="0.079cm" fo:border="0.05pt solid #a1a1a1"/>
    </style:style>
    <style:style style:name="Table4.D13" style:family="table-cell">
      <style:table-cell-properties style:vertical-align="middle" fo:padding="0.079cm" fo:border="0.05pt solid #a1a1a1"/>
    </style:style>
    <style:style style:name="Table4.A14" style:family="table-cell">
      <style:table-cell-properties style:vertical-align="middle" fo:padding="0.079cm" fo:border="0.05pt solid #a1a1a1"/>
    </style:style>
    <style:style style:name="Table4.B14" style:family="table-cell">
      <style:table-cell-properties style:vertical-align="middle" fo:padding="0.079cm" fo:border="0.05pt solid #a1a1a1"/>
    </style:style>
    <style:style style:name="Table4.C14" style:family="table-cell">
      <style:table-cell-properties style:vertical-align="middle" fo:padding="0.079cm" fo:border="0.05pt solid #a1a1a1"/>
    </style:style>
    <style:style style:name="Table4.D14" style:family="table-cell">
      <style:table-cell-properties style:vertical-align="middle" fo:padding="0.079cm" fo:border="0.05pt solid #a1a1a1"/>
    </style:style>
    <style:style style:name="Table4.A15" style:family="table-cell">
      <style:table-cell-properties style:vertical-align="middle" fo:padding="0.079cm" fo:border="0.05pt solid #a1a1a1"/>
    </style:style>
    <style:style style:name="Table4.B15" style:family="table-cell">
      <style:table-cell-properties style:vertical-align="middle" fo:padding="0.079cm" fo:border="0.05pt solid #a1a1a1"/>
    </style:style>
    <style:style style:name="Table4.C15" style:family="table-cell">
      <style:table-cell-properties style:vertical-align="middle" fo:padding="0.079cm" fo:border="0.05pt solid #a1a1a1"/>
    </style:style>
    <style:style style:name="Table4.D15" style:family="table-cell">
      <style:table-cell-properties style:vertical-align="middle" fo:padding="0.079cm" fo:border="0.05pt solid #a1a1a1"/>
    </style:style>
    <style:style style:name="Table4.A16" style:family="table-cell">
      <style:table-cell-properties style:vertical-align="middle" fo:padding="0.079cm" fo:border="0.05pt solid #a1a1a1"/>
    </style:style>
    <style:style style:name="Table4.B16" style:family="table-cell">
      <style:table-cell-properties style:vertical-align="middle" fo:padding="0.079cm" fo:border="0.05pt solid #a1a1a1"/>
    </style:style>
    <style:style style:name="Table4.C16" style:family="table-cell">
      <style:table-cell-properties style:vertical-align="middle" fo:padding="0.079cm" fo:border="0.05pt solid #a1a1a1"/>
    </style:style>
    <style:style style:name="Table4.D16" style:family="table-cell">
      <style:table-cell-properties style:vertical-align="middle" fo:padding="0.079cm" fo:border="0.05pt solid #a1a1a1"/>
    </style:style>
    <style:style style:name="Table4.A17" style:family="table-cell">
      <style:table-cell-properties style:vertical-align="middle" fo:padding="0.079cm" fo:border="0.05pt solid #a1a1a1"/>
    </style:style>
    <style:style style:name="Table4.B17" style:family="table-cell">
      <style:table-cell-properties style:vertical-align="middle" fo:padding="0.079cm" fo:border="0.05pt solid #a1a1a1"/>
    </style:style>
    <style:style style:name="Table4.C17" style:family="table-cell">
      <style:table-cell-properties style:vertical-align="middle" fo:padding="0.079cm" fo:border="0.05pt solid #a1a1a1"/>
    </style:style>
    <style:style style:name="Table4.D17" style:family="table-cell">
      <style:table-cell-properties style:vertical-align="middle" fo:padding="0.079cm" fo:border="0.05pt solid #a1a1a1"/>
    </style:style>
    <style:style style:name="Table4.A18" style:family="table-cell">
      <style:table-cell-properties style:vertical-align="middle" fo:padding="0.079cm" fo:border="0.05pt solid #a1a1a1"/>
    </style:style>
    <style:style style:name="Table4.B18" style:family="table-cell">
      <style:table-cell-properties style:vertical-align="middle" fo:padding="0.079cm" fo:border="0.05pt solid #a1a1a1"/>
    </style:style>
    <style:style style:name="Table4.C18" style:family="table-cell">
      <style:table-cell-properties style:vertical-align="middle" fo:padding="0.079cm" fo:border="0.05pt solid #a1a1a1"/>
    </style:style>
    <style:style style:name="Table4.D18" style:family="table-cell">
      <style:table-cell-properties style:vertical-align="middle" fo:padding="0.079cm" fo:border="0.05pt solid #a1a1a1"/>
    </style:style>
    <style:style style:name="Table5" style:family="table">
      <style:table-properties style:width="17cm" table:align="left" fo:background-color="#ffffff">
        <style:background-image/>
      </style:table-properties>
    </style:style>
    <style:style style:name="Table5.A" style:family="table-column">
      <style:table-column-properties style:column-width="1.154cm"/>
    </style:style>
    <style:style style:name="Table5.B" style:family="table-column">
      <style:table-column-properties style:column-width="3.588cm"/>
    </style:style>
    <style:style style:name="Table5.C" style:family="table-column">
      <style:table-column-properties style:column-width="7.371cm"/>
    </style:style>
    <style:style style:name="Table5.D" style:family="table-column">
      <style:table-column-properties style:column-width="4.888cm"/>
    </style:style>
    <style:style style:name="Table5.A1" style:family="table-cell">
      <style:table-cell-properties style:vertical-align="middle" fo:background-color="#f1f1f1" fo:padding="0.079cm" fo:border="0.05pt solid #a1a1a1">
        <style:background-image/>
      </style:table-cell-properties>
    </style:style>
    <style:style style:name="Table5.A2" style:family="table-cell">
      <style:table-cell-properties style:vertical-align="middle" fo:padding="0.079cm" fo:border="0.05pt solid #a1a1a1"/>
    </style:style>
    <style:style style:name="Table5.B2" style:family="table-cell">
      <style:table-cell-properties style:vertical-align="middle" fo:padding="0.079cm" fo:border="0.05pt solid #a1a1a1"/>
    </style:style>
    <style:style style:name="Table5.C2" style:family="table-cell">
      <style:table-cell-properties style:vertical-align="middle" fo:padding="0.079cm" fo:border="0.05pt solid #a1a1a1"/>
    </style:style>
    <style:style style:name="Table5.D2" style:family="table-cell">
      <style:table-cell-properties style:vertical-align="middle" fo:padding="0.079cm" fo:border="0.05pt solid #a1a1a1"/>
    </style:style>
    <style:style style:name="Table5.A3" style:family="table-cell">
      <style:table-cell-properties style:vertical-align="middle" fo:padding="0.079cm" fo:border="0.05pt solid #a1a1a1"/>
    </style:style>
    <style:style style:name="Table5.B3" style:family="table-cell">
      <style:table-cell-properties style:vertical-align="middle" fo:padding="0.079cm" fo:border="0.05pt solid #a1a1a1"/>
    </style:style>
    <style:style style:name="Table5.C3" style:family="table-cell">
      <style:table-cell-properties style:vertical-align="middle" fo:padding="0.079cm" fo:border="0.05pt solid #a1a1a1"/>
    </style:style>
    <style:style style:name="Table5.D3" style:family="table-cell">
      <style:table-cell-properties style:vertical-align="middle" fo:padding="0.079cm" fo:border="0.05pt solid #a1a1a1"/>
    </style:style>
    <style:style style:name="Table5.A4" style:family="table-cell">
      <style:table-cell-properties style:vertical-align="middle" fo:padding="0.079cm" fo:border="0.05pt solid #a1a1a1"/>
    </style:style>
    <style:style style:name="Table5.B4" style:family="table-cell">
      <style:table-cell-properties style:vertical-align="middle" fo:padding="0.079cm" fo:border="0.05pt solid #a1a1a1"/>
    </style:style>
    <style:style style:name="Table5.C4" style:family="table-cell">
      <style:table-cell-properties style:vertical-align="middle" fo:padding="0.079cm" fo:border="0.05pt solid #a1a1a1"/>
    </style:style>
    <style:style style:name="Table5.D4" style:family="table-cell">
      <style:table-cell-properties style:vertical-align="middle" fo:padding="0.079cm" fo:border="0.05pt solid #a1a1a1"/>
    </style:style>
    <style:style style:name="Table5.A5" style:family="table-cell">
      <style:table-cell-properties style:vertical-align="middle" fo:padding="0.079cm" fo:border="0.05pt solid #a1a1a1"/>
    </style:style>
    <style:style style:name="Table5.B5" style:family="table-cell">
      <style:table-cell-properties style:vertical-align="middle" fo:padding="0.079cm" fo:border="0.05pt solid #a1a1a1"/>
    </style:style>
    <style:style style:name="Table5.C5" style:family="table-cell">
      <style:table-cell-properties style:vertical-align="middle" fo:padding="0.079cm" fo:border="0.05pt solid #a1a1a1"/>
    </style:style>
    <style:style style:name="Table5.D5" style:family="table-cell">
      <style:table-cell-properties style:vertical-align="middle" fo:padding="0.079cm" fo:border="0.05pt solid #a1a1a1"/>
    </style:style>
    <style:style style:name="Table5.A6" style:family="table-cell">
      <style:table-cell-properties style:vertical-align="middle" fo:padding="0.079cm" fo:border="0.05pt solid #a1a1a1"/>
    </style:style>
    <style:style style:name="Table5.B6" style:family="table-cell">
      <style:table-cell-properties style:vertical-align="middle" fo:padding="0.079cm" fo:border="0.05pt solid #a1a1a1"/>
    </style:style>
    <style:style style:name="Table5.C6" style:family="table-cell">
      <style:table-cell-properties style:vertical-align="middle" fo:padding="0.079cm" fo:border="0.05pt solid #a1a1a1"/>
    </style:style>
    <style:style style:name="Table5.D6" style:family="table-cell">
      <style:table-cell-properties style:vertical-align="middle" fo:padding="0.079cm" fo:border="0.05pt solid #a1a1a1"/>
    </style:style>
    <style:style style:name="Table5.A7" style:family="table-cell">
      <style:table-cell-properties style:vertical-align="middle" fo:padding="0.079cm" fo:border="0.05pt solid #a1a1a1"/>
    </style:style>
    <style:style style:name="Table5.B7" style:family="table-cell">
      <style:table-cell-properties style:vertical-align="middle" fo:padding="0.079cm" fo:border="0.05pt solid #a1a1a1"/>
    </style:style>
    <style:style style:name="Table5.C7" style:family="table-cell">
      <style:table-cell-properties style:vertical-align="middle" fo:padding="0.079cm" fo:border="0.05pt solid #a1a1a1"/>
    </style:style>
    <style:style style:name="Table5.D7" style:family="table-cell">
      <style:table-cell-properties style:vertical-align="middle" fo:padding="0.079cm" fo:border="0.05pt solid #a1a1a1"/>
    </style:style>
    <style:style style:name="Table5.A8" style:family="table-cell">
      <style:table-cell-properties style:vertical-align="middle" fo:padding="0.079cm" fo:border="0.05pt solid #a1a1a1"/>
    </style:style>
    <style:style style:name="Table5.B8" style:family="table-cell">
      <style:table-cell-properties style:vertical-align="middle" fo:padding="0.079cm" fo:border="0.05pt solid #a1a1a1"/>
    </style:style>
    <style:style style:name="Table5.C8" style:family="table-cell">
      <style:table-cell-properties style:vertical-align="middle" fo:padding="0.079cm" fo:border="0.05pt solid #a1a1a1"/>
    </style:style>
    <style:style style:name="Table5.D8" style:family="table-cell">
      <style:table-cell-properties style:vertical-align="middle" fo:padding="0.079cm" fo:border="0.05pt solid #a1a1a1"/>
    </style:style>
    <style:style style:name="Table5.A9" style:family="table-cell">
      <style:table-cell-properties style:vertical-align="middle" fo:padding="0.079cm" fo:border="0.05pt solid #a1a1a1"/>
    </style:style>
    <style:style style:name="Table5.B9" style:family="table-cell">
      <style:table-cell-properties style:vertical-align="middle" fo:padding="0.079cm" fo:border="0.05pt solid #a1a1a1"/>
    </style:style>
    <style:style style:name="Table5.C9" style:family="table-cell">
      <style:table-cell-properties style:vertical-align="middle" fo:padding="0.079cm" fo:border="0.05pt solid #a1a1a1"/>
    </style:style>
    <style:style style:name="Table5.D9" style:family="table-cell">
      <style:table-cell-properties style:vertical-align="middle" fo:padding="0.079cm" fo:border="0.05pt solid #a1a1a1"/>
    </style:style>
    <style:style style:name="Table5.A10" style:family="table-cell">
      <style:table-cell-properties style:vertical-align="middle" fo:padding="0.079cm" fo:border="0.05pt solid #a1a1a1"/>
    </style:style>
    <style:style style:name="Table5.B10" style:family="table-cell">
      <style:table-cell-properties style:vertical-align="middle" fo:padding="0.079cm" fo:border="0.05pt solid #a1a1a1"/>
    </style:style>
    <style:style style:name="Table5.C10" style:family="table-cell">
      <style:table-cell-properties style:vertical-align="middle" fo:padding="0.079cm" fo:border="0.05pt solid #a1a1a1"/>
    </style:style>
    <style:style style:name="Table5.D10" style:family="table-cell">
      <style:table-cell-properties style:vertical-align="middle" fo:padding="0.079cm" fo:border="0.05pt solid #a1a1a1"/>
    </style:style>
    <style:style style:name="Table5.A11" style:family="table-cell">
      <style:table-cell-properties style:vertical-align="middle" fo:padding="0.079cm" fo:border="0.05pt solid #a1a1a1"/>
    </style:style>
    <style:style style:name="Table5.B11" style:family="table-cell">
      <style:table-cell-properties style:vertical-align="middle" fo:padding="0.079cm" fo:border="0.05pt solid #a1a1a1"/>
    </style:style>
    <style:style style:name="Table5.C11" style:family="table-cell">
      <style:table-cell-properties style:vertical-align="middle" fo:padding="0.079cm" fo:border="0.05pt solid #a1a1a1"/>
    </style:style>
    <style:style style:name="Table5.D11" style:family="table-cell">
      <style:table-cell-properties style:vertical-align="middle" fo:padding="0.079cm" fo:border="0.05pt solid #a1a1a1"/>
    </style:style>
    <style:style style:name="Table5.A12" style:family="table-cell">
      <style:table-cell-properties style:vertical-align="middle" fo:padding="0.079cm" fo:border="0.05pt solid #a1a1a1"/>
    </style:style>
    <style:style style:name="Table5.B12" style:family="table-cell">
      <style:table-cell-properties style:vertical-align="middle" fo:padding="0.079cm" fo:border="0.05pt solid #a1a1a1"/>
    </style:style>
    <style:style style:name="Table5.C12" style:family="table-cell">
      <style:table-cell-properties style:vertical-align="middle" fo:padding="0.079cm" fo:border="0.05pt solid #a1a1a1"/>
    </style:style>
    <style:style style:name="Table5.D12" style:family="table-cell">
      <style:table-cell-properties style:vertical-align="middle" fo:padding="0.079cm" fo:border="0.05pt solid #a1a1a1"/>
    </style:style>
    <style:style style:name="Table5.A13" style:family="table-cell">
      <style:table-cell-properties style:vertical-align="middle" fo:padding="0.079cm" fo:border="0.05pt solid #a1a1a1"/>
    </style:style>
    <style:style style:name="Table5.B13" style:family="table-cell">
      <style:table-cell-properties style:vertical-align="middle" fo:padding="0.079cm" fo:border="0.05pt solid #a1a1a1"/>
    </style:style>
    <style:style style:name="Table5.C13" style:family="table-cell">
      <style:table-cell-properties style:vertical-align="middle" fo:padding="0.079cm" fo:border="0.05pt solid #a1a1a1"/>
    </style:style>
    <style:style style:name="Table5.D13" style:family="table-cell">
      <style:table-cell-properties style:vertical-align="middle" fo:padding="0.079cm" fo:border="0.05pt solid #a1a1a1"/>
    </style:style>
    <style:style style:name="Table5.A14" style:family="table-cell">
      <style:table-cell-properties style:vertical-align="middle" fo:padding="0.079cm" fo:border="0.05pt solid #a1a1a1"/>
    </style:style>
    <style:style style:name="Table5.B14" style:family="table-cell">
      <style:table-cell-properties style:vertical-align="middle" fo:padding="0.079cm" fo:border="0.05pt solid #a1a1a1"/>
    </style:style>
    <style:style style:name="Table5.C14" style:family="table-cell">
      <style:table-cell-properties style:vertical-align="middle" fo:padding="0.079cm" fo:border="0.05pt solid #a1a1a1"/>
    </style:style>
    <style:style style:name="Table5.D14" style:family="table-cell">
      <style:table-cell-properties style:vertical-align="middle" fo:padding="0.079cm" fo:border="0.05pt solid #a1a1a1"/>
    </style:style>
    <style:style style:name="Table5.A15" style:family="table-cell">
      <style:table-cell-properties style:vertical-align="middle" fo:padding="0.079cm" fo:border="0.05pt solid #a1a1a1"/>
    </style:style>
    <style:style style:name="Table5.B15" style:family="table-cell">
      <style:table-cell-properties style:vertical-align="middle" fo:padding="0.079cm" fo:border="0.05pt solid #a1a1a1"/>
    </style:style>
    <style:style style:name="Table5.C15" style:family="table-cell">
      <style:table-cell-properties style:vertical-align="middle" fo:padding="0.079cm" fo:border="0.05pt solid #a1a1a1"/>
    </style:style>
    <style:style style:name="Table5.D15" style:family="table-cell">
      <style:table-cell-properties style:vertical-align="middle" fo:padding="0.079cm" fo:border="0.05pt solid #a1a1a1"/>
    </style:style>
    <style:style style:name="Table5.A16" style:family="table-cell">
      <style:table-cell-properties style:vertical-align="middle" fo:padding="0.079cm" fo:border="0.05pt solid #a1a1a1"/>
    </style:style>
    <style:style style:name="Table5.B16" style:family="table-cell">
      <style:table-cell-properties style:vertical-align="middle" fo:padding="0.079cm" fo:border="0.05pt solid #a1a1a1"/>
    </style:style>
    <style:style style:name="Table5.C16" style:family="table-cell">
      <style:table-cell-properties style:vertical-align="middle" fo:padding="0.079cm" fo:border="0.05pt solid #a1a1a1"/>
    </style:style>
    <style:style style:name="Table5.D16" style:family="table-cell">
      <style:table-cell-properties style:vertical-align="middle" fo:padding="0.079cm" fo:border="0.05pt solid #a1a1a1"/>
    </style:style>
    <style:style style:name="Table5.A17" style:family="table-cell">
      <style:table-cell-properties style:vertical-align="middle" fo:padding="0.079cm" fo:border="0.05pt solid #a1a1a1"/>
    </style:style>
    <style:style style:name="Table5.B17" style:family="table-cell">
      <style:table-cell-properties style:vertical-align="middle" fo:padding="0.079cm" fo:border="0.05pt solid #a1a1a1"/>
    </style:style>
    <style:style style:name="Table5.C17" style:family="table-cell">
      <style:table-cell-properties style:vertical-align="middle" fo:padding="0.079cm" fo:border="0.05pt solid #a1a1a1"/>
    </style:style>
    <style:style style:name="Table5.D17" style:family="table-cell">
      <style:table-cell-properties style:vertical-align="middle" fo:padding="0.079cm" fo:border="0.05pt solid #a1a1a1"/>
    </style:style>
    <style:style style:name="Table5.A18" style:family="table-cell">
      <style:table-cell-properties style:vertical-align="middle" fo:padding="0.079cm" fo:border="0.05pt solid #a1a1a1"/>
    </style:style>
    <style:style style:name="Table5.B18" style:family="table-cell">
      <style:table-cell-properties style:vertical-align="middle" fo:padding="0.079cm" fo:border="0.05pt solid #a1a1a1"/>
    </style:style>
    <style:style style:name="Table5.C18" style:family="table-cell">
      <style:table-cell-properties style:vertical-align="middle" fo:padding="0.079cm" fo:border="0.05pt solid #a1a1a1"/>
    </style:style>
    <style:style style:name="Table5.D18" style:family="table-cell">
      <style:table-cell-properties style:vertical-align="middle" fo:padding="0.079cm" fo:border="0.05pt solid #a1a1a1"/>
    </style:style>
    <style:style style:name="P1" style:family="paragraph" style:parent-style-name="Header">
      <style:text-properties fo:color="#808080" officeooo:rsid="000e65e7" officeooo:paragraph-rsid="000e65e7"/>
    </style:style>
    <style:style style:name="P2" style:family="paragraph" style:parent-style-name="Standard">
      <style:text-properties officeooo:paragraph-rsid="000e65e7"/>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e65e7" style:font-weight-asian="bold" style:font-weight-complex="bold"/>
    </style:style>
    <style:style style:name="P5" style:family="paragraph" style:parent-style-name="Standard">
      <style:text-properties fo:font-weight="bold" officeooo:rsid="0010de18" officeooo:paragraph-rsid="0010de18" style:font-weight-asian="bold" style:font-weight-complex="bold"/>
    </style:style>
    <style:style style:name="P6" style:family="paragraph" style:parent-style-name="Standard">
      <style:text-properties fo:font-weight="bold" officeooo:rsid="00135408" officeooo:paragraph-rsid="00135408" style:font-weight-asian="bold" style:font-weight-complex="bold"/>
    </style:style>
    <style:style style:name="P7" style:family="paragraph" style:parent-style-name="Standard">
      <style:text-properties fo:font-weight="bold" officeooo:rsid="0028567a" officeooo:paragraph-rsid="0028567a" style:font-weight-asian="bold" style:font-weight-complex="bold"/>
    </style:style>
    <style:style style:name="P8" style:family="paragraph" style:parent-style-name="Standard">
      <style:text-properties fo:font-weight="bold" officeooo:paragraph-rsid="002a0155" style:font-weight-asian="bold" style:font-weight-complex="bold"/>
    </style:style>
    <style:style style:name="P9" style:family="paragraph" style:parent-style-name="Standard">
      <style:text-properties fo:font-weight="bold" officeooo:paragraph-rsid="002de5e4" style:font-weight-asian="bold" style:font-weight-complex="bold"/>
    </style:style>
    <style:style style:name="P10" style:family="paragraph" style:parent-style-name="Standard">
      <style:text-properties fo:font-weight="bold" officeooo:paragraph-rsid="002fcd4f" style:font-weight-asian="bold" style:font-weight-complex="bold"/>
    </style:style>
    <style:style style:name="P11" style:family="paragraph" style:parent-style-name="Standard">
      <style:text-properties fo:font-weight="bold" officeooo:rsid="00305125" officeooo:paragraph-rsid="003201ab" style:font-weight-asian="bold" style:font-weight-complex="bold"/>
    </style:style>
    <style:style style:name="P12" style:family="paragraph" style:parent-style-name="Standard">
      <style:text-properties fo:font-weight="bold" officeooo:rsid="00322050" officeooo:paragraph-rsid="00322050" style:font-weight-asian="bold" style:font-weight-complex="bold"/>
    </style:style>
    <style:style style:name="P13" style:family="paragraph" style:parent-style-name="Standard">
      <style:text-properties fo:font-weight="bold" officeooo:paragraph-rsid="00345f14" style:font-weight-asian="bold" style:font-weight-complex="bold"/>
    </style:style>
    <style:style style:name="P14" style:family="paragraph" style:parent-style-name="Standard">
      <style:text-properties fo:font-weight="bold" officeooo:paragraph-rsid="0035a296" style:font-weight-asian="bold" style:font-weight-complex="bold"/>
    </style:style>
    <style:style style:name="P15" style:family="paragraph" style:parent-style-name="Standard">
      <style:text-properties fo:font-weight="bold" officeooo:paragraph-rsid="0035e3bd" style:font-weight-asian="bold" style:font-weight-complex="bold"/>
    </style:style>
    <style:style style:name="P16" style:family="paragraph" style:parent-style-name="Standard">
      <style:text-properties fo:font-weight="bold" officeooo:paragraph-rsid="0037e0c3" style:font-weight-asian="bold" style:font-weight-complex="bold"/>
    </style:style>
    <style:style style:name="P17" style:family="paragraph" style:parent-style-name="Standard">
      <style:text-properties fo:font-weight="bold" officeooo:rsid="000e65e7" officeooo:paragraph-rsid="000e65e7" style:font-weight-asian="bold" style:font-weight-complex="bold"/>
    </style:style>
    <style:style style:name="P18" style:family="paragraph" style:parent-style-name="Standard">
      <style:text-properties fo:font-weight="bold" officeooo:rsid="004a1604" officeooo:paragraph-rsid="004a1604" style:font-weight-asian="bold" style:font-weight-complex="bold"/>
    </style:style>
    <style:style style:name="P19" style:family="paragraph" style:parent-style-name="Standard">
      <style:text-properties fo:font-weight="bold" officeooo:rsid="004a1604" officeooo:paragraph-rsid="005b755a" style:font-weight-asian="bold" style:font-weight-complex="bold"/>
    </style:style>
    <style:style style:name="P20" style:family="paragraph" style:parent-style-name="Standard">
      <style:text-properties fo:font-weight="bold" officeooo:rsid="004ff2d6" officeooo:paragraph-rsid="004ff2d6" style:font-weight-asian="bold" style:font-weight-complex="bold"/>
    </style:style>
    <style:style style:name="P21" style:family="paragraph" style:parent-style-name="Standard">
      <style:text-properties fo:font-weight="bold" officeooo:rsid="00514bd6" officeooo:paragraph-rsid="00514bd6" style:font-weight-asian="bold" style:font-weight-complex="bold"/>
    </style:style>
    <style:style style:name="P22" style:family="paragraph" style:parent-style-name="Standard">
      <style:text-properties fo:font-weight="bold" officeooo:rsid="00523594" officeooo:paragraph-rsid="00523594" style:font-weight-asian="bold" style:font-weight-complex="bold"/>
    </style:style>
    <style:style style:name="P23" style:family="paragraph" style:parent-style-name="Standard">
      <style:text-properties fo:font-weight="bold" officeooo:rsid="00523594" officeooo:paragraph-rsid="0052e8d2" style:font-weight-asian="bold" style:font-weight-complex="bold"/>
    </style:style>
    <style:style style:name="P24" style:family="paragraph" style:parent-style-name="Standard">
      <style:text-properties fo:font-weight="bold" officeooo:rsid="00561eef" officeooo:paragraph-rsid="00561eef" style:font-weight-asian="bold" style:font-weight-complex="bold"/>
    </style:style>
    <style:style style:name="P25" style:family="paragraph" style:parent-style-name="Standard">
      <style:text-properties fo:font-weight="bold" officeooo:rsid="005a3922" officeooo:paragraph-rsid="005a3922" style:font-weight-asian="bold" style:font-weight-complex="bold"/>
    </style:style>
    <style:style style:name="P26" style:family="paragraph" style:parent-style-name="Standard">
      <style:text-properties fo:font-weight="bold" officeooo:rsid="005b755a" officeooo:paragraph-rsid="005b755a" style:font-weight-asian="bold" style:font-weight-complex="bold"/>
    </style:style>
    <style:style style:name="P27" style:family="paragraph" style:parent-style-name="Standard">
      <style:text-properties fo:font-weight="bold" officeooo:rsid="005bdf96" officeooo:paragraph-rsid="005bdf96" style:font-weight-asian="bold" style:font-weight-complex="bold"/>
    </style:style>
    <style:style style:name="P28" style:family="paragraph" style:parent-style-name="Standard">
      <style:text-properties fo:font-weight="bold" officeooo:rsid="0060aef3" officeooo:paragraph-rsid="0060aef3" style:font-weight-asian="bold" style:font-weight-complex="bold"/>
    </style:style>
    <style:style style:name="P29" style:family="paragraph" style:parent-style-name="Standard">
      <style:text-properties fo:font-style="italic" officeooo:paragraph-rsid="000e65e7" style:font-style-asian="italic" style:font-style-complex="italic"/>
    </style:style>
    <style:style style:name="P30" style:family="paragraph" style:parent-style-name="Standard">
      <style:text-properties fo:font-style="italic" officeooo:rsid="002929cb" officeooo:paragraph-rsid="002929cb" style:font-style-asian="italic" style:font-style-complex="italic"/>
    </style:style>
    <style:style style:name="P31" style:family="paragraph" style:parent-style-name="Standard">
      <style:text-properties fo:font-style="italic" officeooo:rsid="002a0155" officeooo:paragraph-rsid="002a0155" style:font-style-asian="italic" style:font-style-complex="italic"/>
    </style:style>
    <style:style style:name="P32" style:family="paragraph" style:parent-style-name="Standard">
      <style:text-properties fo:font-style="italic" officeooo:rsid="002b5ed1" officeooo:paragraph-rsid="002b5ed1" style:font-style-asian="italic" style:font-style-complex="italic"/>
    </style:style>
    <style:style style:name="P33" style:family="paragraph" style:parent-style-name="Standard">
      <style:text-properties fo:font-style="italic" officeooo:rsid="002bd0a0" officeooo:paragraph-rsid="002bd0a0" style:font-style-asian="italic" style:font-style-complex="italic"/>
    </style:style>
    <style:style style:name="P34" style:family="paragraph" style:parent-style-name="Standard">
      <style:text-properties fo:font-style="italic" officeooo:rsid="002de5e4" officeooo:paragraph-rsid="002de5e4" style:font-style-asian="italic" style:font-style-complex="italic"/>
    </style:style>
    <style:style style:name="P35" style:family="paragraph" style:parent-style-name="Standard">
      <style:text-properties fo:font-style="italic" officeooo:rsid="00305125" officeooo:paragraph-rsid="00305125" style:font-style-asian="italic" style:font-style-complex="italic"/>
    </style:style>
    <style:style style:name="P36" style:family="paragraph" style:parent-style-name="Standard">
      <style:text-properties fo:font-style="italic" officeooo:rsid="00322050" officeooo:paragraph-rsid="00322050" style:font-style-asian="italic" style:font-style-complex="italic"/>
    </style:style>
    <style:style style:name="P37" style:family="paragraph" style:parent-style-name="Standard">
      <style:text-properties fo:font-style="italic" officeooo:rsid="00345f14" officeooo:paragraph-rsid="00345f14" style:font-style-asian="italic" style:font-style-complex="italic"/>
    </style:style>
    <style:style style:name="P38" style:family="paragraph" style:parent-style-name="Standard">
      <style:text-properties fo:font-style="italic" officeooo:rsid="0035a296" officeooo:paragraph-rsid="0035a296" style:font-style-asian="italic" style:font-style-complex="italic"/>
    </style:style>
    <style:style style:name="P39" style:family="paragraph" style:parent-style-name="Standard">
      <style:text-properties fo:font-style="italic" officeooo:rsid="0035e3bd" officeooo:paragraph-rsid="0035e3bd" style:font-style-asian="italic" style:font-style-complex="italic"/>
    </style:style>
    <style:style style:name="P40" style:family="paragraph" style:parent-style-name="Standard">
      <style:text-properties fo:font-style="italic" officeooo:rsid="00363b2f" officeooo:paragraph-rsid="00363b2f" style:font-style-asian="italic" style:font-style-complex="italic"/>
    </style:style>
    <style:style style:name="P41" style:family="paragraph" style:parent-style-name="Standard">
      <style:text-properties fo:font-style="italic" officeooo:rsid="0037e0c3" officeooo:paragraph-rsid="0037e0c3" style:font-style-asian="italic" style:font-style-complex="italic"/>
    </style:style>
    <style:style style:name="P42" style:family="paragraph" style:parent-style-name="Standard">
      <style:text-properties fo:font-style="italic" fo:font-weight="bold" officeooo:rsid="002de5e4" officeooo:paragraph-rsid="002de5e4" style:font-style-asian="italic" style:font-weight-asian="bold" style:font-style-complex="italic" style:font-weight-complex="bold"/>
    </style:style>
    <style:style style:name="P43" style:family="paragraph" style:parent-style-name="Standard">
      <style:text-properties fo:font-style="italic" fo:font-weight="bold" officeooo:rsid="00305125" officeooo:paragraph-rsid="00305125" style:font-style-asian="italic" style:font-weight-asian="bold" style:font-style-complex="italic" style:font-weight-complex="bold"/>
    </style:style>
    <style:style style:name="P44" style:family="paragraph" style:parent-style-name="Standard">
      <style:text-properties fo:font-style="italic" fo:font-weight="bold" officeooo:rsid="00322050" officeooo:paragraph-rsid="00322050" style:font-style-asian="italic" style:font-weight-asian="bold" style:font-style-complex="italic" style:font-weight-complex="bold"/>
    </style:style>
    <style:style style:name="P45" style:family="paragraph" style:parent-style-name="Standard">
      <style:text-properties fo:font-style="italic" fo:font-weight="bold" officeooo:rsid="004ff2d6" officeooo:paragraph-rsid="004ff2d6" style:font-style-asian="italic" style:font-weight-asian="bold" style:font-style-complex="italic" style:font-weight-complex="bold"/>
    </style:style>
    <style:style style:name="P46" style:family="paragraph" style:parent-style-name="Standard">
      <style:text-properties fo:font-style="italic" fo:font-weight="bold" officeooo:rsid="00514bd6" officeooo:paragraph-rsid="00514bd6" style:font-style-asian="italic" style:font-weight-asian="bold" style:font-style-complex="italic" style:font-weight-complex="bold"/>
    </style:style>
    <style:style style:name="P47" style:family="paragraph" style:parent-style-name="Standard">
      <style:text-properties fo:font-style="italic" fo:font-weight="bold" officeooo:rsid="0052e8d2" officeooo:paragraph-rsid="0052e8d2" style:font-style-asian="italic" style:font-weight-asian="bold" style:font-style-complex="italic" style:font-weight-complex="bold"/>
    </style:style>
    <style:style style:name="P48" style:family="paragraph" style:parent-style-name="Standard">
      <style:text-properties fo:font-style="italic" fo:font-weight="bold" officeooo:rsid="00542e18" officeooo:paragraph-rsid="00542e18" style:font-style-asian="italic" style:font-weight-asian="bold" style:font-style-complex="italic" style:font-weight-complex="bold"/>
    </style:style>
    <style:style style:name="P49" style:family="paragraph" style:parent-style-name="Standard">
      <style:text-properties fo:font-style="italic" fo:font-weight="normal" officeooo:rsid="00322050" officeooo:paragraph-rsid="00322050" style:font-style-asian="italic" style:font-weight-asian="normal" style:font-style-complex="italic" style:font-weight-complex="normal"/>
    </style:style>
    <style:style style:name="P50" style:family="paragraph" style:parent-style-name="Standard">
      <style:text-properties fo:font-style="italic" fo:font-weight="normal" officeooo:rsid="004c0a9a" officeooo:paragraph-rsid="004c0a9a" style:font-style-asian="italic" style:font-weight-asian="normal" style:font-style-complex="italic" style:font-weight-complex="normal"/>
    </style:style>
    <style:style style:name="P51" style:family="paragraph" style:parent-style-name="Standard">
      <style:text-properties fo:font-style="italic" fo:font-weight="normal" officeooo:rsid="00514bd6" officeooo:paragraph-rsid="00514bd6" style:font-style-asian="italic" style:font-weight-asian="normal" style:font-style-complex="italic" style:font-weight-complex="normal"/>
    </style:style>
    <style:style style:name="P52" style:family="paragraph" style:parent-style-name="Standard">
      <style:text-properties fo:font-style="italic" fo:font-weight="normal" officeooo:rsid="00523594" officeooo:paragraph-rsid="00523594" style:font-style-asian="italic" style:font-weight-asian="normal" style:font-style-complex="italic" style:font-weight-complex="normal"/>
    </style:style>
    <style:style style:name="P53" style:family="paragraph" style:parent-style-name="Standard">
      <style:text-properties fo:font-style="italic" fo:font-weight="normal" officeooo:rsid="0052e8d2" officeooo:paragraph-rsid="0052e8d2" style:font-style-asian="italic" style:font-weight-asian="normal" style:font-style-complex="italic" style:font-weight-complex="normal"/>
    </style:style>
    <style:style style:name="P54" style:family="paragraph" style:parent-style-name="Standard">
      <style:text-properties fo:font-style="italic" fo:font-weight="normal" officeooo:rsid="00542e18" officeooo:paragraph-rsid="00542e18" style:font-style-asian="italic" style:font-weight-asian="normal" style:font-style-complex="italic" style:font-weight-complex="normal"/>
    </style:style>
    <style:style style:name="P55" style:family="paragraph" style:parent-style-name="Standard">
      <style:text-properties fo:font-style="italic" style:text-underline-style="solid" style:text-underline-width="auto" style:text-underline-color="font-color" officeooo:rsid="003201ab" officeooo:paragraph-rsid="003201ab" style:font-style-asian="italic" style:font-style-complex="italic"/>
    </style:style>
    <style:style style:name="P56" style:family="paragraph" style:parent-style-name="Standard">
      <style:text-properties fo:font-style="italic" style:text-underline-style="solid" style:text-underline-width="auto" style:text-underline-color="font-color" officeooo:rsid="00345f14" officeooo:paragraph-rsid="00345f14" style:font-style-asian="italic" style:font-style-complex="italic"/>
    </style:style>
    <style:style style:name="P57" style:family="paragraph" style:parent-style-name="Standard">
      <style:text-properties fo:font-style="italic" style:text-underline-style="solid" style:text-underline-width="auto" style:text-underline-color="font-color" officeooo:rsid="0035a296" officeooo:paragraph-rsid="0035a296" style:font-style-asian="italic" style:font-style-complex="italic"/>
    </style:style>
    <style:style style:name="P58" style:family="paragraph" style:parent-style-name="Standard">
      <style:text-properties fo:font-style="italic" style:text-underline-style="solid" style:text-underline-width="auto" style:text-underline-color="font-color" fo:font-weight="normal" officeooo:rsid="004dfb7f" officeooo:paragraph-rsid="004dfb7f" style:font-style-asian="italic" style:font-weight-asian="normal" style:font-style-complex="italic" style:font-weight-complex="normal"/>
    </style:style>
    <style:style style:name="P59" style:family="paragraph" style:parent-style-name="Standard">
      <style:text-properties fo:font-style="italic" style:text-underline-style="solid" style:text-underline-width="auto" style:text-underline-color="font-color" fo:font-weight="normal" officeooo:rsid="0057624e" officeooo:paragraph-rsid="0057624e" style:font-style-asian="italic" style:font-weight-asian="normal" style:font-style-complex="italic" style:font-weight-complex="normal"/>
    </style:style>
    <style:style style:name="P60" style:family="paragraph" style:parent-style-name="Standard">
      <style:text-properties fo:font-style="italic" style:text-underline-style="solid" style:text-underline-width="auto" style:text-underline-color="font-color" fo:font-weight="normal" officeooo:rsid="005b755a" officeooo:paragraph-rsid="005b755a" style:font-style-asian="italic" style:font-weight-asian="normal" style:font-style-complex="italic" style:font-weight-complex="normal"/>
    </style:style>
    <style:style style:name="P61" style:family="paragraph" style:parent-style-name="Standard">
      <style:text-properties fo:font-style="italic" style:text-underline-style="solid" style:text-underline-width="auto" style:text-underline-color="font-color" fo:font-weight="normal" officeooo:rsid="0062729b" officeooo:paragraph-rsid="0062729b" style:font-style-asian="italic" style:font-weight-asian="normal" style:font-style-complex="italic" style:font-weight-complex="normal"/>
    </style:style>
    <style:style style:name="P62" style:family="paragraph" style:parent-style-name="Standard">
      <style:text-properties fo:font-style="italic" style:text-underline-style="solid" style:text-underline-width="auto" style:text-underline-color="font-color" fo:font-weight="normal" officeooo:rsid="004a1604" officeooo:paragraph-rsid="004a1604" style:font-style-asian="italic" style:font-weight-asian="normal" style:font-style-complex="italic" style:font-weight-complex="normal"/>
    </style:style>
    <style:style style:name="P63" style:family="paragraph" style:parent-style-name="Standard">
      <style:text-properties fo:font-style="italic" style:text-underline-style="solid" style:text-underline-width="auto" style:text-underline-color="font-color" fo:font-weight="bold" officeooo:rsid="005b755a" officeooo:paragraph-rsid="005b755a" style:font-style-asian="italic" style:font-weight-asian="bold" style:font-style-complex="italic" style:font-weight-complex="bold"/>
    </style:style>
    <style:style style:name="P64" style:family="paragraph" style:parent-style-name="Standard">
      <style:text-properties fo:font-weight="normal" officeooo:rsid="00135408" officeooo:paragraph-rsid="00135408" style:font-weight-asian="normal" style:font-weight-complex="normal"/>
    </style:style>
    <style:style style:name="P65" style:family="paragraph" style:parent-style-name="Standard">
      <style:text-properties fo:font-weight="normal" officeooo:rsid="004c0a9a" officeooo:paragraph-rsid="004c0a9a" style:font-weight-asian="normal" style:font-weight-complex="normal"/>
    </style:style>
    <style:style style:name="P66" style:family="paragraph" style:parent-style-name="Standard">
      <style:text-properties fo:font-weight="normal" officeooo:rsid="004dfb7f" officeooo:paragraph-rsid="004dfb7f" style:font-weight-asian="normal" style:font-weight-complex="normal"/>
    </style:style>
    <style:style style:name="P67" style:family="paragraph" style:parent-style-name="Standard">
      <style:text-properties fo:font-weight="normal" officeooo:rsid="004dfb7f" officeooo:paragraph-rsid="004ff2d6" style:font-weight-asian="normal" style:font-weight-complex="normal"/>
    </style:style>
    <style:style style:name="P68" style:family="paragraph" style:parent-style-name="Standard">
      <style:text-properties fo:font-weight="normal" officeooo:rsid="004ff2d6" officeooo:paragraph-rsid="004ff2d6" style:font-weight-asian="normal" style:font-weight-complex="normal"/>
    </style:style>
    <style:style style:name="P69" style:family="paragraph" style:parent-style-name="Standard">
      <style:text-properties fo:font-weight="normal" officeooo:rsid="00514bd6" officeooo:paragraph-rsid="00514bd6" style:font-weight-asian="normal" style:font-weight-complex="normal"/>
    </style:style>
    <style:style style:name="P70" style:family="paragraph" style:parent-style-name="Standard">
      <style:text-properties fo:font-weight="normal" officeooo:rsid="00523594" officeooo:paragraph-rsid="00523594" style:font-weight-asian="normal" style:font-weight-complex="normal"/>
    </style:style>
    <style:style style:name="P71" style:family="paragraph" style:parent-style-name="Standard">
      <style:text-properties fo:font-weight="normal" officeooo:rsid="00566d5e" officeooo:paragraph-rsid="00566d5e" style:font-weight-asian="normal" style:font-weight-complex="normal"/>
    </style:style>
    <style:style style:name="P72" style:family="paragraph" style:parent-style-name="Standard">
      <style:text-properties fo:font-weight="normal" officeooo:rsid="00593080" officeooo:paragraph-rsid="00593080" style:font-weight-asian="normal" style:font-weight-complex="normal"/>
    </style:style>
    <style:style style:name="P73" style:family="paragraph" style:parent-style-name="Standard">
      <style:text-properties fo:font-weight="normal" officeooo:rsid="005a3922" officeooo:paragraph-rsid="005a3922" style:font-weight-asian="normal" style:font-weight-complex="normal"/>
    </style:style>
    <style:style style:name="P74" style:family="paragraph" style:parent-style-name="Standard">
      <style:text-properties fo:font-weight="normal" officeooo:rsid="005a3922" officeooo:paragraph-rsid="004a1604" style:font-weight-asian="normal" style:font-weight-complex="normal"/>
    </style:style>
    <style:style style:name="P75" style:family="paragraph" style:parent-style-name="Standard">
      <style:text-properties fo:font-weight="normal" officeooo:rsid="005b18ea" officeooo:paragraph-rsid="005b18ea" style:font-weight-asian="normal" style:font-weight-complex="normal"/>
    </style:style>
    <style:style style:name="P76" style:family="paragraph" style:parent-style-name="Standard">
      <style:text-properties fo:font-weight="normal" officeooo:rsid="005b755a" officeooo:paragraph-rsid="005b755a" style:font-weight-asian="normal" style:font-weight-complex="normal"/>
    </style:style>
    <style:style style:name="P77" style:family="paragraph" style:parent-style-name="Standard">
      <style:text-properties fo:font-weight="normal" officeooo:rsid="005bdf96" officeooo:paragraph-rsid="005bdf96" style:font-weight-asian="normal" style:font-weight-complex="normal"/>
    </style:style>
    <style:style style:name="P78" style:family="paragraph" style:parent-style-name="Standard">
      <style:text-properties fo:font-weight="normal" officeooo:rsid="0060aef3" officeooo:paragraph-rsid="0060aef3" style:font-weight-asian="normal" style:font-weight-complex="normal"/>
    </style:style>
    <style:style style:name="P79" style:family="paragraph" style:parent-style-name="Standard">
      <style:text-properties fo:font-weight="normal" officeooo:rsid="0062729b" officeooo:paragraph-rsid="0062729b" style:font-weight-asian="normal" style:font-weight-complex="normal"/>
    </style:style>
    <style:style style:name="P80" style:family="paragraph" style:parent-style-name="Standard">
      <style:text-properties fo:font-weight="normal" officeooo:rsid="004a1604" officeooo:paragraph-rsid="004a1604" style:font-weight-asian="normal" style:font-weight-complex="normal"/>
    </style:style>
    <style:style style:name="P81" style:family="paragraph" style:parent-style-name="Standard">
      <style:text-properties fo:font-weight="normal" officeooo:rsid="00693bdd" officeooo:paragraph-rsid="00693bdd" style:font-weight-asian="normal" style:font-weight-complex="normal"/>
    </style:style>
    <style:style style:name="P82" style:family="paragraph" style:parent-style-name="Standard">
      <style:paragraph-properties fo:text-align="center" style:justify-single-word="false"/>
      <style:text-properties fo:font-size="15pt" fo:font-weight="bold" officeooo:paragraph-rsid="0028567a" style:font-size-asian="15pt" style:font-weight-asian="bold" style:font-size-complex="15pt" style:font-weight-complex="bold"/>
    </style:style>
    <style:style style:name="P83" style:family="paragraph" style:parent-style-name="Standard">
      <style:paragraph-properties fo:text-align="center" style:justify-single-word="false"/>
      <style:text-properties fo:font-size="15pt" fo:font-weight="bold" officeooo:rsid="0037ef6f" officeooo:paragraph-rsid="00430511" style:font-size-asian="15pt" style:font-weight-asian="bold" style:font-size-complex="15pt" style:font-weight-complex="bold"/>
    </style:style>
    <style:style style:name="P84" style:family="paragraph" style:parent-style-name="Standard">
      <style:text-properties officeooo:rsid="0028567a" officeooo:paragraph-rsid="0028567a"/>
    </style:style>
    <style:style style:name="P85" style:family="paragraph" style:parent-style-name="Standard">
      <style:text-properties officeooo:rsid="002929cb" officeooo:paragraph-rsid="002929cb"/>
    </style:style>
    <style:style style:name="P86" style:family="paragraph" style:parent-style-name="Standard">
      <style:text-properties officeooo:rsid="002a0155" officeooo:paragraph-rsid="002a0155"/>
    </style:style>
    <style:style style:name="P87" style:family="paragraph" style:parent-style-name="Standard">
      <style:text-properties officeooo:paragraph-rsid="002a0155"/>
    </style:style>
    <style:style style:name="P88" style:family="paragraph" style:parent-style-name="Standard">
      <style:text-properties officeooo:rsid="002b5ed1" officeooo:paragraph-rsid="002b5ed1"/>
    </style:style>
    <style:style style:name="P89" style:family="paragraph" style:parent-style-name="Standard">
      <style:text-properties officeooo:paragraph-rsid="002b5ed1"/>
    </style:style>
    <style:style style:name="P90" style:family="paragraph" style:parent-style-name="Standard">
      <style:text-properties officeooo:rsid="002bd0a0" officeooo:paragraph-rsid="002bd0a0"/>
    </style:style>
    <style:style style:name="P91" style:family="paragraph" style:parent-style-name="Standard">
      <style:text-properties officeooo:paragraph-rsid="002bd0a0"/>
    </style:style>
    <style:style style:name="P92" style:family="paragraph" style:parent-style-name="Standard">
      <style:text-properties officeooo:rsid="002ce6af" officeooo:paragraph-rsid="002ce6af"/>
    </style:style>
    <style:style style:name="P93" style:family="paragraph" style:parent-style-name="Standard">
      <style:text-properties officeooo:rsid="002de5e4" officeooo:paragraph-rsid="002de5e4"/>
    </style:style>
    <style:style style:name="P94" style:family="paragraph" style:parent-style-name="Standard">
      <style:text-properties officeooo:paragraph-rsid="002de5e4"/>
    </style:style>
    <style:style style:name="P95" style:family="paragraph" style:parent-style-name="Standard">
      <style:text-properties officeooo:paragraph-rsid="002fcd4f"/>
    </style:style>
    <style:style style:name="P96" style:family="paragraph" style:parent-style-name="Standard">
      <style:text-properties officeooo:rsid="002fcd4f" officeooo:paragraph-rsid="002fcd4f"/>
    </style:style>
    <style:style style:name="P97" style:family="paragraph" style:parent-style-name="Standard">
      <style:text-properties officeooo:rsid="00305125" officeooo:paragraph-rsid="00305125"/>
    </style:style>
    <style:style style:name="P98" style:family="paragraph" style:parent-style-name="Standard">
      <style:text-properties officeooo:rsid="00305125" officeooo:paragraph-rsid="003201ab"/>
    </style:style>
    <style:style style:name="P99" style:family="paragraph" style:parent-style-name="Standard">
      <style:text-properties officeooo:paragraph-rsid="003201ab"/>
    </style:style>
    <style:style style:name="P100" style:family="paragraph" style:parent-style-name="Standard">
      <style:text-properties officeooo:rsid="003201ab" officeooo:paragraph-rsid="003201ab"/>
    </style:style>
    <style:style style:name="P101" style:family="paragraph" style:parent-style-name="Standard">
      <style:text-properties officeooo:rsid="003201ab" officeooo:paragraph-rsid="003f6c23"/>
    </style:style>
    <style:style style:name="P102" style:family="paragraph" style:parent-style-name="Standard">
      <style:text-properties officeooo:rsid="00322050" officeooo:paragraph-rsid="00322050"/>
    </style:style>
    <style:style style:name="P103" style:family="paragraph" style:parent-style-name="Standard">
      <style:text-properties officeooo:rsid="00322050" officeooo:paragraph-rsid="003201ab"/>
    </style:style>
    <style:style style:name="P104" style:family="paragraph" style:parent-style-name="Standard">
      <style:text-properties officeooo:paragraph-rsid="00345f14"/>
    </style:style>
    <style:style style:name="P105" style:family="paragraph" style:parent-style-name="Standard">
      <style:text-properties officeooo:rsid="00345f14" officeooo:paragraph-rsid="00345f14"/>
    </style:style>
    <style:style style:name="P106" style:family="paragraph" style:parent-style-name="Standard">
      <style:text-properties officeooo:rsid="00355999" officeooo:paragraph-rsid="00355999"/>
    </style:style>
    <style:style style:name="P107" style:family="paragraph" style:parent-style-name="Standard">
      <style:text-properties officeooo:paragraph-rsid="0035a296"/>
    </style:style>
    <style:style style:name="P108" style:family="paragraph" style:parent-style-name="Standard">
      <style:text-properties officeooo:rsid="0035a296" officeooo:paragraph-rsid="0035a296"/>
    </style:style>
    <style:style style:name="P109" style:family="paragraph" style:parent-style-name="Standard">
      <style:text-properties officeooo:paragraph-rsid="0035e3bd"/>
    </style:style>
    <style:style style:name="P110" style:family="paragraph" style:parent-style-name="Standard">
      <style:text-properties officeooo:rsid="0035e3bd" officeooo:paragraph-rsid="0035e3bd"/>
    </style:style>
    <style:style style:name="P111" style:family="paragraph" style:parent-style-name="Standard">
      <style:text-properties officeooo:rsid="0035e3bd" officeooo:paragraph-rsid="00363b2f"/>
    </style:style>
    <style:style style:name="P112" style:family="paragraph" style:parent-style-name="Standard">
      <style:text-properties officeooo:rsid="00363b2f" officeooo:paragraph-rsid="00363b2f"/>
    </style:style>
    <style:style style:name="P113" style:family="paragraph" style:parent-style-name="Standard">
      <style:text-properties officeooo:paragraph-rsid="0037e0c3"/>
    </style:style>
    <style:style style:name="P114" style:family="paragraph" style:parent-style-name="Standard">
      <style:text-properties officeooo:rsid="0037e0c3" officeooo:paragraph-rsid="0037e0c3"/>
    </style:style>
    <style:style style:name="P115" style:family="paragraph" style:parent-style-name="Standard">
      <style:text-properties officeooo:rsid="0037ef6f" officeooo:paragraph-rsid="0037ef6f"/>
    </style:style>
    <style:style style:name="P116" style:family="paragraph" style:parent-style-name="Standard">
      <style:text-properties officeooo:rsid="003ca6f1" officeooo:paragraph-rsid="003ca6f1"/>
    </style:style>
    <style:style style:name="P117" style:family="paragraph" style:parent-style-name="Standard">
      <style:text-properties style:font-name="Liberation Mono" fo:font-size="10.5pt" officeooo:paragraph-rsid="000e65e7" style:font-size-asian="10.5pt" style:font-size-complex="10.5pt"/>
    </style:style>
    <style:style style:name="P118" style:family="paragraph" style:parent-style-name="Standard">
      <style:text-properties style:font-name="Liberation Mono" fo:font-size="10.5pt" officeooo:rsid="002de5e4" officeooo:paragraph-rsid="002de5e4" style:font-size-asian="10.5pt" style:font-size-complex="10.5pt"/>
    </style:style>
    <style:style style:name="P119" style:family="paragraph" style:parent-style-name="Standard">
      <style:text-properties style:font-name="Liberation Mono" fo:font-size="10.5pt" officeooo:paragraph-rsid="002de5e4" style:font-size-asian="10.5pt" style:font-size-complex="10.5pt"/>
    </style:style>
    <style:style style:name="P120" style:family="paragraph" style:parent-style-name="Standard">
      <style:text-properties style:font-name="Liberation Mono" fo:font-size="10.5pt" officeooo:rsid="003201ab" officeooo:paragraph-rsid="003201ab" style:font-size-asian="10.5pt" style:font-size-complex="10.5pt"/>
    </style:style>
    <style:style style:name="P121" style:family="paragraph" style:parent-style-name="Standard">
      <style:text-properties style:font-name="Liberation Mono" fo:font-size="10.5pt" officeooo:rsid="00345f14" officeooo:paragraph-rsid="00345f14" style:font-size-asian="10.5pt" style:font-size-complex="10.5pt"/>
    </style:style>
    <style:style style:name="P122" style:family="paragraph" style:parent-style-name="Standard">
      <style:text-properties style:font-name="Liberation Mono" fo:font-size="10.5pt" officeooo:rsid="00355999" officeooo:paragraph-rsid="00355999" style:font-size-asian="10.5pt" style:font-size-complex="10.5pt"/>
    </style:style>
    <style:style style:name="P123" style:family="paragraph" style:parent-style-name="Standard">
      <style:text-properties style:font-name="Liberation Mono" fo:font-size="10.5pt" officeooo:rsid="0035a296" officeooo:paragraph-rsid="0035a296" style:font-size-asian="10.5pt" style:font-size-complex="10.5pt"/>
    </style:style>
    <style:style style:name="P124" style:family="paragraph" style:parent-style-name="Standard">
      <style:text-properties style:font-name="Liberation Mono" fo:font-size="10.5pt" officeooo:rsid="0035e3bd" officeooo:paragraph-rsid="0035e3bd" style:font-size-asian="10.5pt" style:font-size-complex="10.5pt"/>
    </style:style>
    <style:style style:name="P125" style:family="paragraph" style:parent-style-name="Standard">
      <style:text-properties style:font-name="Liberation Mono" fo:font-size="10.5pt" fo:font-weight="bold" officeooo:rsid="002a0155" officeooo:paragraph-rsid="002a0155" style:font-size-asian="10.5pt" style:font-weight-asian="bold" style:font-size-complex="10.5pt" style:font-weight-complex="bold"/>
    </style:style>
    <style:style style:name="P126" style:family="paragraph" style:parent-style-name="Standard">
      <style:text-properties style:font-name="Liberation Mono" fo:font-size="10.5pt" fo:font-weight="bold" officeooo:paragraph-rsid="000e65e7" style:font-size-asian="10.5pt" style:font-weight-asian="bold" style:font-size-complex="10.5pt" style:font-weight-complex="bold"/>
    </style:style>
    <style:style style:name="P127" style:family="paragraph" style:parent-style-name="Standard">
      <style:text-properties style:font-name="Liberation Mono" fo:font-size="10.5pt" fo:font-weight="bold" officeooo:rsid="00322050" officeooo:paragraph-rsid="00322050" style:font-size-asian="10.5pt" style:font-weight-asian="bold" style:font-size-complex="10.5pt" style:font-weight-complex="bold"/>
    </style:style>
    <style:style style:name="P128" style:family="paragraph" style:parent-style-name="Standard">
      <style:text-properties style:font-name="Liberation Mono" fo:font-size="10.5pt" fo:font-weight="bold" officeooo:rsid="00345f14" officeooo:paragraph-rsid="00345f14" style:font-size-asian="10.5pt" style:font-weight-asian="bold" style:font-size-complex="10.5pt" style:font-weight-complex="bold"/>
    </style:style>
    <style:style style:name="P129" style:family="paragraph" style:parent-style-name="Standard">
      <style:text-properties style:font-name="Liberation Mono" fo:font-size="10.5pt" fo:font-weight="bold" officeooo:rsid="00355999" officeooo:paragraph-rsid="00355999" style:font-size-asian="10.5pt" style:font-weight-asian="bold" style:font-size-complex="10.5pt" style:font-weight-complex="bold"/>
    </style:style>
    <style:style style:name="P130" style:family="paragraph" style:parent-style-name="Standard">
      <style:text-properties style:font-name="Liberation Mono" fo:font-size="10.5pt" fo:font-weight="bold" officeooo:rsid="0035a296" officeooo:paragraph-rsid="0035a296" style:font-size-asian="10.5pt" style:font-weight-asian="bold" style:font-size-complex="10.5pt" style:font-weight-complex="bold"/>
    </style:style>
    <style:style style:name="P131" style:family="paragraph" style:parent-style-name="Standard">
      <style:text-properties style:font-name="Liberation Mono" fo:font-size="10.5pt" fo:font-style="italic" officeooo:rsid="002de5e4" officeooo:paragraph-rsid="002de5e4" style:font-size-asian="10.5pt" style:font-style-asian="italic" style:font-size-complex="10.5pt" style:font-style-complex="italic"/>
    </style:style>
    <style:style style:name="P132" style:family="paragraph" style:parent-style-name="Standard">
      <style:text-properties style:font-name="Liberation Mono" fo:font-size="10.5pt" fo:font-style="italic" officeooo:rsid="00305125" officeooo:paragraph-rsid="00305125" style:font-size-asian="10.5pt" style:font-style-asian="italic" style:font-size-complex="10.5pt" style:font-style-complex="italic"/>
    </style:style>
    <style:style style:name="P133" style:family="paragraph" style:parent-style-name="Standard">
      <style:text-properties style:font-name="Liberation Mono" fo:font-size="10.5pt" fo:font-style="italic" officeooo:paragraph-rsid="000e65e7" style:font-size-asian="10.5pt" style:font-style-asian="italic" style:font-size-complex="10.5pt" style:font-style-complex="italic"/>
    </style:style>
    <style:style style:name="P134" style:family="paragraph" style:parent-style-name="Standard">
      <style:text-properties style:font-name="Liberation Mono" fo:font-size="10.5pt" fo:font-style="italic" officeooo:rsid="00355999" officeooo:paragraph-rsid="00355999" style:font-size-asian="10.5pt" style:font-style-asian="italic" style:font-size-complex="10.5pt" style:font-style-complex="italic"/>
    </style:style>
    <style:style style:name="P135" style:family="paragraph" style:parent-style-name="Standard">
      <style:text-properties style:font-name="Liberation Mono" fo:font-size="10.5pt" fo:font-style="normal" fo:font-weight="bold" officeooo:rsid="00322050" officeooo:paragraph-rsid="00322050" style:font-size-asian="10.5pt" style:font-style-asian="normal" style:font-weight-asian="bold" style:font-size-complex="10.5pt" style:font-style-complex="normal" style:font-weight-complex="bold"/>
    </style:style>
    <style:style style:name="P136" style:family="paragraph" style:parent-style-name="Standard">
      <style:text-properties style:font-name="Liberation Mono" fo:font-size="10.5pt" fo:font-weight="normal" officeooo:rsid="00322050" officeooo:paragraph-rsid="00322050" style:font-size-asian="10.5pt" style:font-weight-asian="normal" style:font-size-complex="10.5pt" style:font-weight-complex="normal"/>
    </style:style>
    <style:style style:name="P137" style:family="paragraph" style:parent-style-name="Standard">
      <style:text-properties style:font-name="Liberation Mono" fo:font-size="10.5pt" fo:font-weight="normal" officeooo:rsid="004c0a9a" officeooo:paragraph-rsid="004c0a9a" style:font-size-asian="10.5pt" style:font-weight-asian="normal" style:font-size-complex="10.5pt" style:font-weight-complex="normal"/>
    </style:style>
    <style:style style:name="P138" style:family="paragraph" style:parent-style-name="Standard">
      <style:text-properties style:font-name="Liberation Mono" fo:font-weight="bold" officeooo:rsid="002ce6af" officeooo:paragraph-rsid="002ce6af" style:font-weight-asian="bold" style:font-weight-complex="bold"/>
    </style:style>
    <style:style style:name="P139" style:family="paragraph" style:parent-style-name="Standard">
      <style:text-properties style:font-name="Liberation Mono" officeooo:rsid="002de5e4" officeooo:paragraph-rsid="002de5e4"/>
    </style:style>
    <style:style style:name="P140" style:family="paragraph" style:parent-style-name="Standard">
      <style:text-properties style:font-name="Liberation Mono" officeooo:rsid="00305125" officeooo:paragraph-rsid="00305125"/>
    </style:style>
    <style:style style:name="P141" style:family="paragraph" style:parent-style-name="Standard">
      <style:text-properties style:font-name="Liberation Mono" fo:font-size="12pt" fo:font-weight="bold" officeooo:rsid="0037e0c3" officeooo:paragraph-rsid="0037e0c3" style:font-size-asian="12pt" style:font-weight-asian="bold" style:font-size-complex="12pt" style:font-weight-complex="bold"/>
    </style:style>
    <style:style style:name="P142" style:family="paragraph" style:parent-style-name="Standard">
      <style:text-properties style:font-name="aakar" fo:font-size="10.5pt" fo:font-weight="bold" officeooo:rsid="002929cb" officeooo:paragraph-rsid="002929cb" style:font-size-asian="10.5pt" style:font-weight-asian="bold" style:font-size-complex="10.5pt" style:font-weight-complex="bold"/>
    </style:style>
    <style:style style:name="P143" style:family="paragraph" style:parent-style-name="Standard">
      <style:text-properties style:text-underline-style="solid" style:text-underline-width="auto" style:text-underline-color="font-color" officeooo:rsid="00305125" officeooo:paragraph-rsid="00305125"/>
    </style:style>
    <style:style style:name="P144" style:family="paragraph" style:parent-style-name="Standard">
      <style:text-properties fo:font-size="14pt" fo:font-weight="bold" officeooo:rsid="0037ef6f" officeooo:paragraph-rsid="0037ef6f" style:font-size-asian="14pt" style:font-weight-asian="bold" style:font-size-complex="14pt" style:font-weight-complex="bold"/>
    </style:style>
    <style:style style:name="P145" style:family="paragraph" style:parent-style-name="Standard">
      <style:text-properties officeooo:rsid="00430511" officeooo:paragraph-rsid="0037ef6f"/>
    </style:style>
    <style:style style:name="P146" style:family="paragraph" style:parent-style-name="Standard">
      <style:text-properties officeooo:paragraph-rsid="00493f60"/>
    </style:style>
    <style:style style:name="P147" style:family="paragraph" style:parent-style-name="Standard">
      <style:paragraph-properties fo:text-align="center" style:justify-single-word="false"/>
      <style:text-properties fo:font-size="16pt" fo:font-weight="bold" officeooo:paragraph-rsid="00493f60" style:font-size-asian="16pt" style:font-weight-asian="bold" style:font-size-complex="16pt" style:font-weight-complex="bold"/>
    </style:style>
    <style:style style:name="P148" style:family="paragraph" style:parent-style-name="Standard">
      <style:text-properties fo:font-style="normal" fo:font-weight="bold" officeooo:rsid="00542e18" officeooo:paragraph-rsid="00542e18" style:font-style-asian="normal" style:font-weight-asian="bold" style:font-style-complex="normal" style:font-weight-complex="bold"/>
    </style:style>
    <style:style style:name="P149" style:family="paragraph" style:parent-style-name="Standard">
      <style:text-properties fo:font-style="normal" fo:font-weight="normal" officeooo:rsid="00514bd6" officeooo:paragraph-rsid="00514bd6" style:font-style-asian="normal" style:font-weight-asian="normal" style:font-style-complex="normal" style:font-weight-complex="normal"/>
    </style:style>
    <style:style style:name="P150" style:family="paragraph" style:parent-style-name="Standard">
      <style:text-properties fo:font-style="normal" fo:font-weight="normal" officeooo:rsid="00523594" officeooo:paragraph-rsid="00523594" style:font-style-asian="normal" style:font-weight-asian="normal" style:font-style-complex="normal" style:font-weight-complex="normal"/>
    </style:style>
    <style:style style:name="P151" style:family="paragraph" style:parent-style-name="Standard">
      <style:text-properties fo:font-style="normal" fo:font-weight="normal" officeooo:rsid="00523594" officeooo:paragraph-rsid="00542e18" style:font-style-asian="normal" style:font-weight-asian="normal" style:font-style-complex="normal" style:font-weight-complex="normal"/>
    </style:style>
    <style:style style:name="P152" style:family="paragraph" style:parent-style-name="Standard">
      <style:text-properties fo:font-style="normal" fo:font-weight="normal" officeooo:rsid="0052e8d2" officeooo:paragraph-rsid="0052e8d2" style:font-style-asian="normal" style:font-weight-asian="normal" style:font-style-complex="normal" style:font-weight-complex="normal"/>
    </style:style>
    <style:style style:name="P153" style:family="paragraph" style:parent-style-name="Standard">
      <style:text-properties fo:font-style="normal" fo:font-weight="normal" officeooo:rsid="00542e18" officeooo:paragraph-rsid="00542e18" style:font-style-asian="normal" style:font-weight-asian="normal" style:font-style-complex="normal" style:font-weight-complex="normal"/>
    </style:style>
    <style:style style:name="P154" style:family="paragraph" style:parent-style-name="Standard">
      <style:text-properties fo:font-style="normal" fo:font-weight="normal" officeooo:rsid="0054d801" officeooo:paragraph-rsid="00542e18" style:font-style-asian="normal" style:font-weight-asian="normal" style:font-style-complex="normal" style:font-weight-complex="normal"/>
    </style:style>
    <style:style style:name="P155" style:family="paragraph" style:parent-style-name="Standard">
      <style:text-properties fo:font-style="normal" style:text-underline-style="none" fo:font-weight="normal" officeooo:rsid="00593080" officeooo:paragraph-rsid="00593080" style:font-style-asian="normal" style:font-weight-asian="normal" style:font-style-complex="normal" style:font-weight-complex="normal"/>
    </style:style>
    <style:style style:name="P156" style:family="paragraph" style:parent-style-name="Standard">
      <style:text-properties fo:font-style="normal" style:text-underline-style="none" fo:font-weight="normal" officeooo:rsid="00593080" officeooo:paragraph-rsid="005b755a"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05b755a" officeooo:paragraph-rsid="005b755a" style:font-style-asian="normal" style:font-weight-asian="normal" style:font-style-complex="normal" style:font-weight-complex="normal"/>
    </style:style>
    <style:style style:name="P1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e65e7"/>
    </style:style>
    <style:style style:name="P159" style:family="paragraph" style:parent-style-name="Standard">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93f60" officeooo:paragraph-rsid="00493f60"/>
    </style:style>
    <style:style style:name="P160"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style:style>
    <style:style style:name="P161"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37ef6f" officeooo:paragraph-rsid="004579dd"/>
    </style:style>
    <style:style style:name="P162"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style:font-size-asian="14pt" style:font-weight-asian="bold" style:font-size-complex="14pt" style:font-weight-complex="bold"/>
    </style:style>
    <style:style style:name="P163"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bold" officeooo:rsid="0037ef6f" officeooo:paragraph-rsid="004579dd" style:font-size-asian="14pt" style:font-weight-asian="bold" style:font-size-complex="14pt" style:font-weight-complex="bold"/>
    </style:style>
    <style:style style:name="P164" style:family="paragraph" style:parent-style-name="Text_20_body">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fo:font-size="14pt" fo:font-weight="normal" officeooo:rsid="0037ef6f" officeooo:paragraph-rsid="004579dd" style:font-size-asian="14pt" style:font-weight-asian="normal" style:font-size-complex="14pt" style:font-weight-complex="normal"/>
    </style:style>
    <style:style style:name="P165" style:family="paragraph" style:parent-style-name="Heading_20_2">
      <loext:graphic-properties draw:fill="solid" draw:fill-color="#ffffff" draw:opacity="100%"/>
      <style:paragraph-properties fo:margin-left="0.529cm" fo:margin-right="0cm" fo:margin-top="0cm" fo:margin-bottom="0cm" loext:contextual-spacing="false" fo:text-align="justify" style:justify-single-word="false" fo:orphans="2" fo:widows="2" fo:text-indent="0cm" style:auto-text-indent="false" fo:background-color="#ffffff" fo:padding-left="0cm" fo:padding-right="0cm" fo:padding-top="0cm" fo:padding-bottom="0.049cm" fo:border-left="none" fo:border-right="none" fo:border-top="none" fo:border-bottom="0.06pt solid #a1a1a1"/>
      <style:text-properties officeooo:rsid="004579dd"/>
    </style:style>
    <style:style style:name="P166" style:family="paragraph" style:parent-style-name="Text_20_body">
      <style:text-properties officeooo:rsid="0037ef6f" officeooo:paragraph-rsid="0037ef6f"/>
    </style:style>
    <style:style style:name="P167" style:family="paragraph" style:parent-style-name="Text_20_body">
      <loext:graphic-properties draw:fill="solid" draw:fill-color="#ffffff" draw:opacity="100%"/>
      <style:paragraph-properties fo:margin-left="1.058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68" style:family="paragraph" style:parent-style-name="Table_20_Contents">
      <style:paragraph-properties fo:margin-top="0cm" fo:margin-bottom="0cm" loext:contextual-spacing="false"/>
    </style:style>
    <style:style style:name="P169" style:family="paragraph" style:parent-style-name="Table_20_Contents">
      <style:paragraph-properties fo:margin-top="0cm" fo:margin-bottom="0cm" loext:contextual-spacing="false" fo:text-align="start" style:justify-single-word="false"/>
    </style:style>
    <style:style style:name="P170" style:family="paragraph" style:parent-style-name="Table_20_Contents">
      <style:paragraph-properties fo:margin-left="0cm" fo:margin-right="0cm" fo:margin-top="0cm" fo:margin-bottom="0cm" loext:contextual-spacing="false" fo:text-indent="0cm" style:auto-text-indent="false"/>
    </style:style>
    <style:style style:name="P171"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7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3" style:family="paragraph" style:parent-style-name="Heading_20_3">
      <loext:graphic-properties draw:fill="solid" draw:fill-color="#ffffff" draw:opacity="100%"/>
      <style:paragraph-properties fo:margin-left="0cm" fo:margin-right="0cm" fo:margin-top="0cm" fo:margin-bottom="0cm" loext:contextual-spacing="false" fo:text-align="justify" style:justify-single-word="false" fo:orphans="2" fo:widows="2" fo:text-indent="0cm" style:auto-text-indent="false" fo:background-color="#ffffff" fo:padding="0cm" fo:border="none"/>
      <style:text-properties fo:font-variant="normal" fo:text-transform="none" fo:color="#000000" style:font-name="Lucida Grande" fo:font-size="12.75pt" fo:letter-spacing="normal" fo:font-style="normal" fo:font-weight="bold"/>
    </style:style>
    <style:style style:name="P174" style:family="paragraph" style:parent-style-name="Preformatted_20_Text">
      <loext:graphic-properties draw:fill="solid" draw:fill-color="#f1f1f1" draw:opacity="100%"/>
      <style:paragraph-properties fo:margin-left="0cm" fo:margin-right="0cm" fo:margin-top="0cm" fo:margin-bottom="0cm" loext:contextual-spacing="false" fo:text-align="start" style:justify-single-word="false" fo:text-indent="0cm" style:auto-text-indent="false" fo:background-color="#f1f1f1" fo:padding="0.049cm" fo:border="0.06pt dashed #a1a1a1"/>
      <style:text-properties fo:color="#000000" style:font-name="monospace" fo:font-size="9pt"/>
    </style:style>
    <style:style style:name="P175" style:family="paragraph" style:parent-style-name="Preformatted_20_Text">
      <loext:graphic-properties draw:fill="solid" draw:fill-color="#f1f1f1" draw:opacity="100%"/>
      <style:paragraph-properties fo:margin-left="0cm" fo:margin-right="0cm" fo:margin-top="0cm" fo:margin-bottom="0cm" loext:contextual-spacing="false" fo:text-indent="0cm" style:auto-text-indent="false" fo:background-color="#f1f1f1" fo:padding="0.049cm" fo:border="0.06pt dashed #a1a1a1"/>
      <style:text-properties fo:color="#000000" style:font-name="monospace" fo:font-size="9pt"/>
    </style:style>
    <style:style style:name="P176" style:family="paragraph" style:parent-style-name="Table_20_Heading">
      <style:paragraph-properties fo:margin-left="0cm" fo:margin-right="0cm" fo:margin-top="0cm" fo:margin-bottom="0cm" loext:contextual-spacing="false" fo:text-indent="0cm" style:auto-text-indent="false"/>
    </style:style>
    <style:style style:name="P177"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78" style:family="paragraph" style:parent-style-name="Heading_20_3">
      <style:text-properties fo:font-variant="normal" fo:text-transform="none" fo:color="#000000" style:font-name="Lucida Grande" fo:font-size="12.75pt" fo:letter-spacing="normal" fo:font-style="normal" fo:font-weight="bold" officeooo:rsid="0037ef6f" officeooo:paragraph-rsid="0037ef6f"/>
    </style:style>
    <style:style style:name="P179" style:family="paragraph" style:parent-style-name="Standard" style:list-style-name="L1">
      <style:text-properties fo:font-style="italic" officeooo:rsid="0028567a" officeooo:paragraph-rsid="0028567a" style:font-style-asian="italic" style:font-style-complex="italic"/>
    </style:style>
    <style:style style:name="P180" style:family="paragraph" style:parent-style-name="Standard" style:list-style-name="L1">
      <style:text-properties fo:font-style="italic" officeooo:paragraph-rsid="0028567a" style:font-style-asian="italic" style:font-style-complex="italic"/>
    </style:style>
    <style:style style:name="P181" style:family="paragraph" style:parent-style-name="Standard" style:list-style-name="L2">
      <style:text-properties officeooo:rsid="0037ef6f" officeooo:paragraph-rsid="0037ef6f"/>
    </style:style>
    <style:style style:name="P182" style:family="paragraph" style:parent-style-name="Standard">
      <style:text-properties fo:font-weight="normal" officeooo:rsid="006a216a" officeooo:paragraph-rsid="004a1604" style:font-weight-asian="normal" style:font-weight-complex="normal"/>
    </style:style>
    <style:style style:name="P183" style:family="paragraph" style:parent-style-name="Standard">
      <style:text-properties fo:font-weight="normal" officeooo:rsid="004a1604" officeooo:paragraph-rsid="004a1604" style:font-weight-asian="normal" style:font-weight-complex="normal"/>
    </style:style>
    <style:style style:name="P184" style:family="paragraph" style:parent-style-name="Standard">
      <style:text-properties fo:font-weight="normal" officeooo:rsid="006b9777" officeooo:paragraph-rsid="006b9777" style:font-weight-asian="normal" style:font-weight-complex="normal"/>
    </style:style>
    <style:style style:name="P185" style:family="paragraph" style:parent-style-name="Standard">
      <style:text-properties fo:font-weight="normal" officeooo:rsid="006c5e78" officeooo:paragraph-rsid="006c5e78" style:font-weight-asian="normal" style:font-weight-complex="normal"/>
    </style:style>
    <style:style style:name="P186" style:family="paragraph" style:parent-style-name="Standard" style:list-style-name="L3">
      <style:text-properties fo:font-weight="bold" officeooo:paragraph-rsid="000e65e7" style:font-weight-asian="bold" style:font-weight-complex="bold"/>
    </style:style>
    <style:style style:name="P187" style:family="paragraph" style:parent-style-name="Standard" style:list-style-name="L4">
      <style:text-properties fo:font-weight="bold" officeooo:paragraph-rsid="000e65e7" style:font-weight-asian="bold" style:font-weight-complex="bold"/>
    </style:style>
    <style:style style:name="P188" style:family="paragraph" style:parent-style-name="Standard" style:list-style-name="L6">
      <style:text-properties fo:font-weight="bold" officeooo:paragraph-rsid="000e65e7" style:font-weight-asian="bold" style:font-weight-complex="bold"/>
    </style:style>
    <style:style style:name="P189" style:family="paragraph" style:parent-style-name="Standard">
      <style:text-properties fo:font-weight="bold" officeooo:rsid="004a1604" officeooo:paragraph-rsid="004a1604" style:font-weight-asian="bold" style:font-weight-complex="bold"/>
    </style:style>
    <style:style style:name="P190" style:family="paragraph" style:parent-style-name="Standard" style:list-style-name="L5">
      <style:text-properties officeooo:paragraph-rsid="000e65e7"/>
    </style:style>
    <style:style style:name="P191" style:family="paragraph" style:parent-style-name="Standard" style:list-style-name="L6">
      <style:text-properties officeooo:paragraph-rsid="000e65e7"/>
    </style:style>
    <style:style style:name="P192" style:family="paragraph" style:parent-style-name="Standard" style:list-style-name="L7">
      <style:text-properties officeooo:paragraph-rsid="000e65e7"/>
    </style:style>
    <style:style style:name="P193" style:family="paragraph" style:parent-style-name="Standard" style:list-style-name="L8">
      <style:text-properties officeooo:paragraph-rsid="000e65e7"/>
    </style:style>
    <style:style style:name="P194" style:family="paragraph" style:parent-style-name="Standard" style:list-style-name="L9">
      <style:text-properties officeooo:paragraph-rsid="000e65e7"/>
    </style:style>
    <style:style style:name="T1" style:family="text">
      <style:text-properties fo:font-style="italic" style:font-style-asian="italic" style:font-style-complex="italic"/>
    </style:style>
    <style:style style:name="T2" style:family="text">
      <style:text-properties fo:font-style="italic" officeooo:rsid="00363b2f" style:font-style-asian="italic" style:font-style-complex="italic"/>
    </style:style>
    <style:style style:name="T3" style:family="text">
      <style:text-properties fo:font-style="italic" officeooo:rsid="002de5e4" style:font-style-asian="italic" style:font-style-complex="italic"/>
    </style:style>
    <style:style style:name="T4" style:family="text">
      <style:text-properties fo:font-style="italic" officeooo:rsid="004ff2d6" style:font-style-asian="italic" style:font-style-complex="italic"/>
    </style:style>
    <style:style style:name="T5" style:family="text">
      <style:text-properties fo:font-style="italic" officeooo:rsid="00514bd6"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523594" style:font-style-asian="italic" style:font-weight-asian="normal" style:font-style-complex="italic" style:font-weight-complex="normal"/>
    </style:style>
    <style:style style:name="T10" style:family="text">
      <style:text-properties style:font-name="Liberation Mono1"/>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52e8d2" style:font-style-asian="normal" style:font-weight-asian="normal" style:font-style-complex="normal" style:font-weight-complex="normal"/>
    </style:style>
    <style:style style:name="T16" style:family="text">
      <style:text-properties fo:font-style="normal" fo:font-weight="normal" officeooo:rsid="00523594" style:font-style-asian="normal" style:font-weight-asian="normal" style:font-style-complex="normal" style:font-weight-complex="normal"/>
    </style:style>
    <style:style style:name="T17" style:family="text">
      <style:text-properties fo:font-style="normal" fo:font-weight="normal" officeooo:rsid="0054d801" style:font-style-asian="normal" style:font-weight-asian="normal"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593080" style:font-style-asian="normal" style:font-weight-asian="normal" style:font-style-complex="normal" style:font-weight-complex="normal"/>
    </style:style>
    <style:style style:name="T20" style:family="text">
      <style:text-properties fo:font-style="normal" style:text-underline-style="none" fo:font-weight="normal" officeooo:rsid="005a3922" style:font-style-asian="normal" style:font-weight-asian="normal" style:font-style-complex="normal" style:font-weight-complex="normal"/>
    </style:style>
    <style:style style:name="T21" style:family="text">
      <style:text-properties fo:font-style="normal" style:text-underline-style="none" fo:font-weight="normal" officeooo:rsid="005b18ea" style:font-style-asian="normal" style:font-weight-asian="normal" style:font-style-complex="normal" style:font-weight-complex="normal"/>
    </style:style>
    <style:style style:name="T22" style:family="text">
      <style:text-properties fo:font-style="normal" style:text-underline-style="none" fo:font-weight="normal" officeooo:rsid="005b755a"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officeooo:rsid="0028567a"/>
    </style:style>
    <style:style style:name="T25" style:family="text">
      <style:text-properties officeooo:rsid="0029fc53"/>
    </style:style>
    <style:style style:name="T26" style:family="text">
      <style:text-properties officeooo:rsid="002b5ed1"/>
    </style:style>
    <style:style style:name="T27" style:family="text">
      <style:text-properties officeooo:rsid="002ce6af"/>
    </style:style>
    <style:style style:name="T28" style:family="text">
      <style:text-properties officeooo:rsid="002de5e4"/>
    </style:style>
    <style:style style:name="T29" style:family="text">
      <style:text-properties officeooo:rsid="00305125"/>
    </style:style>
    <style:style style:name="T30" style:family="text">
      <style:text-properties officeooo:rsid="00322050"/>
    </style:style>
    <style:style style:name="T31" style:family="text">
      <style:text-properties officeooo:rsid="00345f14"/>
    </style:style>
    <style:style style:name="T32" style:family="text">
      <style:text-properties officeooo:rsid="0035e3bd"/>
    </style:style>
    <style:style style:name="T33" style:family="text">
      <style:text-properties officeooo:rsid="00363b2f"/>
    </style:style>
    <style:style style:name="T34" style:family="text">
      <style:text-properties fo:font-weight="bold" style:font-weight-asian="bold" style:font-weight-complex="bold"/>
    </style:style>
    <style:style style:name="T35" style:family="text">
      <style:text-properties style:font-name="Liberation Mono"/>
    </style:style>
    <style:style style:name="T36" style:family="text">
      <style:text-properties style:font-name="Liberation Mono" fo:font-size="10.5pt" style:font-size-asian="10.5pt" style:font-size-complex="10.5pt"/>
    </style:style>
    <style:style style:name="T37" style:family="text">
      <style:text-properties style:font-name="Liberation Mono" fo:font-size="10.5pt" officeooo:rsid="002b5ed1" style:font-size-asian="10.5pt" style:font-size-complex="10.5pt"/>
    </style:style>
    <style:style style:name="T38" style:family="text">
      <style:text-properties style:font-name="Liberation Mono" fo:font-size="10.5pt" officeooo:rsid="002de5e4" style:font-size-asian="10.5pt" style:font-size-complex="10.5pt"/>
    </style:style>
    <style:style style:name="T39" style:family="text">
      <style:text-properties style:font-name="Liberation Mono" fo:font-size="10.5pt" officeooo:rsid="003f6c23" style:font-size-asian="10.5pt" style:font-size-complex="10.5pt"/>
    </style:style>
    <style:style style:name="T40" style:family="text">
      <style:text-properties style:font-name="Liberation Mono" fo:font-size="10.5pt" officeooo:rsid="00363b2f" style:font-size-asian="10.5pt" style:font-size-complex="10.5pt"/>
    </style:style>
    <style:style style:name="T41" style:family="text">
      <style:text-properties style:font-name="Liberation Mono" fo:font-size="10.5pt" officeooo:rsid="004dfb7f" style:font-size-asian="10.5pt" style:font-size-complex="10.5pt"/>
    </style:style>
    <style:style style:name="T42" style:family="text">
      <style:text-properties style:font-name="Liberation Mono" fo:font-size="10.5pt" fo:font-style="italic" style:font-size-asian="10.5pt" style:font-style-asian="italic" style:font-size-complex="10.5pt" style:font-style-complex="italic"/>
    </style:style>
    <style:style style:name="T43" style:family="text">
      <style:text-properties style:font-name="Liberation Mono" fo:font-size="10.5pt" fo:font-style="italic" officeooo:rsid="00363b2f" style:font-size-asian="10.5pt" style:font-style-asian="italic" style:font-size-complex="10.5pt" style:font-style-complex="italic"/>
    </style:style>
    <style:style style:name="T44" style:family="text">
      <style:text-properties style:font-name="Liberation Mono" fo:font-size="10.5pt" fo:font-style="italic" fo:font-weight="bold" style:font-size-asian="10.5pt" style:font-style-asian="italic" style:font-weight-asian="bold" style:font-size-complex="10.5pt" style:font-style-complex="italic" style:font-weight-complex="bold"/>
    </style:style>
    <style:style style:name="T45" style:family="text">
      <style:text-properties style:font-name="Liberation Mono" fo:font-size="10.5pt" fo:font-weight="bold" style:font-size-asian="10.5pt" style:font-weight-asian="bold" style:font-size-complex="10.5pt" style:font-weight-complex="bold"/>
    </style:style>
    <style:style style:name="T46" style:family="text">
      <style:text-properties style:font-name="Liberation Mono" fo:font-size="10.5pt" fo:font-weight="bold" officeooo:rsid="002de5e4" style:font-size-asian="10.5pt" style:font-weight-asian="bold" style:font-size-complex="10.5pt" style:font-weight-complex="bold"/>
    </style:style>
    <style:style style:name="T47" style:family="text">
      <style:text-properties style:font-name="Liberation Mono" fo:font-size="10.5pt" fo:font-style="normal" fo:font-weight="bold" style:font-size-asian="10.5pt" style:font-style-asian="normal" style:font-weight-asian="bold" style:font-size-complex="10.5pt" style:font-style-complex="normal" style:font-weight-complex="bold"/>
    </style:style>
    <style:style style:name="T48" style:family="text">
      <style:text-properties style:font-name="Liberation Mono" fo:font-size="10.5pt" fo:font-weight="normal" style:font-size-asian="10.5pt" style:font-weight-asian="normal" style:font-size-complex="10.5pt" style:font-weight-complex="normal"/>
    </style:style>
    <style:style style:name="T49" style:family="text">
      <style:text-properties style:font-name="Liberation Mono" fo:font-weight="bold" style:font-weight-asian="bold" style:font-weight-complex="bold"/>
    </style:style>
    <style:style style:name="T50" style:family="text">
      <style:text-properties style:font-name="Liberation Mono" officeooo:rsid="003f6c23"/>
    </style:style>
    <style:style style:name="T51" style:family="text">
      <style:text-properties style:font-name="Liberation Mono" fo:font-style="italic" fo:font-weight="bold" style:font-style-asian="italic" style:font-weight-asian="bold" style:font-style-complex="italic" style:font-weight-complex="bold"/>
    </style:style>
    <style:style style:name="T52" style:family="text">
      <style:text-properties officeooo:rsid="003ca6f1"/>
    </style:style>
    <style:style style:name="T53" style:family="text">
      <style:text-properties fo:font-size="12pt" fo:font-style="italic" fo:font-weight="bold" officeooo:rsid="002b5ed1" style:font-size-asian="12pt" style:font-style-asian="italic" style:font-weight-asian="bold" style:font-size-complex="12pt" style:font-style-complex="italic" style:font-weight-complex="bold"/>
    </style:style>
    <style:style style:name="T54" style:family="text">
      <style:text-properties officeooo:rsid="003f6c23"/>
    </style:style>
    <style:style style:name="T55" style:family="text">
      <style:text-properties fo:color="#ff0000" loext:padding="0cm" loext:border="none"/>
    </style:style>
    <style:style style:name="T56" style:family="text">
      <style:text-properties fo:font-variant="normal" fo:text-transform="none" fo:color="#000000" style:font-name="Lucida Grande" fo:font-size="9pt" fo:letter-spacing="normal" fo:font-style="normal" style:text-underline-style="solid" style:text-underline-width="auto" style:text-underline-color="font-color" fo:font-weight="normal" loext:padding="0cm" loext:border="none"/>
    </style:style>
    <style:style style:name="T57" style:family="text">
      <style:text-properties fo:color="#000066" loext:padding="0cm" loext:border="none"/>
    </style:style>
    <style:style style:name="T58" style:family="text">
      <style:text-properties fo:color="#660033" loext:padding="0cm" loext:border="none"/>
    </style:style>
    <style:style style:name="T59" style:family="text">
      <style:text-properties fo:color="#436976" style:text-line-through-style="none" style:text-line-through-type="none" style:text-underline-style="none" style:text-blinking="false" loext:padding="0cm" loext:border="none"/>
    </style:style>
    <style:style style:name="T60" style:family="text">
      <style:text-properties officeooo:rsid="004ff2d6"/>
    </style:style>
    <style:style style:name="T61" style:family="text">
      <style:text-properties fo:font-weight="normal" style:font-weight-asian="normal" style:font-weight-complex="normal"/>
    </style:style>
    <style:style style:name="T62" style:family="text">
      <style:text-properties fo:font-weight="normal" officeooo:rsid="00514bd6" style:font-weight-asian="normal" style:font-weight-complex="normal"/>
    </style:style>
    <style:style style:name="T63" style:family="text">
      <style:text-properties fo:font-weight="normal" officeooo:rsid="0052e8d2" style:font-weight-asian="normal" style:font-weight-complex="normal"/>
    </style:style>
    <style:style style:name="T64" style:family="text">
      <style:text-properties fo:font-weight="normal" officeooo:rsid="00523594" style:font-weight-asian="normal" style:font-weight-complex="normal"/>
    </style:style>
    <style:style style:name="T65" style:family="text">
      <style:text-properties fo:font-weight="normal" officeooo:rsid="005a3922" style:font-weight-asian="normal" style:font-weight-complex="normal"/>
    </style:style>
    <style:style style:name="T66" style:family="text">
      <style:text-properties fo:font-weight="normal" officeooo:rsid="005b755a" style:font-weight-asian="normal" style:font-weight-complex="normal"/>
    </style:style>
    <style:style style:name="T67" style:family="text">
      <style:text-properties fo:font-weight="normal" officeooo:rsid="005bdf96" style:font-weight-asian="normal" style:font-weight-complex="normal"/>
    </style:style>
    <style:style style:name="T68" style:family="text">
      <style:text-properties fo:font-weight="normal" officeooo:rsid="006a216a" style:font-weight-asian="normal" style:font-weight-complex="normal"/>
    </style:style>
    <style:style style:name="T69" style:family="text">
      <style:text-properties officeooo:rsid="005b755a"/>
    </style:style>
    <style:style style:name="T70" style:family="text">
      <style:text-properties officeooo:rsid="0062729b"/>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1. The Basics of Shell Scripting</text:p>
      <text:p text:style-name="Standard"/>
      <text:p text:style-name="Standard"><text:tab/>1. Shebang</text:p>
      <text:p text:style-name="Standard"><text:tab/>2. Variable : declaration, assignment, command substitution, access</text:p>
      <text:p text:style-name="Standard"><text:tab/>3. Echo'ing , reading</text:p>
      <text:p text:style-name="P91"><text:tab/>4. Postional Parameters : $0, $1, $2</text:p>
      <text:p text:style-name="P91"><text:tab/>5. Special Variables : $#, $@, $*, $?</text:p>
      <text:p text:style-name="Standard"><text:tab/>6. Exit status: $?</text:p>
      <text:p text:style-name="P99"><text:tab/>7. Conditions: if else, case statements</text:p>
      <text:p text:style-name="Standard"><text:tab/>8. Loops: for loop, while loop </text:p>
      <text:p text:style-name="P99"><text:tab/>9. Wildcards</text:p>
      <text:p text:style-name="Standard"><text:tab/>10.Functions : local, return</text:p>
      <text:p text:style-name="Standard"><text:tab/>11.I/O redirection </text:p>
      <text:p text:style-name="Standard"><text:tab/>12.Logging</text:p>
      <text:p text:style-name="Standard"><text:tab/>13.Debugging </text:p>
      <text:p text:style-name="Standard"><text:tab/></text:p>
      <text:p text:style-name="Standard"><text:tab/>Shell Structure Template and Best Practice<text:tab/></text:p>
      <text:p text:style-name="Standard"/>
      <text:p text:style-name="P3">2. Color formating in shell scripting</text:p>
      <text:p text:style-name="Standard"/>
      <text:p text:style-name="Standard"><text:tab/>1. Why use color coding in shell</text:p>
      <text:p text:style-name="Standard"><text:tab/>2. Font : Weight, Color</text:p>
      <text:p text:style-name="Standard"><text:tab/>3. Background Color</text:p>
      <text:p text:style-name="Standard"><text:tab/>4. loader, table printing</text:p>
      <text:p text:style-name="Standard"/>
      <text:p text:style-name="P3">3. Use of Advanced tools in shell scripting</text:p>
      <text:p text:style-name="Standard"><text:tab/></text:p>
      <text:p text:style-name="Standard"><text:tab/>Tools: Awk, Sed, Cut, Grep, Curl, Jq, Sort, Uniq, Shasum, fold, shuf<text:tab/></text:p>
      <text:p text:style-name="Standard"/>
      <text:p text:style-name="P3">Project:</text:p>
      <text:p text:style-name="Standard"/>
      <text:p text:style-name="Standard"><text:tab/>1. Database backups</text:p>
      <text:p text:style-name="Standard"><text:tab/>2. Listing files</text:p>
      <text:p text:style-name="Standard"><text:tab/>3. Extract different file format</text:p>
      <text:p text:style-name="Standard"><text:tab/>4. Backend Deployment</text:p>
      <text:p text:style-name="Standard"><text:tab/>5. Dev setup</text:p>
      <text:p text:style-name="Standard"><text:tab/>6. System statistics report generation</text:p>
      <text:p text:style-name="Standard"><text:tab/>7. Shell as backend data generator and html template</text:p>
      <text:p text:style-name="P2"/>
      <text:p text:style-name="P2"><text:s text:c="2"/></text:p>
      <text:p text:style-name="P2"/>
      <text:p text:style-name="P2"/>
      <text:p text:style-name="P2"/>
      <text:p text:style-name="P2"/>
      <text:p text:style-name="P2"/>
      <text:p text:style-name="P2"/>
      <text:p text:style-name="P2"/>
      <text:p text:style-name="P2"/>
      <text:p text:style-name="P2"/>
      <text:p text:style-name="P82"><text:soft-page-break/>The Basics of Shell Scripting</text:p>
      <text:p text:style-name="P2"/>
      <text:p text:style-name="P2"/>
      <text:p text:style-name="P2"/>
      <text:p text:style-name="P7">1. Shebang</text:p>
      <text:p text:style-name="P84"/>
      <text:p text:style-name="P84">The first line with which we start shell script is shebang which specifies interpretor for shell script.</text:p>
      <text:p text:style-name="P84">eg.</text:p>
      <text:p text:style-name="P84"><text:tab/>#!/bin/bash</text:p>
      <text:p text:style-name="P84"/>
      <text:p text:style-name="P84">here, <text:s/>/bin/bash is the interpretor. Other interpretors are like: </text:p>
      <text:list xml:id="list4260311749" text:style-name="L1">
        <text:list-item>
          <text:p text:style-name="P179">/bin/sh</text:p>
        </text:list-item>
        <text:list-item>
          <text:p text:style-name="P180">/<text:span text:style-name="T24">bin</text:span>/<text:span text:style-name="T24">csh</text:span></text:p>
        </text:list-item>
        <text:list-item>
          <text:p text:style-name="P179">/bin/ksh</text:p>
        </text:list-item>
        <text:list-item>
          <text:p text:style-name="P180">/<text:span text:style-name="T24">bin</text:span>/<text:span text:style-name="T24">bsh</text:span></text:p>
        </text:list-item>
        <text:list-item>
          <text:p text:style-name="P180">/<text:span text:style-name="T24">bin</text:span>/<text:span text:style-name="T24">python</text:span></text:p>
        </text:list-item>
        <text:list-item>
          <text:p text:style-name="P180">/<text:span text:style-name="T24">bin</text:span>/<text:span text:style-name="T24">ruby</text:span></text:p>
        </text:list-item>
      </text:list>
      <text:p text:style-name="P2"/>
      <text:p text:style-name="P84">this #! is called shebang why because symbols represent <text:s/><text:span text:style-name="T6"># </text:span>= sharp in some musical notes.</text:p>
      <text:p text:style-name="P84"><text:tab/><text:tab/><text:tab/><text:tab/><text:tab/><text:tab/><text:tab/> <text:s text:c="8"/><text:span text:style-name="T6">!</text:span> = <text:s/>bang</text:p>
      <text:p text:style-name="P2"/>
      <text:p text:style-name="P2"/>
      <text:p text:style-name="P2"/>
      <text:p text:style-name="P7">2. Variables</text:p>
      <text:p text:style-name="P84"/>
      <text:p text:style-name="P30">Declaration:</text:p>
      <text:p text:style-name="P85"/>
      <text:p text:style-name="P85">The variable in shell can be declare without any data types infact it doesn’t have any like in many programming language like C, Java and by default scope of variable is global.</text:p>
      <text:p text:style-name="P85"/>
      <text:p text:style-name="P85">eg. <text:tab/><text:tab/><text:span text:style-name="T45">VAR_NAME=VALUE</text:span></text:p>
      <text:p text:style-name="P85"><text:tab/><text:tab/></text:p>
      <text:p text:style-name="P85"><text:tab/><text:tab/><text:span text:style-name="T45">MESSAGE=’This is shell script complete guide’</text:span><text:span text:style-name="T36"> </text:span><text:s text:c="5"/><text:tab/>// string</text:p>
      <text:p text:style-name="P85"><text:tab/><text:tab/><text:span text:style-name="T45">PAGES=100</text:span><text:tab/><text:tab/><text:tab/><text:tab/><text:tab/><text:tab/> <text:tab/><text:tab/>// number</text:p>
      <text:p text:style-name="P85"><text:tab/><text:tab/><text:span text:style-name="T45">BOOL=true</text:span><text:tab/><text:tab/><text:tab/><text:tab/><text:tab/><text:tab/><text:tab/><text:tab/>// boolean</text:p>
      <text:p text:style-name="P85"/>
      <text:p text:style-name="P85">Note that there should not be any gap between VAR_NAME and VALUE. As in shell script it will be interpreted as command followed by arguments like <text:s text:c="2"/><text:span text:style-name="T36"><text:s/></text:span><text:span text:style-name="T45">ls <text:s text:c="4"/></text:span><text:span text:style-name="T44">dir/here</text:span><text:line-break/><text:tab/><text:tab/><text:tab/><text:tab/><text:tab/><text:tab/><text:tab/> <text:s text:c="3"/>command<text:tab/>argument</text:p>
      <text:p text:style-name="P85">By convention VAR_NAME is declare in capitals.</text:p>
      <text:p text:style-name="P2"/>
      <text:p text:style-name="P30">Access:</text:p>
      <text:p text:style-name="P2"/>
      <text:p text:style-name="P85">Varibles in shell can be access using $ sign like $MESSAGE , which will return value for that variable. Alternative way of accessing variable is ${MESSAGE} , this syntax helps when we wants to immediately append some letters after variables value.</text:p>
      <text:p text:style-name="P116"/>
      <text:p text:style-name="P116"/>
      <text:p text:style-name="P116"/>
      <text:p text:style-name="P116"/>
      <text:p text:style-name="P2"><text:soft-page-break/></text:p>
      <text:p text:style-name="P31">Assign:</text:p>
      <text:p text:style-name="P86"/>
      <text:p text:style-name="P86">Value to a variable can be assign like</text:p>
      <text:p text:style-name="P86"/>
      <text:p text:style-name="P125">VAR_NAME=VALUE</text:p>
      <text:p text:style-name="P86"><text:span text:style-name="T45">VAR1=’Hello’</text:span><text:tab/>// assigning</text:p>
      <text:p text:style-name="P86"><text:span text:style-name="T45">VAR1=100</text:span><text:tab/><text:tab/>// reassigning</text:p>
      <text:p text:style-name="P86"><text:tab/></text:p>
      <text:p text:style-name="P85">Assign output of command to a varibale:</text:p>
      <text:p text:style-name="P85">Yes, we can assign output of command to a varible in shell like :</text:p>
      <text:p text:style-name="P85"/>
      <text:p text:style-name="P142"><text:span text:style-name="T52">$</text:span>( COMMAND )</text:p>
      <text:p text:style-name="P85"/>
      <text:p text:style-name="P85">eg.</text:p>
      <text:p text:style-name="P85"><text:tab/><text:span text:style-name="T45">FILES=$(ls *)</text:span></text:p>
      <text:p text:style-name="P85"/>
      <text:p text:style-name="P85">$( ) executes the command inside <text:span text:style-name="T25">and then assign it to a variable</text:span> </text:p>
      <text:p text:style-name="P2"/>
      <text:p text:style-name="P85"/>
      <text:p text:style-name="P8">3. Echo'ing , reading</text:p>
      <text:p text:style-name="P87"/>
      <text:p text:style-name="P32">echo command:</text:p>
      <text:p text:style-name="P88"/>
      <text:p text:style-name="P88"><text:tab/>echo is use to print output/string on command line.</text:p>
      <text:p text:style-name="P88"/>
      <text:p text:style-name="P88"><text:tab/> <text:span text:style-name="T45">echo <text:s/>‘shell scripting is fun!’ </text:span></text:p>
      <text:p text:style-name="P2"/>
      <text:p text:style-name="P88"><text:tab/> <text:span text:style-name="T6">o/p:</text:span> <text:s text:c="4"/><text:span text:style-name="T36">shell scripting is fun!</text:span></text:p>
      <text:p text:style-name="P2"><text:tab/></text:p>
      <text:p text:style-name="P2"><text:tab/><text:span text:style-name="T26">Note that <text:s/>single quotation (‘’) <text:s/>to echo interpreted as string it will not allow variable expansion. For varible expansion we need to use double quotation (“”) with echo</text:span></text:p>
      <text:p text:style-name="P2"/>
      <text:p text:style-name="P88">eg. </text:p>
      <text:p text:style-name="P88"/>
      <text:p text:style-name="P88"><text:tab/><text:span text:style-name="T45">echo ‘This will not substitute value of variable $BOOL’</text:span></text:p>
      <text:p text:style-name="P88"><text:tab/></text:p>
      <text:p text:style-name="P88"><text:tab/><text:span text:style-name="T6">o/p:</text:span> <text:s text:c="2"/><text:span text:style-name="T36">This will not substitute value of variable $BOOL</text:span></text:p>
      <text:p text:style-name="P88"/>
      <text:p text:style-name="P88"><text:tab/><text:span text:style-name="T45">echo “This will substitute value of variable $BOOL”</text:span></text:p>
      <text:p text:style-name="P2"><text:tab/></text:p>
      <text:p text:style-name="P89"><text:tab/><text:span text:style-name="T53">o/p:</text:span><text:span text:style-name="T26"> <text:s text:c="2"/></text:span><text:span text:style-name="T37">This will not substitute value of variable true</text:span></text:p>
      <text:p text:style-name="P2"/>
      <text:p text:style-name="P88">There are some options we can specified to echo like:</text:p>
      <text:p text:style-name="P88"/>
      <text:p text:style-name="P88"><text:span text:style-name="T34">-n</text:span><text:tab/>: <text:s/>By default echo print’s on new line this option allow echo print on current line</text:p>
      <text:p text:style-name="P88"><text:span text:style-name="T34">-e</text:span><text:tab/>: This will enable interpretation of backslash options in shell </text:p>
      <text:p text:style-name="P88"><text:tab/><text:tab/>tab : <text:s/>\t</text:p>
      <text:p text:style-name="P88"><text:tab/><text:tab/>new line: \n</text:p>
      <text:p text:style-name="P88"><text:span text:style-name="T34">-E</text:span><text:tab/>: This will disable backslash interpretation</text:p>
      <text:p text:style-name="P2"><text:soft-page-break/></text:p>
      <text:p text:style-name="P2"/>
      <text:p text:style-name="P90"/>
      <text:p text:style-name="P90"/>
      <text:p text:style-name="P33">read command :</text:p>
      <text:p text:style-name="P90"/>
      <text:p text:style-name="P90">read command is used to parse <text:span text:style-name="T27">input specified by user at command line or reading data from a file</text:span></text:p>
      <text:p text:style-name="P90"/>
      <text:p text:style-name="P138">read <text:s/>[options] <text:s/>‘message string’ VAR_NAME</text:p>
      <text:p text:style-name="P92"/>
      <text:p text:style-name="P92">options:</text:p>
      <text:p text:style-name="P92"><text:tab/></text:p>
      <text:p text:style-name="P92"><text:tab/><text:span text:style-name="T34">-e</text:span><text:tab/>: <text:s/><text:span text:style-name="T28">used to read line from interactive shell</text:span></text:p>
      <text:p text:style-name="P92"><text:tab/><text:span text:style-name="T34">-s</text:span><text:tab/>: <text:s/><text:span text:style-name="T28">do not echo input enter by user</text:span></text:p>
      <text:p text:style-name="P92"><text:tab/><text:span text:style-name="T34">-p</text:span><text:tab/>: <text:s/><text:span text:style-name="T28">prompt message and read input in a variable</text:span></text:p>
      <text:p text:style-name="P92"/>
      <text:p text:style-name="P93">eg.</text:p>
      <text:p text:style-name="P93"/>
      <text:p text:style-name="P93"><text:span text:style-name="T34">-p :</text:span><text:tab/></text:p>
      <text:p text:style-name="P93"><text:tab/><text:span text:style-name="T45">read -p “Enter your name : ” NAME</text:span></text:p>
      <text:p text:style-name="P93"/>
      <text:p text:style-name="P93"><text:tab/><text:span text:style-name="T1">output:</text:span></text:p>
      <text:p text:style-name="P92"/>
      <text:p text:style-name="P2"><text:tab/><text:tab/><text:span text:style-name="T38">Enter your name : Harshal</text:span></text:p>
      <text:p text:style-name="P117"><text:tab/><text:tab/></text:p>
      <text:p text:style-name="P117"><text:tab/><text:tab/><text:span text:style-name="T28">echo $NAME</text:span></text:p>
      <text:p text:style-name="P117"><text:tab/></text:p>
      <text:p text:style-name="P117"><text:tab/><text:tab/><text:span text:style-name="T28">Harshal</text:span></text:p>
      <text:p text:style-name="P2"/>
      <text:p text:style-name="P4">-<text:span text:style-name="T28">e : </text:span></text:p>
      <text:p text:style-name="P2"><text:tab/><text:span text:style-name="T46">echo -n “Enter you name : ”</text:span></text:p>
      <text:p text:style-name="P126"><text:tab/><text:span text:style-name="T28">read -e NAME</text:span></text:p>
      <text:p text:style-name="P2"><text:tab/></text:p>
      <text:p text:style-name="P2"><text:tab/><text:span text:style-name="T3">output:</text:span><text:span text:style-name="T28"> </text:span></text:p>
      <text:p text:style-name="P2"/>
      <text:p text:style-name="P2"><text:tab/><text:tab/><text:span text:style-name="T38">Enter your name : Harshal</text:span></text:p>
      <text:p text:style-name="P117"/>
      <text:p text:style-name="P118"><text:tab/><text:tab/>echo $NAME</text:p>
      <text:p text:style-name="P119"><text:tab/></text:p>
      <text:p text:style-name="P118"><text:tab/><text:tab/>Harshal</text:p>
      <text:p text:style-name="P2"/>
      <text:p text:style-name="P4">-<text:span text:style-name="T28">s :</text:span></text:p>
      <text:p text:style-name="P2"><text:tab/><text:span text:style-name="T46">read -sp “Enter your name : ” NAME</text:span></text:p>
      <text:p text:style-name="P2"/>
      <text:p text:style-name="P2"><text:tab/><text:span text:style-name="T3">output:</text:span><text:span text:style-name="T28"> </text:span></text:p>
      <text:p text:style-name="P2"/>
      <text:p text:style-name="P2"><text:tab/><text:tab/><text:span text:style-name="T38">Enter your name : { typing.... }</text:span><text:span text:style-name="T28"> <text:s text:c="4"/>// but not echo-ing</text:span></text:p>
      <text:p text:style-name="P2"><text:tab/></text:p>
      <text:p text:style-name="P2"><text:tab/><text:tab/><text:span text:style-name="T38">echo $NAME</text:span></text:p>
      <text:p text:style-name="P117"><text:tab/><text:tab/></text:p>
      <text:p text:style-name="P117"><text:tab/><text:tab/><text:span text:style-name="T28">NAME</text:span></text:p>
      <text:p text:style-name="P2"/>
      <text:p text:style-name="P2"><text:soft-page-break/></text:p>
      <text:p text:style-name="P2"/>
      <text:p text:style-name="P9">4. Postional Parameters : $0, $1, $2</text:p>
      <text:p text:style-name="P94"/>
      <text:p text:style-name="P93">when arguments are supplied to a script they are read as a positional parameter in script.</text:p>
      <text:p text:style-name="P93"/>
      <text:p text:style-name="P93">eg. </text:p>
      <text:p text:style-name="P93"/>
      <text:p text:style-name="P139"><text:tab/>./myscript.sh Harshal 23</text:p>
      <text:p text:style-name="P93"/>
      <text:p text:style-name="P42"><text:span text:style-name="T12">In myscript.sh :</text:span> </text:p>
      <text:p text:style-name="P93"/>
      <text:p text:style-name="P131">#!/bin/bash</text:p>
      <text:p text:style-name="P131"/>
      <text:p text:style-name="P131">NAME=$1</text:p>
      <text:p text:style-name="P131">AGE=$2</text:p>
      <text:p text:style-name="P131"/>
      <text:p text:style-name="P131">echo <text:s/>“You are executing ${0}“</text:p>
      <text:p text:style-name="P131">echo -e “Name : $NAME \t age: $AGE”</text:p>
      <text:p text:style-name="P2"/>
      <text:p text:style-name="P34">output:</text:p>
      <text:p text:style-name="P93"/>
      <text:p text:style-name="P93"><text:tab/><text:span text:style-name="T36">You are executing myscript.sh</text:span></text:p>
      <text:p text:style-name="P119"><text:tab/><text:span text:style-name="T28">Name : Harshal <text:tab/>age: 23</text:span></text:p>
      <text:p text:style-name="P2"/>
      <text:p text:style-name="P2"/>
      <text:p text:style-name="P93">Here , <text:span text:style-name="T1">$0,$1,$2</text:span> has special meaning.</text:p>
      <text:p text:style-name="P93"><text:s text:c="3"/></text:p>
      <text:p text:style-name="P93"><text:s text:c="9"/><text:span text:style-name="T11">${0}</text:span><text:tab/>: name of script</text:p>
      <text:p text:style-name="P93"><text:s text:c="9"/><text:span text:style-name="T34">${1}</text:span><text:tab/>: first argument</text:p>
      <text:p text:style-name="P93"><text:s text:c="9"/><text:span text:style-name="T34">${2}</text:span><text:tab/>: second argument</text:p>
      <text:p text:style-name="P93"><text:tab/>.</text:p>
      <text:p text:style-name="P93"><text:tab/>.</text:p>
      <text:p text:style-name="P93"><text:tab/>...</text:p>
      <text:p text:style-name="P2"/>
      <text:p text:style-name="P2"/>
      <text:p text:style-name="P10">5. Special Variables : $#, $@, $*, $?</text:p>
      <text:p text:style-name="P95"/>
      <text:p text:style-name="P96">Shell has some special varible which has spcial meaning as well as use</text:p>
      <text:p text:style-name="P96"/>
      <text:p text:style-name="P96"><text:span text:style-name="T34">${#}</text:span><text:tab/><text:tab/>:<text:tab/>no. of <text:s/>paramters</text:p>
      <text:p text:style-name="P96"><text:span text:style-name="T34">${@}</text:span><text:tab/><text:tab/>:<text:tab/>all parameters</text:p>
      <text:p text:style-name="P96"><text:span text:style-name="T34">${*}</text:span><text:tab/><text:tab/>:<text:tab/>all paramters as one string</text:p>
      <text:p text:style-name="P96"><text:span text:style-name="T34">${?}</text:span><text:tab/><text:tab/>:<text:tab/>exit status of last command</text:p>
      <text:p text:style-name="P2"/>
      <text:p text:style-name="P2"/>
      <text:p text:style-name="P96">we will explore all this as we proceed further.</text:p>
      <text:p text:style-name="P2"/>
      <text:p text:style-name="P2"/>
      <text:p text:style-name="P2"/>
      <text:p text:style-name="P2"/>
      <text:p text:style-name="P2"><text:soft-page-break/></text:p>
      <text:p text:style-name="P10">6. Exit status: $?</text:p>
      <text:p text:style-name="P95"/>
      <text:p text:style-name="P97">exit status acts as an indicator whether last command successfully executed or not, if not then whats the reason. $? gets us exit status of last command and return as a number.</text:p>
      <text:p text:style-name="P97"/>
      <text:p text:style-name="P43">Exit status ($?)<text:tab/>Interpretations</text:p>
      <text:p text:style-name="P35"/>
      <text:p text:style-name="P35"><text:s text:c="6"/>0 <text:tab/><text:tab/>:<text:tab/>success</text:p>
      <text:p text:style-name="P97"><text:tab/></text:p>
      <text:p text:style-name="P35">any other than 0 number</text:p>
      <text:p text:style-name="P29"><text:s text:c="3"/></text:p>
      <text:p text:style-name="P29"><text:s text:c="5"/><text:span text:style-name="T29">1<text:tab/><text:tab/>: <text:tab/>failed due to reson1</text:span></text:p>
      <text:p text:style-name="P35"/>
      <text:p text:style-name="P29"><text:s text:c="5"/><text:span text:style-name="T29">2<text:tab/><text:tab/>: <text:tab/>failed due to reason2</text:span></text:p>
      <text:p text:style-name="P2"/>
      <text:p text:style-name="P97">eg. </text:p>
      <text:p text:style-name="P97"/>
      <text:p text:style-name="P97"><text:tab/><text:span text:style-name="T35">./rename_file.sh <text:s text:c="2"/>test.txt </text:span><text:span text:style-name="T50"><text:s/></text:span><text:span text:style-name="T35">test1.txt</text:span></text:p>
      <text:p text:style-name="P97"/>
      <text:p text:style-name="P143"><text:span text:style-name="T54">I</text:span>n rename_file.sh:</text:p>
      <text:p text:style-name="P97"/>
      <text:p text:style-name="P97"><text:tab/><text:span text:style-name="T42">#!/bin/bash</text:span></text:p>
      <text:p text:style-name="P132"/>
      <text:p text:style-name="P132"><text:tab/>INPUT_FILE=$1</text:p>
      <text:p text:style-name="P132"><text:tab/>RENAME_AS=$2</text:p>
      <text:p text:style-name="P132"><text:tab/></text:p>
      <text:p text:style-name="P132"><text:tab/>echo “Renaming $INPUT_FILE <text:s text:c="3"/>to <text:s/>$RENAME_AS”</text:p>
      <text:p text:style-name="P132"><text:tab/>mv $INPUT_FILE <text:s/>$RENAME_AS</text:p>
      <text:p text:style-name="P132"/>
      <text:p text:style-name="P132"><text:tab/>echo “${?}”</text:p>
      <text:p text:style-name="P140"/>
      <text:p text:style-name="P35">ouptut:</text:p>
      <text:p text:style-name="P97"/>
      <text:p text:style-name="P97"><text:tab/> <text:span text:style-name="T36">Renaming <text:s/>test.txt <text:s text:c="3"/>to <text:s/>test1.txt</text:span></text:p>
      <text:p text:style-name="P97"><text:tab/><text:span text:style-name="T50"> </text:span><text:span text:style-name="T39">0</text:span></text:p>
      <text:p text:style-name="P97"/>
      <text:p text:style-name="P97"/>
      <text:p text:style-name="P11">7. Conditions: if else, case statements</text:p>
      <text:p text:style-name="P98"/>
      <text:p text:style-name="P44">Tests:</text:p>
      <text:p text:style-name="P102"/>
      <text:p text:style-name="P100">testing condition can be carried in shell as in <text:span text:style-name="T35">[[ ]]</text:span> .</text:p>
      <text:p text:style-name="P100"/>
      <text:p text:style-name="P100"><text:span text:style-name="T45">[[ $NUM1 -gt $NUM2 <text:s/>]]</text:span><text:span text:style-name="T36"> </text:span><text:s text:c="6"/>if NUM1 is greater than NUM2 then it evaluates as true</text:p>
      <text:p text:style-name="P100"/>
      <text:p text:style-name="P100">likewise we have many operations to test different things like:</text:p>
      <text:p text:style-name="P100"/>
      <text:p text:style-name="P100"/>
      <text:p text:style-name="P100"/>
      <text:p text:style-name="P100"/>
      <text:p text:style-name="P55"><text:soft-page-break/>File Operations</text:p>
      <text:p text:style-name="P100"/>
      <text:p text:style-name="P100"><text:s text:c="2"/>-d <text:s/>File exists and directory</text:p>
      <text:p text:style-name="P100"><text:s text:c="2"/>-e <text:s/>File exists</text:p>
      <text:p text:style-name="P100"><text:s text:c="2"/>-f <text:s/>File exists and regular file</text:p>
      <text:p text:style-name="P100"><text:s text:c="2"/>-r <text:s/>File has readable permissions</text:p>
      <text:p text:style-name="P100"><text:s text:c="2"/>-w <text:s/>File has writable permisssions</text:p>
      <text:p text:style-name="P100"><text:s text:c="2"/>-z <text:s/>File is not empty</text:p>
      <text:p text:style-name="P100"><text:s text:c="2"/>-x <text:s/>File has executable permissions</text:p>
      <text:p text:style-name="P100"/>
      <text:p text:style-name="P100">eg. <text:s text:c="2"/><text:span text:style-name="T47">[[ -d <text:s/>“${FILE_NAME}” ]]</text:span> <text:s text:c="3"/>evaluates true if FILE_NAME exists and it is a directory.</text:p>
      <text:p text:style-name="P100"/>
      <text:p text:style-name="P100"/>
      <text:p text:style-name="P55">String Operations</text:p>
      <text:p text:style-name="P100"/>
      <text:p text:style-name="P100"><text:s text:c="3"/>-z <text:s text:c="2"/>STRING is empty</text:p>
      <text:p text:style-name="P100"><text:s text:c="3"/>-n <text:s text:c="2"/>STRING is not empty</text:p>
      <text:p text:style-name="P100"><text:s text:c="3"/></text:p>
      <text:p text:style-name="P100"><text:s text:c="3"/>STRING1 = STRING2</text:p>
      <text:p text:style-name="P100"><text:s text:c="3"/>STRING1 != STRING2</text:p>
      <text:p text:style-name="P100"/>
      <text:p text:style-name="P100">eg.</text:p>
      <text:p text:style-name="P100"><text:tab/><text:span text:style-name="T45">[[ -z <text:s/>“${NAME}” ]]</text:span> <text:tab/><text:tab/><text:tab/><text:tab/> // evaluates true if var NAME is empty</text:p>
      <text:p text:style-name="P101"><text:tab/><text:span text:style-name="T45">[[ ${DEFAULT_NAME} = ${NAME_ENTERED} ]]</text:span><text:tab/> //evaluates true if both strings are <text:s/></text:p>
      <text:p text:style-name="P101"><text:s text:c="98"/>matched.</text:p>
      <text:p text:style-name="P100"/>
      <text:p text:style-name="P55">Arithmatic Operations</text:p>
      <text:p text:style-name="P100"/>
      <text:p text:style-name="P100"><text:s text:c="2"/>-gt greater than</text:p>
      <text:p text:style-name="P100"><text:s text:c="2"/>-ge greater than equal to</text:p>
      <text:p text:style-name="P100"><text:s text:c="2"/>-lt less than</text:p>
      <text:p text:style-name="P100"><text:s text:c="2"/>-le less than equal to</text:p>
      <text:p text:style-name="P100"><text:s text:c="2"/>-eq equal to</text:p>
      <text:p text:style-name="P100"><text:s text:c="2"/>-ne not equal to</text:p>
      <text:p text:style-name="P103"/>
      <text:p text:style-name="P44">If Else statement:</text:p>
      <text:p text:style-name="P100"/>
      <text:p text:style-name="P100">combining test with if else is powerful way to executes certain group of commands if specific condition is true. </text:p>
      <text:p text:style-name="P97"/>
      <text:p text:style-name="P49">Syntax:</text:p>
      <text:p text:style-name="P102"/>
      <text:p text:style-name="P135">if [[ CONDITION TO TEST ]]</text:p>
      <text:p text:style-name="P135">then </text:p>
      <text:p text:style-name="P135"><text:tab/>execute some commands</text:p>
      <text:p text:style-name="P135">else</text:p>
      <text:p text:style-name="P135"><text:tab/>execute some commands</text:p>
      <text:p text:style-name="P102"><text:span text:style-name="T47">fi</text:span><text:span text:style-name="T44"><text:tab/></text:span><text:tab/><text:tab/>&lt;------------------ since if is spcial keyword in shell we close if statement</text:p>
      <text:p text:style-name="P102"><text:tab/><text:tab/><text:tab/><text:tab/><text:tab/><text:tab/>with fi to tell shell that if syntax is over</text:p>
      <text:p text:style-name="P100"/>
      <text:p text:style-name="P100"/>
      <text:p text:style-name="P100"><text:soft-page-break/>eg.</text:p>
      <text:p text:style-name="P100"/>
      <text:p text:style-name="P120"><text:span text:style-name="T30">i</text:span>f [[ “${?}” -eq 0 ]]]</text:p>
      <text:p text:style-name="P120">then</text:p>
      <text:p text:style-name="P120"><text:tab/>echo “success”</text:p>
      <text:p text:style-name="P120">else</text:p>
      <text:p text:style-name="P120"><text:tab/>echo “failed”</text:p>
      <text:p text:style-name="P102"><text:span text:style-name="T36">fi <text:s text:c="8"/></text:span><text:s text:c="32"/></text:p>
      <text:p text:style-name="P98"/>
      <text:p text:style-name="P100">In above example we are checking if exit status of last command is 0 (success) <text:s/>if it is then it will echo success to screen else failed to screen.</text:p>
      <text:p text:style-name="P102">We also have if elif else structrute in shell like if else if in other programming language.</text:p>
      <text:p text:style-name="P2"/>
      <text:p text:style-name="P127">If [[ <text:s/>$VAR = “value1”]]</text:p>
      <text:p text:style-name="P127">then</text:p>
      <text:p text:style-name="P127"><text:tab/>execute some commands</text:p>
      <text:p text:style-name="P127">elif [[ $VAR = “value2” ]]</text:p>
      <text:p text:style-name="P127">then</text:p>
      <text:p text:style-name="P127"><text:tab/>execute some commands</text:p>
      <text:p text:style-name="P127">else</text:p>
      <text:p text:style-name="P127"><text:tab/>execute some commands</text:p>
      <text:p text:style-name="P127">fi</text:p>
      <text:p text:style-name="P2"/>
      <text:p text:style-name="P12">Case statement:</text:p>
      <text:p text:style-name="P102"/>
      <text:p text:style-name="P102">If you found yourself executing more if elif statements then alternatively we can use case statement. <text:s/>Many shell enthusiasts believe that it make statments more readable.</text:p>
      <text:p text:style-name="P102"/>
      <text:p text:style-name="P36">syntax:</text:p>
      <text:p text:style-name="P102"/>
      <text:p text:style-name="P127">case<text:tab/>$OPTIONS in</text:p>
      <text:p text:style-name="P127"><text:tab/>PATTERN1)</text:p>
      <text:p text:style-name="P127"><text:tab/><text:tab/>execute some commands</text:p>
      <text:p text:style-name="P127"><text:tab/>;;</text:p>
      <text:p text:style-name="P127"><text:tab/>PATTERN2)</text:p>
      <text:p text:style-name="P127"><text:tab/><text:tab/>execute some commands</text:p>
      <text:p text:style-name="P127"><text:tab/>;;</text:p>
      <text:p text:style-name="P127"><text:tab/>*)</text:p>
      <text:p text:style-name="P127"><text:tab/><text:tab/>execute some commands</text:p>
      <text:p text:style-name="P127">esac</text:p>
      <text:p text:style-name="P2"/>
      <text:p text:style-name="P102">eg.</text:p>
      <text:p text:style-name="P102"/>
      <text:p text:style-name="P136">case “${ACTION}” in </text:p>
      <text:p text:style-name="P136"><text:tab/>stop | STOP)</text:p>
      <text:p text:style-name="P136"><text:tab/><text:tab/>echo “starting service”</text:p>
      <text:p text:style-name="P136"><text:tab/>;;</text:p>
      <text:p text:style-name="P136"><text:tab/>start | START)</text:p>
      <text:p text:style-name="P136"><text:tab/><text:tab/>echo “stopping service”</text:p>
      <text:p text:style-name="P136"><text:tab/>;;</text:p>
      <text:p text:style-name="P136"><text:tab/>*)</text:p>
      <text:p text:style-name="P136"><text:tab/><text:tab/>echo “No action receive maintaining current state”</text:p>
      <text:p text:style-name="P136"><text:tab/>;;</text:p>
      <text:p text:style-name="P136">esac</text:p>
      <text:p text:style-name="P2"/>
      <text:p text:style-name="P102"><text:soft-page-break/>above code tells use of case statement. `|` we use above allow us to mention multiple pattern as a value or we can use wildcards as <text:span text:style-name="T31">we explore it next. * matched anything that do not match above options.</text:span> </text:p>
      <text:p text:style-name="P2"/>
      <text:p text:style-name="P2"/>
      <text:p text:style-name="P13">8. Loops: for loop, while loop</text:p>
      <text:p text:style-name="P104"/>
      <text:p text:style-name="P105">Loops are use to iterate over some values , to execute same set set of commands for those different values.</text:p>
      <text:p text:style-name="P105"/>
      <text:p text:style-name="P56">For loop:</text:p>
      <text:p text:style-name="P105"/>
      <text:p text:style-name="P37">syntax:</text:p>
      <text:p text:style-name="P105"/>
      <text:p text:style-name="P128">for OPTION in LIST</text:p>
      <text:p text:style-name="P128">do </text:p>
      <text:p text:style-name="P128"><text:tab/>execute some commands</text:p>
      <text:p text:style-name="P128">done </text:p>
      <text:p text:style-name="P105"/>
      <text:p text:style-name="P105">as for loop iterates over values specifies in LIST it assign each value to OPTION and then execute some set of commands and then new value is assign from LIST to OPTION until LIST is over.</text:p>
      <text:p text:style-name="P105"/>
      <text:p text:style-name="P105">eg. </text:p>
      <text:p text:style-name="P105"/>
      <text:p text:style-name="P121">for NAME in LIST</text:p>
      <text:p text:style-name="P121">do</text:p>
      <text:p text:style-name="P121"><text:tab/>echo “Name is ${NAME}”</text:p>
      <text:p text:style-name="P121">done</text:p>
      <text:p text:style-name="P105"/>
      <text:p text:style-name="P105">above command will output name of each person who is in the LIST.</text:p>
      <text:p text:style-name="P2"/>
      <text:p text:style-name="P133">#! /bin/bash</text:p>
      <text:p text:style-name="P133"/>
      <text:p text:style-name="P133">MAX=100;</text:p>
      <text:p text:style-name="P133"/>
      <text:p text:style-name="P133"># --&gt; for loop: looping over range</text:p>
      <text:p text:style-name="P133">for i in `seq 1 ${MAX}`</text:p>
      <text:p text:style-name="P133">do</text:p>
      <text:p text:style-name="P133"><text:s text:c="4"/>echo "${i}"</text:p>
      <text:p text:style-name="P133">done</text:p>
      <text:p text:style-name="P133"/>
      <text:p text:style-name="P133">echo "-----------------------------------------------------------"</text:p>
      <text:p text:style-name="P133"/>
      <text:p text:style-name="P133"># --&gt; for loop: looping no of times <text:s/><text:span text:style-name="T31">C-style for loop</text:span></text:p>
      <text:p text:style-name="P133">for((i=1;i&lt;=100;i++))</text:p>
      <text:p text:style-name="P133">do</text:p>
      <text:p text:style-name="P133"><text:s text:c="4"/>echo "${i}"</text:p>
      <text:p text:style-name="P133">done</text:p>
      <text:p text:style-name="P133"/>
      <text:p text:style-name="P133">echo "-----------------------------------------------------------"</text:p>
      <text:p text:style-name="P2"/>
      <text:p text:style-name="P2"/>
      <text:p text:style-name="P2"/>
      <text:p text:style-name="P2"/>
      <text:p text:style-name="P133"><text:soft-page-break/></text:p>
      <text:p text:style-name="P133">COLORS="red green yellow blue"</text:p>
      <text:p text:style-name="P133"/>
      <text:p text:style-name="P133"># --&gt; for loop: looping over list</text:p>
      <text:p text:style-name="P133">for COLOR in $COLORS</text:p>
      <text:p text:style-name="P133">do</text:p>
      <text:p text:style-name="P133"><text:s text:c="4"/>echo "Color : ${COLOR}"</text:p>
      <text:p text:style-name="P133">done</text:p>
      <text:p text:style-name="P2"><text:s/></text:p>
      <text:p text:style-name="P105">where <text:span text:style-name="T51">#</text:span> represent comment in shell. Any line except shebang starts with # interpreted as a comment <text:s/>by interpretor.</text:p>
      <text:p text:style-name="P2"/>
      <text:p text:style-name="P105">COLORS define in above code represent a way we define list in shell script which is nothing but space separated value close over double quotes.</text:p>
      <text:p text:style-name="P2"/>
      <text:p text:style-name="P2"/>
      <text:p text:style-name="P56">While Loop:</text:p>
      <text:p text:style-name="P105"/>
      <text:p text:style-name="P37">syntax:</text:p>
      <text:p text:style-name="P105"/>
      <text:p text:style-name="P129">while CONDITION</text:p>
      <text:p text:style-name="P129">do</text:p>
      <text:p text:style-name="P129"><text:tab/>some commands </text:p>
      <text:p text:style-name="P129">done</text:p>
      <text:p text:style-name="P2"/>
      <text:p text:style-name="P106">eg.</text:p>
      <text:p text:style-name="P106"/>
      <text:p text:style-name="P134">#! /bin/bash</text:p>
      <text:p text:style-name="P134"/>
      <text:p text:style-name="P134">NUM=1</text:p>
      <text:p text:style-name="P134"># --&gt; iterating no of times </text:p>
      <text:p text:style-name="P134">while [ $NUM -lt 5 ]</text:p>
      <text:p text:style-name="P134">do</text:p>
      <text:p text:style-name="P134"><text:s text:c="4"/>echo "Current num: ${NUM}"</text:p>
      <text:p text:style-name="P134"><text:s text:c="4"/>((NUM++))</text:p>
      <text:p text:style-name="P134">done</text:p>
      <text:p text:style-name="P134"/>
      <text:p text:style-name="P134"># --&gt; infinite while loop</text:p>
      <text:p text:style-name="P134">while true</text:p>
      <text:p text:style-name="P134">do</text:p>
      <text:p text:style-name="P134"><text:s text:c="4"/>echo 'still pinging...'</text:p>
      <text:p text:style-name="P134"><text:s text:c="4"/>sleep 1</text:p>
      <text:p text:style-name="P134">done</text:p>
      <text:p text:style-name="P2"/>
      <text:p text:style-name="P106">while loop is also use for reading file as <text:span text:style-name="T11">STDIN</text:span> in shell script as</text:p>
      <text:p text:style-name="P106"/>
      <text:p text:style-name="P122">while read LINE</text:p>
      <text:p text:style-name="P122">do</text:p>
      <text:p text:style-name="P122"><text:tab/>execute some commnads by extracting info from line</text:p>
      <text:p text:style-name="P122">done <text:s/>&lt; FILE_NAME</text:p>
      <text:p text:style-name="P106"/>
      <text:p text:style-name="P106"><text:span text:style-name="T34">&lt; </text:span>indicates as a input into program.</text:p>
      <text:p text:style-name="P2"/>
      <text:p text:style-name="P2"/>
      <text:p text:style-name="P107"/>
      <text:p text:style-name="P14"><text:soft-page-break/>9. Wildcards</text:p>
      <text:p text:style-name="P107"/>
      <text:p text:style-name="P108">wildcards are characters or string used for pattern matching. There are some symbols which shell interprete with some predefined meaning.</text:p>
      <text:p text:style-name="P108"/>
      <text:p text:style-name="P108"><text:span text:style-name="T49">*</text:span><text:tab/>:<text:tab/>Matches 0 or more characters</text:p>
      <text:p text:style-name="P108"><text:span text:style-name="T49">?</text:span><text:tab/>:<text:tab/>Matches exactly one characters</text:p>
      <text:p text:style-name="P108"/>
      <text:p text:style-name="P38"># --&gt; Matches all files staring with a having ext .txt</text:p>
      <text:p text:style-name="P130">ls a*.txt</text:p>
      <text:p text:style-name="P108"/>
      <text:p text:style-name="P38"># --&gt; Matches all files staring with a and having two letter name</text:p>
      <text:p text:style-name="P130">ls a?</text:p>
      <text:p text:style-name="P108"/>
      <text:p text:style-name="P57">character classes:</text:p>
      <text:p text:style-name="P108"/>
      <text:p text:style-name="P108">Matches any of the characters included between the brackets. Matches exactly one character.</text:p>
      <text:p text:style-name="P108">ex. [aeiou] </text:p>
      <text:p text:style-name="P108">we can use `!` operator to not match</text:p>
      <text:p text:style-name="P108">ranges in character classes : [a-g], [1-4]</text:p>
      <text:p text:style-name="P108"/>
      <text:p text:style-name="P130">ls c[!aeiou]*.txt</text:p>
      <text:p text:style-name="P108"/>
      <text:p text:style-name="P108">above command list all files that starts with letter c and not having second letter either a,e,i,o,u and ends with .txt options.</text:p>
      <text:p text:style-name="P108"/>
      <text:p text:style-name="P108"/>
      <text:p text:style-name="P57"># Named character classes</text:p>
      <text:p text:style-name="P123"># =&gt; [[:alpha:]]</text:p>
      <text:p text:style-name="P123"># =&gt; [[:alnum:]]</text:p>
      <text:p text:style-name="P123"># =&gt; [[:digit:]]</text:p>
      <text:p text:style-name="P123"># =&gt; [[:lower:]]</text:p>
      <text:p text:style-name="P123"># =&gt; [[:space:]]</text:p>
      <text:p text:style-name="P123"># =&gt; [[:upper:]]</text:p>
      <text:p text:style-name="P2"/>
      <text:p text:style-name="P109"/>
      <text:p text:style-name="P15">10.Functions : local, return</text:p>
      <text:p text:style-name="P109"/>
      <text:p text:style-name="P110">When we have to execute same set commands without repeating it again in file we can compose function out of these commands. This principle is called as DRY (don’t repeat yourself)</text:p>
      <text:p text:style-name="P110"/>
      <text:p text:style-name="P39">syntax:</text:p>
      <text:p text:style-name="P110"/>
      <text:p text:style-name="P110"><text:s text:c="3"/><text:span text:style-name="T36"><text:s/>function name(){</text:span></text:p>
      <text:p text:style-name="P124"/>
      <text:p text:style-name="P124"><text:s text:c="2"/>}</text:p>
      <text:p text:style-name="P124"/>
      <text:p text:style-name="P124"><text:s text:c="2"/>function name {</text:p>
      <text:p text:style-name="P124"/>
      <text:p text:style-name="P124"><text:s text:c="2"/>}</text:p>
      <text:p text:style-name="P110"/>
      <text:p text:style-name="P110"/>
      <text:p text:style-name="P110"><text:soft-page-break/>eg. </text:p>
      <text:p text:style-name="P110"/>
      <text:p text:style-name="P124">hello() {</text:p>
      <text:p text:style-name="P110"><text:s text:c="4"/><text:span text:style-name="T36">local PERSON=$1</text:span> <text:s text:c="11"/><text:tab/> # variable can be scoped to function using `local` keyword</text:p>
      <text:p text:style-name="P110"><text:s text:c="4"/><text:span text:style-name="T36">echo "Hello, ${PERSON}”</text:span><text:tab/> # one can defined variable `local` only in function</text:p>
      <text:p text:style-name="P110"><text:s text:c="4"/><text:span text:style-name="T36">return 0 </text:span><text:s text:c="19"/><text:tab/><text:tab/> # return keyword is used to return exit status for function. {0-<text:tab/><text:tab/><text:tab/><text:tab/><text:tab/> # <text:s/>255}</text:p>
      <text:p text:style-name="P110">}</text:p>
      <text:p text:style-name="P110"/>
      <text:p text:style-name="P110"><text:span text:style-name="T36">hello harshal <text:s text:c="2"/></text:span><text:s text:c="36"/># calling function </text:p>
      <text:p text:style-name="P110"/>
      <text:p text:style-name="P110">as we can see local keyword limit the scope of varible to function only the same varible is not available outside function. We are calling function with just name of function and not with ()</text:p>
      <text:p text:style-name="P110">as we used to do in other programming language.</text:p>
      <text:p text:style-name="P110"/>
      <text:p text:style-name="P110"/>
      <text:p text:style-name="P15">11.I/O redirection </text:p>
      <text:p text:style-name="P109"/>
      <text:p text:style-name="P109">I/O redirection <text:span text:style-name="T32">is one of the powerful feature that shell provides.</text:span></text:p>
      <text:p text:style-name="P109"/>
      <text:p text:style-name="P110">There are three types of standard I/O in shell <text:s/><text:span text:style-name="T1">STDIN, STDOUT, <text:s/>STDERR</text:span></text:p>
      <text:p text:style-name="P111"><text:s text:c="5"/></text:p>
      <text:p text:style-name="P112">shell uses file descriptor to identify stream.</text:p>
      <text:p text:style-name="P112"/>
      <text:p text:style-name="P112"><text:tab/><text:span text:style-name="T6">FD<text:tab/><text:tab/>Stream </text:span></text:p>
      <text:p text:style-name="P40"><text:tab/></text:p>
      <text:p text:style-name="P40"><text:tab/>0<text:tab/>: <text:tab/>STDIN</text:p>
      <text:p text:style-name="P40"><text:tab/>1<text:tab/>: <text:tab/>STDOUT</text:p>
      <text:p text:style-name="P40"><text:tab/>2<text:tab/>:<text:tab/>STDERR</text:p>
      <text:p text:style-name="P111"/>
      <text:p text:style-name="P111"><text:s text:c="5"/>&gt; <text:s text:c="10"/>=&gt; <text:s/>create / overwrite file using STDOUT</text:p>
      <text:p text:style-name="P110"><text:s text:c="4"/>&gt;&gt; <text:s text:c="9"/>=&gt; <text:s/>append <text:s/>file using STDOUT</text:p>
      <text:p text:style-name="P110"><text:s text:c="5"/>&lt; <text:s text:c="10"/>=&gt; <text:s/>take input into program</text:p>
      <text:p text:style-name="P110"/>
      <text:p text:style-name="P110"><text:s text:c="5"/>0&lt; <text:s text:c="9"/>=&gt; <text:s/>taking STDIN into program</text:p>
      <text:p text:style-name="P110"><text:s text:c="5"/>1&gt; <text:s text:c="9"/>=&gt; <text:s/>creating file using STDOUT</text:p>
      <text:p text:style-name="P110"><text:s text:c="5"/>2&gt; <text:s text:c="9"/>=&gt; <text:s/>creating file using STDERR</text:p>
      <text:p text:style-name="P110"><text:s text:c="4"/>&amp;&gt; <text:s text:c="9"/>=&gt; <text:s/>creating file containing both STDOUT and STDERR</text:p>
      <text:p text:style-name="P110"><text:s text:c="3"/>&gt;&amp;2 <text:s text:c="8"/>=&gt; <text:s/>redirecting STDOUT to STDERR</text:p>
      <text:p text:style-name="P110"><text:s text:c="5"/>|&amp; <text:s text:c="9"/>=&gt; <text:s/>redirecting STDOUT and STDERR through pipes</text:p>
      <text:p text:style-name="P110"/>
      <text:p text:style-name="P110"><text:s text:c="4"/>/dev/null <text:s text:c="2"/>=&gt; discards STDOUT / STDERR by redirecting into It</text:p>
      <text:p text:style-name="P2"/>
      <text:p text:style-name="P110">eg .</text:p>
      <text:p text:style-name="P110"/>
      <text:p text:style-name="P110"><text:tab/><text:span text:style-name="T36">ls <text:s/>*.txt <text:s/>&gt; files.log<text:tab/></text:span><text:tab/><text:tab/><text:span text:style-name="T33">=&gt; overwriting / creating</text:span><text:tab/></text:p>
      <text:p text:style-name="P110"><text:tab/><text:span text:style-name="T36">ls *.pdf &gt;&gt; files.log</text:span><text:tab/><text:tab/><text:tab/><text:span text:style-name="T33">=&gt; appending</text:span></text:p>
      <text:p text:style-name="P110"/>
      <text:p text:style-name="P110"><text:tab/><text:span text:style-name="T40">ls *.txt &gt; /</text:span><text:span text:style-name="T43">dev/null</text:span><text:span text:style-name="T40"> </text:span><text:span text:style-name="T33"><text:tab/><text:tab/><text:tab/>=&gt; dicarding by moving STDOUT to a /</text:span><text:span text:style-name="T2">dev/null</text:span></text:p>
      <text:p text:style-name="P2"/>
      <text:p text:style-name="P2"><text:soft-page-break/></text:p>
      <text:p text:style-name="P16">12.Logging</text:p>
      <text:p text:style-name="P113"/>
      <text:p text:style-name="P114">Shell provides a way to create log for shell script using logger utility. Logger uses syslog standard to log important message in logs</text:p>
      <text:p text:style-name="P114"/>
      <text:p text:style-name="P114"><text:span text:style-name="T7">facilities </text:span>: kern, mail, user, local0, local7</text:p>
      <text:p text:style-name="P114"><text:span text:style-name="T7">severities</text:span> : emerg, alert, crit, err, warning, notice, info, debug</text:p>
      <text:p text:style-name="P114"/>
      <text:p text:style-name="P114"><text:span text:style-name="T1">locations:</text:span> <text:span text:style-name="T36">/var/log/syslog</text:span></text:p>
      <text:p text:style-name="P114"/>
      <text:p text:style-name="P141">logger -p facility.levelOfSeverities 'message'</text:p>
      <text:p text:style-name="P114"/>
      <text:p text:style-name="P114">logger -i -s -t $0 <text:s/>-p local0.info 'Testing logger utility' </text:p>
      <text:p text:style-name="P114"/>
      <text:p text:style-name="P41">options:</text:p>
      <text:p text:style-name="P114"/>
      <text:p text:style-name="P114"><text:span text:style-name="T34">-i</text:span><text:tab/>:<text:tab/>append pid of script as well</text:p>
      <text:p text:style-name="P114"><text:span text:style-name="T34">-s</text:span><text:tab/>:<text:tab/>append log to standard error as well</text:p>
      <text:p text:style-name="P114"><text:span text:style-name="T34">-t</text:span><text:tab/>:<text:tab/>append tag to log file</text:p>
      <text:p text:style-name="P114"><text:span text:style-name="T34">-p</text:span><text:tab/>:<text:tab/>specify log priority</text:p>
      <text:p text:style-name="P113"/>
      <text:p text:style-name="P113"/>
      <text:p text:style-name="P113"/>
      <text:p text:style-name="P16">13.Debugging</text:p>
      <text:p text:style-name="P2"/>
      <text:p text:style-name="P133">#! /bin/bash -xe </text:p>
      <text:p text:style-name="P133"/>
      <text:p text:style-name="P133"># `-x option` @ shebang represents x-trace is on</text:p>
      <text:p text:style-name="P133"/>
      <text:p text:style-name="P133"># will print command with substitution i.e instead of var it represents it's val</text:p>
      <text:p text:style-name="P133"># from command line/ specific snipet use: set -x </text:p>
      <text:p text:style-name="P133"># to turn off use: set +x</text:p>
      <text:p text:style-name="P133"/>
      <text:p text:style-name="P133">TEST_VAR="test"</text:p>
      <text:p text:style-name="P133">#set -x</text:p>
      <text:p text:style-name="P133">echo "${TEST_VAR}"</text:p>
      <text:p text:style-name="P133">#set +x</text:p>
      <text:p text:style-name="P133"/>
      <text:p text:style-name="P133"># `-e option` @ shebang represents stop exec &amp; exit on error of any command</text:p>
      <text:p text:style-name="P133"/>
      <text:p text:style-name="P133">#set -e</text:p>
      <text:p text:style-name="P133">DIR="/not/here"</text:p>
      <text:p text:style-name="P133">ls "${DIR}"</text:p>
      <text:p text:style-name="P133">echo "done"</text:p>
      <text:p text:style-name="P133">#set +e</text:p>
      <text:p text:style-name="P133"/>
      <text:p text:style-name="P133"># `-v option` @ shebang will print command before expansion</text:p>
      <text:p text:style-name="P133"># set -v</text:p>
      <text:p text:style-name="P133">test='JUST TESTING...?'</text:p>
      <text:p text:style-name="P133">echo "This is ${test}"</text:p>
      <text:p text:style-name="P133"># set +v</text:p>
      <text:p text:style-name="P2"/>
      <text:p text:style-name="P2"><text:soft-page-break/></text:p>
      <text:p text:style-name="P2"/>
      <text:p text:style-name="P2">#--------------------------OTHER WAYS TO DEBUG--------------------------------</text:p>
      <text:p text:style-name="P2"># 1.used syntax highlighting in editor</text:p>
      <text:p text:style-name="P2"># 2. use PS4 variable for extra info. default `+`</text:p>
      <text:p text:style-name="P2"># 3.File types; use cat -v option , file , dos2unix utility.</text:p>
      <text:p text:style-name="P2"/>
      <text:p text:style-name="P2"/>
      <text:p text:style-name="P2"/>
      <text:p text:style-name="P2"/>
      <text:p text:style-name="P2"/>
      <text:p text:style-name="P2"/>
      <text:p text:style-name="P2"/>
      <text:p text:style-name="P2"/>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83"><text:soft-page-break/>Color formating in shell scripting</text:p>
      <text:p text:style-name="P115"/>
      <text:p text:style-name="P115"/>
      <text:p text:style-name="P115">The ANSI/VT100 terminals and terminal emulators are not just able to display black and white text ; they can display colors and formatted texts thanks to escape sequences. Those sequences are composed of the Escape character (often represented by “^[” or “&lt;Esc&gt;”) followed by some other characters: “&lt;Esc&gt;[FormatCodem”.</text:p>
      <text:p text:style-name="P115"/>
      <text:p text:style-name="P115">In Bash, the &lt;Esc&gt; character can be obtained with the following syntaxes:</text:p>
      <text:p text:style-name="P115"/>
      <text:list xml:id="list2626875956" text:style-name="L2">
        <text:list-item>
          <text:p text:style-name="P181">\e</text:p>
        </text:list-item>
        <text:list-item>
          <text:p text:style-name="P181">\033</text:p>
        </text:list-item>
        <text:list-item>
          <text:p text:style-name="P181">\x1B</text:p>
        </text:list-item>
      </text:list>
      <text:p text:style-name="P166"><text:span text:style-name="Emphasis"><text:span text:style-name="T56"/></text:span></text:p>
      <text:p text:style-name="P166"><text:span text:style-name="Emphasis"><text:span text:style-name="T56">Examples:</text:span></text:span></text:p>
      <table:table table:name="Table1" table:style-name="Table1">
        <table:table-column table:style-name="Table1.A"/>
        <table:table-column table:style-name="Table1.B"/>
        <table:table-header-rows>
          <table:table-row>
            <table:table-cell table:style-name="Table1.A1" office:value-type="string">
              <text:p text:style-name="P177">Code (Bash)</text:p>
            </table:table-cell>
            <table:table-cell table:style-name="Table1.A1" office:value-type="string">
              <text:p text:style-name="P177">Preview</text:p>
            </table:table-cell>
          </table:table-row>
        </table:table-header-rows>
        <table:table-row>
          <table:table-cell table:style-name="Table1.A2" office:value-type="string">
            <text:p text:style-name="P174"><text:span text:style-name="T57">echo</text:span> <text:span text:style-name="T58">-e</text:span> <text:span text:style-name="T55">"\e[31mHello World\e[0m"</text:span></text:p>
          </table:table-cell>
          <table:table-cell table:style-name="Table1.B2" office:value-type="string">
            <text:p text:style-name="P170"><draw:frame draw:style-name="fr1" draw:name="Image1" text:anchor-type="as-char" svg:width="2.381cm" svg:height="0.45cm" draw:z-index="0"><draw:image xlink:href="Pictures/100000000000005A0000001199E6DCDC7A3CA3E4.png" xlink:type="simple" xlink:show="embed" xlink:actuate="onLoad" loext:mime-type="image/png"/><svg:title>Hello World</svg:title></draw:frame></text:p>
          </table:table-cell>
        </table:table-row>
        <table:table-row>
          <table:table-cell table:style-name="Table1.A3" office:value-type="string">
            <text:p text:style-name="P175"><text:span text:style-name="T57">echo</text:span> <text:span text:style-name="T58">-e</text:span> <text:span text:style-name="T55">"\033[31mHello\e[0m World"</text:span></text:p>
          </table:table-cell>
          <table:table-cell table:style-name="Table1.B3" office:value-type="string">
            <text:p text:style-name="P168"><draw:frame draw:style-name="fr1" draw:name="Image2" text:anchor-type="as-char" svg:width="2.381cm" svg:height="0.45cm" draw:z-index="1"><draw:image xlink:href="Pictures/100000000000005A000000114D474568F7BB0EC7.png" xlink:type="simple" xlink:show="embed" xlink:actuate="onLoad" loext:mime-type="image/png"/><svg:title>Hello World</svg:title></draw:frame></text:p>
          </table:table-cell>
        </table:table-row>
      </table:table>
      <text:p text:style-name="P115"/>
      <text:p text:style-name="P115"/>
      <text:p text:style-name="P115">NOTE¹: The -e option of the echo command enable the parsing of the escape sequences.</text:p>
      <text:p text:style-name="P115"/>
      <text:p text:style-name="P115">NOTE²: The “\e[0m” sequence removes all attributes (formatting and colors). It can be a good idea to add it at the end of each colored text. ;)</text:p>
      <text:p text:style-name="P115"/>
      <text:p text:style-name="P115">NOTE³: The examples in this page are in Bash but the ANSI/VT100 escape sequences can be used in every programming languages.</text:p>
      <text:p text:style-name="P145"/>
      <text:p text:style-name="P144">Formatting</text:p>
      <text:p text:style-name="P115"/>
      <text:h text:style-name="P178" text:outline-level="3"><text:bookmark text:name="set1"/><text:bookmark text:name="set"/>Se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6">Code</text:p>
            </table:table-cell>
            <table:table-cell table:style-name="Table2.A1" office:value-type="string">
              <text:p text:style-name="P177">Description</text:p>
            </table:table-cell>
            <table:table-cell table:style-name="Table2.A1" office:value-type="string">
              <text:p text:style-name="P177">Example</text:p>
            </table:table-cell>
            <table:table-cell table:style-name="Table2.A1" office:value-type="string">
              <text:p text:style-name="P177">Preview</text:p>
            </table:table-cell>
          </table:table-row>
        </table:table-header-rows>
        <table:table-row>
          <table:table-cell table:style-name="Table2.A2" office:value-type="string">
            <text:p text:style-name="P171">1</text:p>
          </table:table-cell>
          <table:table-cell table:style-name="Table2.B2" office:value-type="string">
            <text:p text:style-name="P172">Bold/Bright</text:p>
          </table:table-cell>
          <table:table-cell table:style-name="Table2.C2" office:value-type="string">
            <text:p text:style-name="P174"><text:span text:style-name="T57">echo</text:span> <text:span text:style-name="T58">-e</text:span> <text:span text:style-name="T55">"Normal \e[1mBold"</text:span></text:p>
          </table:table-cell>
          <table:table-cell table:style-name="Table2.D2" office:value-type="string">
            <text:p text:style-name="P172"><draw:frame draw:style-name="fr1" draw:name="Image3" text:anchor-type="as-char" svg:width="3.651cm" svg:height="0.45cm" draw:z-index="2"><draw:image xlink:href="Pictures/100000000000008A000000114E3BADA04A070BC7.png" xlink:type="simple" xlink:show="embed" xlink:actuate="onLoad" loext:mime-type="image/png"/><svg:title>Normal Bold</svg:title></draw:frame></text:p>
          </table:table-cell>
        </table:table-row>
        <table:table-row>
          <table:table-cell table:style-name="Table2.A3" office:value-type="string">
            <text:p text:style-name="P171">2</text:p>
          </table:table-cell>
          <table:table-cell table:style-name="Table2.B3" office:value-type="string">
            <text:p text:style-name="P172">Dim</text:p>
          </table:table-cell>
          <table:table-cell table:style-name="Table2.C3" office:value-type="string">
            <text:p text:style-name="P174"><text:span text:style-name="T57">echo</text:span> <text:span text:style-name="T58">-e</text:span> <text:span text:style-name="T55">"Normal \e[2mDim"</text:span></text:p>
          </table:table-cell>
          <table:table-cell table:style-name="Table2.D3" office:value-type="string">
            <text:p text:style-name="P172"><draw:frame draw:style-name="fr1" draw:name="Image4" text:anchor-type="as-char" svg:width="3.651cm" svg:height="0.45cm" draw:z-index="3"><draw:image xlink:href="Pictures/100000000000008A0000001115E48494EAA79CA6.png" xlink:type="simple" xlink:show="embed" xlink:actuate="onLoad" loext:mime-type="image/png"/><svg:title>Normal Dim</svg:title></draw:frame></text:p>
          </table:table-cell>
        </table:table-row>
        <table:table-row>
          <table:table-cell table:style-name="Table2.A4" office:value-type="string">
            <text:p text:style-name="P171">4</text:p>
          </table:table-cell>
          <table:table-cell table:style-name="Table2.B4" office:value-type="string">
            <text:p text:style-name="P172">Underlined</text:p>
          </table:table-cell>
          <table:table-cell table:style-name="Table2.C4" office:value-type="string">
            <text:p text:style-name="P175"><text:span text:style-name="T57">echo</text:span> <text:span text:style-name="T58">-e</text:span> <text:span text:style-name="T55">"Normal \e[4mUnderlined"</text:span></text:p>
          </table:table-cell>
          <table:table-cell table:style-name="Table2.D4" office:value-type="string">
            <text:p text:style-name="P170"><draw:frame draw:style-name="fr1" draw:name="Image5" text:anchor-type="as-char" svg:width="3.651cm" svg:height="0.45cm" draw:z-index="4"><draw:image xlink:href="Pictures/100000000000008A00000011F746C2DEA1580E84.png" xlink:type="simple" xlink:show="embed" xlink:actuate="onLoad" loext:mime-type="image/png"/><svg:title>Normal Underlined</svg:title></draw:frame></text:p>
          </table:table-cell>
        </table:table-row>
        <table:table-row>
          <table:table-cell table:style-name="Table2.A5" office:value-type="string">
            <text:p text:style-name="P171">5</text:p>
          </table:table-cell>
          <table:table-cell table:style-name="Table2.B5" office:value-type="string">
            <text:p text:style-name="P170">Blink <text:bookmark text:name="fnt__1"/><text:a xlink:type="simple" xlink:href="https://misc.flogisoft.com/bash/tip_colors_and_formatting#fn__1" text:style-name="Internet_20_link" text:visited-style-name="Visited_20_Internet_20_Link"><text:span text:style-name="T59">1)</text:span></text:a></text:p>
          </table:table-cell>
          <table:table-cell table:style-name="Table2.C5" office:value-type="string">
            <text:p text:style-name="P175"><text:span text:style-name="T57">echo</text:span> <text:span text:style-name="T58">-e</text:span> <text:span text:style-name="T55">"Normal \e[5mBlink"</text:span></text:p>
          </table:table-cell>
          <table:table-cell table:style-name="Table2.D5" office:value-type="string">
            <text:p text:style-name="P170"><draw:frame draw:style-name="fr1" draw:name="Image6" text:anchor-type="as-char" svg:width="3.651cm" svg:height="0.45cm" draw:z-index="5"><draw:image xlink:href="Pictures/100000020000008A00000011EB8B34DD153752D0.gif" xlink:type="simple" xlink:show="embed" xlink:actuate="onLoad" loext:mime-type="image/gif"/><svg:title>Normal Blink</svg:title></draw:frame></text:p>
          </table:table-cell>
        </table:table-row>
        <table:table-row>
          <table:table-cell table:style-name="Table2.A6" office:value-type="string">
            <text:p text:style-name="P171">7</text:p>
          </table:table-cell>
          <table:table-cell table:style-name="Table2.B6" office:value-type="string">
            <text:p text:style-name="P170">Reverse (invert the foreground and background colors)</text:p>
          </table:table-cell>
          <table:table-cell table:style-name="Table2.C6" office:value-type="string">
            <text:p text:style-name="P175"><text:span text:style-name="T57">echo</text:span> <text:span text:style-name="T58">-e</text:span> <text:span text:style-name="T55">"Normal \e[7minverted"</text:span></text:p>
          </table:table-cell>
          <table:table-cell table:style-name="Table2.D6" office:value-type="string">
            <text:p text:style-name="P170"><draw:frame draw:style-name="fr1" draw:name="Image7" text:anchor-type="as-char" svg:width="3.651cm" svg:height="0.45cm" draw:z-index="6"><draw:image xlink:href="Pictures/100000000000008A00000011AD30B403A43ACE28.png" xlink:type="simple" xlink:show="embed" xlink:actuate="onLoad" loext:mime-type="image/png"/><svg:title>Normal inverted</svg:title></draw:frame></text:p>
          </table:table-cell>
        </table:table-row>
        <table:table-row>
          <table:table-cell table:style-name="Table2.A7" office:value-type="string">
            <text:p text:style-name="P171">8</text:p>
          </table:table-cell>
          <table:table-cell table:style-name="Table2.B7" office:value-type="string">
            <text:p text:style-name="P172">Hidden (useful for passwords)</text:p>
          </table:table-cell>
          <table:table-cell table:style-name="Table2.C7" office:value-type="string">
            <text:p text:style-name="P174"><text:span text:style-name="T57">echo</text:span> <text:span text:style-name="T58">-e</text:span> <text:span text:style-name="T55">"Normal \e[8mHidden"</text:span></text:p>
          </table:table-cell>
          <table:table-cell table:style-name="Table2.D7" office:value-type="string">
            <text:p text:style-name="P169"><draw:frame draw:style-name="fr1" draw:name="Image8" text:anchor-type="as-char" svg:width="3.651cm" svg:height="0.45cm" draw:z-index="7"><draw:image xlink:href="Pictures/100000000000008A0000001151EC6FE87B8CE1DE.png" xlink:type="simple" xlink:show="embed" xlink:actuate="onLoad" loext:mime-type="image/png"/><svg:title>Normal Hidden</svg:title></draw:frame></text:p>
          </table:table-cell>
        </table:table-row>
      </table:table>
      <text:h text:style-name="P173" text:outline-level="3"><text:bookmark text:name="reset"/><text:soft-page-break/>Reset</text:h>
      <text:p text:style-name="P167"/>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76">Code</text:p>
            </table:table-cell>
            <table:table-cell table:style-name="Table3.A1" office:value-type="string">
              <text:p text:style-name="P177">Description</text:p>
            </table:table-cell>
            <table:table-cell table:style-name="Table3.A1" office:value-type="string">
              <text:p text:style-name="P177">Example</text:p>
            </table:table-cell>
            <table:table-cell table:style-name="Table3.A1" office:value-type="string">
              <text:p text:style-name="P177">Preview</text:p>
            </table:table-cell>
          </table:table-row>
        </table:table-header-rows>
        <table:table-row>
          <table:table-cell table:style-name="Table3.A2" office:value-type="string">
            <text:p text:style-name="P171">0</text:p>
          </table:table-cell>
          <table:table-cell table:style-name="Table3.B2" office:value-type="string">
            <text:p text:style-name="P170">Reset all attributes</text:p>
          </table:table-cell>
          <table:table-cell table:style-name="Table3.C2" office:value-type="string">
            <text:p text:style-name="P174"><text:span text:style-name="T57">echo</text:span> <text:span text:style-name="T58">-e</text:span> <text:span text:style-name="T55">"\e[0mNormal Text"</text:span></text:p>
          </table:table-cell>
          <table:table-cell table:style-name="Table3.D2" office:value-type="string">
            <text:p text:style-name="P172"><draw:frame draw:style-name="fr1" draw:name="Image9" text:anchor-type="as-char" svg:width="5.159cm" svg:height="0.45cm" draw:z-index="8"><draw:image xlink:href="Pictures/10000000000000C300000011B1034EA61171FEBD.png" xlink:type="simple" xlink:show="embed" xlink:actuate="onLoad" loext:mime-type="image/png"/><svg:title>Normal Text</svg:title></draw:frame></text:p>
          </table:table-cell>
        </table:table-row>
        <table:table-row>
          <table:table-cell table:style-name="Table3.A3" office:value-type="string">
            <text:p text:style-name="P171">21</text:p>
          </table:table-cell>
          <table:table-cell table:style-name="Table3.B3" office:value-type="string">
            <text:p text:style-name="P172">Reset bold/bright</text:p>
          </table:table-cell>
          <table:table-cell table:style-name="Table3.C3" office:value-type="string">
            <text:p text:style-name="P174"><text:span text:style-name="T57">echo</text:span> <text:span text:style-name="T58">-e</text:span> <text:span text:style-name="T55">"Normal \e[1mBold \e[21mNormal"</text:span></text:p>
          </table:table-cell>
          <table:table-cell table:style-name="Table3.D3" office:value-type="string">
            <text:p text:style-name="P172"><draw:frame draw:style-name="fr1" draw:name="Image10" text:anchor-type="as-char" svg:width="5.159cm" svg:height="0.45cm" draw:z-index="9"><draw:image xlink:href="Pictures/10000000000000C300000011B4AF869AF84C7329.png" xlink:type="simple" xlink:show="embed" xlink:actuate="onLoad" loext:mime-type="image/png"/><svg:title>Normal Bold Normal</svg:title></draw:frame></text:p>
          </table:table-cell>
        </table:table-row>
        <table:table-row>
          <table:table-cell table:style-name="Table3.A4" office:value-type="string">
            <text:p text:style-name="P171">22</text:p>
          </table:table-cell>
          <table:table-cell table:style-name="Table3.B4" office:value-type="string">
            <text:p text:style-name="P172">Reset dim</text:p>
          </table:table-cell>
          <table:table-cell table:style-name="Table3.C4" office:value-type="string">
            <text:p text:style-name="P174"><text:span text:style-name="T57">echo</text:span> <text:span text:style-name="T58">-e</text:span> <text:span text:style-name="T55">"Normal \e[2mDim \e[22mNormal"</text:span></text:p>
          </table:table-cell>
          <table:table-cell table:style-name="Table3.D4" office:value-type="string">
            <text:p text:style-name="P172"><draw:frame draw:style-name="fr1" draw:name="Image11" text:anchor-type="as-char" svg:width="5.159cm" svg:height="0.45cm" draw:z-index="10"><draw:image xlink:href="Pictures/10000000000000C30000001115B08AB1B5A865EB.png" xlink:type="simple" xlink:show="embed" xlink:actuate="onLoad" loext:mime-type="image/png"/><svg:title>Normal Dim Normal</svg:title></draw:frame></text:p>
          </table:table-cell>
        </table:table-row>
        <table:table-row>
          <table:table-cell table:style-name="Table3.A5" office:value-type="string">
            <text:p text:style-name="P171">24</text:p>
          </table:table-cell>
          <table:table-cell table:style-name="Table3.B5" office:value-type="string">
            <text:p text:style-name="P172">Reset underlined</text:p>
          </table:table-cell>
          <table:table-cell table:style-name="Table3.C5" office:value-type="string">
            <text:p text:style-name="P175"><text:span text:style-name="T57">echo</text:span> <text:span text:style-name="T58">-e</text:span> <text:span text:style-name="T55">"Normal \e[4mUnderlined \e[24mNormal"</text:span></text:p>
          </table:table-cell>
          <table:table-cell table:style-name="Table3.D5" office:value-type="string">
            <text:p text:style-name="P170"><draw:frame draw:style-name="fr1" draw:name="Image12" text:anchor-type="as-char" svg:width="5.159cm" svg:height="0.45cm" draw:z-index="11"><draw:image xlink:href="Pictures/10000000000000C3000000118B8024108D65A309.png" xlink:type="simple" xlink:show="embed" xlink:actuate="onLoad" loext:mime-type="image/png"/><svg:title>Normal Underlined Normal</svg:title></draw:frame></text:p>
          </table:table-cell>
        </table:table-row>
        <table:table-row>
          <table:table-cell table:style-name="Table3.A6" office:value-type="string">
            <text:p text:style-name="P171">25</text:p>
          </table:table-cell>
          <table:table-cell table:style-name="Table3.B6" office:value-type="string">
            <text:p text:style-name="P172">Reset blink</text:p>
          </table:table-cell>
          <table:table-cell table:style-name="Table3.C6" office:value-type="string">
            <text:p text:style-name="P174"><text:span text:style-name="T57">echo</text:span> <text:span text:style-name="T58">-e</text:span> <text:span text:style-name="T55">"Normal \e[5mBlink \e[25mNormal"</text:span></text:p>
          </table:table-cell>
          <table:table-cell table:style-name="Table3.D6" office:value-type="string">
            <text:p text:style-name="P172"><draw:frame draw:style-name="fr1" draw:name="Image13" text:anchor-type="as-char" svg:width="5.159cm" svg:height="0.45cm" draw:z-index="12"><draw:image xlink:href="Pictures/10000002000000C300000011BC54E4CD4F4F4027.gif" xlink:type="simple" xlink:show="embed" xlink:actuate="onLoad" loext:mime-type="image/gif"/><svg:title>Normal Blink Normal</svg:title></draw:frame></text:p>
          </table:table-cell>
        </table:table-row>
        <table:table-row>
          <table:table-cell table:style-name="Table3.A7" office:value-type="string">
            <text:p text:style-name="P171">27</text:p>
          </table:table-cell>
          <table:table-cell table:style-name="Table3.B7" office:value-type="string">
            <text:p text:style-name="P172">Reset reverse</text:p>
          </table:table-cell>
          <table:table-cell table:style-name="Table3.C7" office:value-type="string">
            <text:p text:style-name="P174"><text:span text:style-name="T57">echo</text:span> <text:span text:style-name="T58">-e</text:span> <text:span text:style-name="T55">"Normal \e[7minverted \e[27mNormal"</text:span></text:p>
          </table:table-cell>
          <table:table-cell table:style-name="Table3.D7" office:value-type="string">
            <text:p text:style-name="P172"><draw:frame draw:style-name="fr1" draw:name="Image14" text:anchor-type="as-char" svg:width="5.159cm" svg:height="0.45cm" draw:z-index="13"><draw:image xlink:href="Pictures/10000000000000C300000011DE718C677A4E344E.png" xlink:type="simple" xlink:show="embed" xlink:actuate="onLoad" loext:mime-type="image/png"/><svg:title>Normal inverted Normal</svg:title></draw:frame></text:p>
          </table:table-cell>
        </table:table-row>
        <table:table-row>
          <table:table-cell table:style-name="Table3.A8" office:value-type="string">
            <text:p text:style-name="P171">28</text:p>
          </table:table-cell>
          <table:table-cell table:style-name="Table3.B8" office:value-type="string">
            <text:p text:style-name="P172">Reset hidden</text:p>
          </table:table-cell>
          <table:table-cell table:style-name="Table3.C8" office:value-type="string">
            <text:p text:style-name="P174"><text:span text:style-name="T57">echo</text:span> <text:span text:style-name="T58">-e</text:span> <text:span text:style-name="T55">"Normal \e[8mHidden \e[28mNormal"</text:span></text:p>
          </table:table-cell>
          <table:table-cell table:style-name="Table3.D8" office:value-type="string">
            <text:p text:style-name="P169"><draw:frame draw:style-name="fr1" draw:name="Image15" text:anchor-type="as-char" svg:width="5.159cm" svg:height="0.45cm" draw:z-index="14"><draw:image xlink:href="Pictures/10000000000000C300000011CD6F8D3DDC831BCD.png" xlink:type="simple" xlink:show="embed" xlink:actuate="onLoad" loext:mime-type="image/png"/><svg:title>Normal Hidden Normal</svg:title></draw:frame></text:p>
          </table:table-cell>
        </table:table-row>
      </table:table>
      <text:h text:style-name="P165" text:outline-level="2"/>
      <text:p text:style-name="P163">8/16 Colors</text:p>
      <text:p text:style-name="P163"/>
      <text:p text:style-name="P163">Foreground (text)</text:p>
      <text:p text:style-name="P164"/>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76">Code</text:p>
            </table:table-cell>
            <table:table-cell table:style-name="Table4.A1" office:value-type="string">
              <text:p text:style-name="P177">Color</text:p>
            </table:table-cell>
            <table:table-cell table:style-name="Table4.A1" office:value-type="string">
              <text:p text:style-name="P177">Example</text:p>
            </table:table-cell>
            <table:table-cell table:style-name="Table4.A1" office:value-type="string">
              <text:p text:style-name="P176">Preview</text:p>
            </table:table-cell>
          </table:table-row>
        </table:table-header-rows>
        <table:table-row>
          <table:table-cell table:style-name="Table4.A2" office:value-type="string">
            <text:p text:style-name="P171">39</text:p>
          </table:table-cell>
          <table:table-cell table:style-name="Table4.B2" office:value-type="string">
            <text:p text:style-name="P170">Default foreground color</text:p>
          </table:table-cell>
          <table:table-cell table:style-name="Table4.C2" office:value-type="string">
            <text:p text:style-name="P174"><text:span text:style-name="T57">echo</text:span> <text:span text:style-name="T58">-e</text:span> <text:span text:style-name="T55">"Default \e[39mDefault"</text:span></text:p>
          </table:table-cell>
          <table:table-cell table:style-name="Table4.D2" office:value-type="string">
            <text:p text:style-name="P172"><draw:frame draw:style-name="fr1" draw:name="Image16" text:anchor-type="as-char" svg:width="4.524cm" svg:height="0.45cm" draw:z-index="15"><draw:image xlink:href="Pictures/10000000000000AB00000011FF4CF0BC6F563780.png" xlink:type="simple" xlink:show="embed" xlink:actuate="onLoad" loext:mime-type="image/png"/><svg:title>Default Default</svg:title></draw:frame></text:p>
          </table:table-cell>
        </table:table-row>
        <table:table-row>
          <table:table-cell table:style-name="Table4.A3" office:value-type="string">
            <text:p text:style-name="P171">30</text:p>
          </table:table-cell>
          <table:table-cell table:style-name="Table4.B3" office:value-type="string">
            <text:p text:style-name="P172">Black</text:p>
          </table:table-cell>
          <table:table-cell table:style-name="Table4.C3" office:value-type="string">
            <text:p text:style-name="P174"><text:span text:style-name="T57">echo</text:span> <text:span text:style-name="T58">-e</text:span> <text:span text:style-name="T55">"Default \e[30mBlack"</text:span></text:p>
          </table:table-cell>
          <table:table-cell table:style-name="Table4.D3" office:value-type="string">
            <text:p text:style-name="P172"><draw:frame draw:style-name="fr1" draw:name="Image17" text:anchor-type="as-char" svg:width="4.524cm" svg:height="0.45cm" draw:z-index="16"><draw:image xlink:href="Pictures/10000000000000AB00000011F808996948DA1959.png" xlink:type="simple" xlink:show="embed" xlink:actuate="onLoad" loext:mime-type="image/png"/><svg:title>Default Black</svg:title></draw:frame></text:p>
          </table:table-cell>
        </table:table-row>
        <table:table-row>
          <table:table-cell table:style-name="Table4.A4" office:value-type="string">
            <text:p text:style-name="P171">31</text:p>
          </table:table-cell>
          <table:table-cell table:style-name="Table4.B4" office:value-type="string">
            <text:p text:style-name="P172">Red</text:p>
          </table:table-cell>
          <table:table-cell table:style-name="Table4.C4" office:value-type="string">
            <text:p text:style-name="P174"><text:span text:style-name="T57">echo</text:span> <text:span text:style-name="T58">-e</text:span> <text:span text:style-name="T55">"Default \e[31mRed"</text:span></text:p>
          </table:table-cell>
          <table:table-cell table:style-name="Table4.D4" office:value-type="string">
            <text:p text:style-name="P172"><draw:frame draw:style-name="fr1" draw:name="Image18" text:anchor-type="as-char" svg:width="4.524cm" svg:height="0.45cm" draw:z-index="17"><draw:image xlink:href="Pictures/10000000000000AB00000011948E84D9F3B0B9B0.png" xlink:type="simple" xlink:show="embed" xlink:actuate="onLoad" loext:mime-type="image/png"/><svg:title>Default Red</svg:title></draw:frame></text:p>
          </table:table-cell>
        </table:table-row>
        <table:table-row>
          <table:table-cell table:style-name="Table4.A5" office:value-type="string">
            <text:p text:style-name="P171">32</text:p>
          </table:table-cell>
          <table:table-cell table:style-name="Table4.B5" office:value-type="string">
            <text:p text:style-name="P172">Green</text:p>
          </table:table-cell>
          <table:table-cell table:style-name="Table4.C5" office:value-type="string">
            <text:p text:style-name="P174"><text:span text:style-name="T57">echo</text:span> <text:span text:style-name="T58">-e</text:span> <text:span text:style-name="T55">"Default \e[32mGreen"</text:span></text:p>
          </table:table-cell>
          <table:table-cell table:style-name="Table4.D5" office:value-type="string">
            <text:p text:style-name="P172"><draw:frame draw:style-name="fr1" draw:name="Image19" text:anchor-type="as-char" svg:width="4.524cm" svg:height="0.45cm" draw:z-index="18"><draw:image xlink:href="Pictures/10000000000000AB00000011CCA7406FAB43462D.png" xlink:type="simple" xlink:show="embed" xlink:actuate="onLoad" loext:mime-type="image/png"/><svg:title>Default Green</svg:title></draw:frame></text:p>
          </table:table-cell>
        </table:table-row>
        <table:table-row>
          <table:table-cell table:style-name="Table4.A6" office:value-type="string">
            <text:p text:style-name="P171">33</text:p>
          </table:table-cell>
          <table:table-cell table:style-name="Table4.B6" office:value-type="string">
            <text:p text:style-name="P172">Yellow</text:p>
          </table:table-cell>
          <table:table-cell table:style-name="Table4.C6" office:value-type="string">
            <text:p text:style-name="P174"><text:span text:style-name="T57">echo</text:span> <text:span text:style-name="T58">-e</text:span> <text:span text:style-name="T55">"Default \e[33mYellow"</text:span></text:p>
          </table:table-cell>
          <table:table-cell table:style-name="Table4.D6" office:value-type="string">
            <text:p text:style-name="P172"><draw:frame draw:style-name="fr1" draw:name="Image20" text:anchor-type="as-char" svg:width="4.524cm" svg:height="0.45cm" draw:z-index="19"><draw:image xlink:href="Pictures/10000000000000AB00000011489C305DDDCC9195.png" xlink:type="simple" xlink:show="embed" xlink:actuate="onLoad" loext:mime-type="image/png"/><svg:title>Default Yellow</svg:title></draw:frame></text:p>
          </table:table-cell>
        </table:table-row>
        <table:table-row>
          <table:table-cell table:style-name="Table4.A7" office:value-type="string">
            <text:p text:style-name="P171">34</text:p>
          </table:table-cell>
          <table:table-cell table:style-name="Table4.B7" office:value-type="string">
            <text:p text:style-name="P172">Blue</text:p>
          </table:table-cell>
          <table:table-cell table:style-name="Table4.C7" office:value-type="string">
            <text:p text:style-name="P174"><text:span text:style-name="T57">echo</text:span> <text:span text:style-name="T58">-e</text:span> <text:span text:style-name="T55">"Default \e[34mBlue"</text:span></text:p>
          </table:table-cell>
          <table:table-cell table:style-name="Table4.D7" office:value-type="string">
            <text:p text:style-name="P172"><draw:frame draw:style-name="fr1" draw:name="Image21" text:anchor-type="as-char" svg:width="4.524cm" svg:height="0.45cm" draw:z-index="20"><draw:image xlink:href="Pictures/10000000000000AB000000113040BD5AD69C4E1A.png" xlink:type="simple" xlink:show="embed" xlink:actuate="onLoad" loext:mime-type="image/png"/><svg:title>Default Blue</svg:title></draw:frame></text:p>
          </table:table-cell>
        </table:table-row>
        <table:table-row>
          <table:table-cell table:style-name="Table4.A8" office:value-type="string">
            <text:p text:style-name="P171">35</text:p>
          </table:table-cell>
          <table:table-cell table:style-name="Table4.B8" office:value-type="string">
            <text:p text:style-name="P172">Magenta</text:p>
          </table:table-cell>
          <table:table-cell table:style-name="Table4.C8" office:value-type="string">
            <text:p text:style-name="P174"><text:span text:style-name="T57">echo</text:span> <text:span text:style-name="T58">-e</text:span> <text:span text:style-name="T55">"Default \e[35mMagenta"</text:span></text:p>
          </table:table-cell>
          <table:table-cell table:style-name="Table4.D8" office:value-type="string">
            <text:p text:style-name="P172"><draw:frame draw:style-name="fr1" draw:name="Image22" text:anchor-type="as-char" svg:width="4.524cm" svg:height="0.45cm" draw:z-index="21"><draw:image xlink:href="Pictures/10000000000000AB000000111AB5B918853B3B9E.png" xlink:type="simple" xlink:show="embed" xlink:actuate="onLoad" loext:mime-type="image/png"/><svg:title>Default Magenta</svg:title></draw:frame></text:p>
          </table:table-cell>
        </table:table-row>
        <table:table-row>
          <table:table-cell table:style-name="Table4.A9" office:value-type="string">
            <text:p text:style-name="P171">36</text:p>
          </table:table-cell>
          <table:table-cell table:style-name="Table4.B9" office:value-type="string">
            <text:p text:style-name="P172">Cyan</text:p>
          </table:table-cell>
          <table:table-cell table:style-name="Table4.C9" office:value-type="string">
            <text:p text:style-name="P174"><text:span text:style-name="T57">echo</text:span> <text:span text:style-name="T58">-e</text:span> <text:span text:style-name="T55">"Default \e[36mCyan"</text:span></text:p>
          </table:table-cell>
          <table:table-cell table:style-name="Table4.D9" office:value-type="string">
            <text:p text:style-name="P172"><draw:frame draw:style-name="fr1" draw:name="Image23" text:anchor-type="as-char" svg:width="4.524cm" svg:height="0.45cm" draw:z-index="22"><draw:image xlink:href="Pictures/10000000000000AB00000011F834B659CBF73652.png" xlink:type="simple" xlink:show="embed" xlink:actuate="onLoad" loext:mime-type="image/png"/><svg:title>Default Cyan</svg:title></draw:frame></text:p>
          </table:table-cell>
        </table:table-row>
        <table:table-row>
          <table:table-cell table:style-name="Table4.A10" office:value-type="string">
            <text:p text:style-name="P171">37</text:p>
          </table:table-cell>
          <table:table-cell table:style-name="Table4.B10" office:value-type="string">
            <text:p text:style-name="P172">Light gray</text:p>
          </table:table-cell>
          <table:table-cell table:style-name="Table4.C10" office:value-type="string">
            <text:p text:style-name="P174"><text:span text:style-name="T57">echo</text:span> <text:span text:style-name="T58">-e</text:span> <text:span text:style-name="T55">"Default \e[37mLight gray"</text:span></text:p>
          </table:table-cell>
          <table:table-cell table:style-name="Table4.D10" office:value-type="string">
            <text:p text:style-name="P172"><draw:frame draw:style-name="fr1" draw:name="Image24" text:anchor-type="as-char" svg:width="4.524cm" svg:height="0.45cm" draw:z-index="23"><draw:image xlink:href="Pictures/10000000000000AB000000111A0532BD37A1BE98.png" xlink:type="simple" xlink:show="embed" xlink:actuate="onLoad" loext:mime-type="image/png"/><svg:title>Default Light gray</svg:title></draw:frame></text:p>
          </table:table-cell>
        </table:table-row>
        <table:table-row>
          <table:table-cell table:style-name="Table4.A11" office:value-type="string">
            <text:p text:style-name="P171">90</text:p>
          </table:table-cell>
          <table:table-cell table:style-name="Table4.B11" office:value-type="string">
            <text:p text:style-name="P172">Dark gray</text:p>
          </table:table-cell>
          <table:table-cell table:style-name="Table4.C11" office:value-type="string">
            <text:p text:style-name="P174"><text:span text:style-name="T57">echo</text:span> <text:span text:style-name="T58">-e</text:span> <text:span text:style-name="T55">"Default \e[90mDark gray"</text:span></text:p>
          </table:table-cell>
          <table:table-cell table:style-name="Table4.D11" office:value-type="string">
            <text:p text:style-name="P172"><draw:frame draw:style-name="fr1" draw:name="Image25" text:anchor-type="as-char" svg:width="4.524cm" svg:height="0.45cm" draw:z-index="24"><draw:image xlink:href="Pictures/10000000000000AB00000011BE0A538F3418E877.png" xlink:type="simple" xlink:show="embed" xlink:actuate="onLoad" loext:mime-type="image/png"/><svg:title>Default Dark gray</svg:title></draw:frame></text:p>
          </table:table-cell>
        </table:table-row>
        <table:table-row>
          <table:table-cell table:style-name="Table4.A12" office:value-type="string">
            <text:p text:style-name="P171">91</text:p>
          </table:table-cell>
          <table:table-cell table:style-name="Table4.B12" office:value-type="string">
            <text:p text:style-name="P172">Light red</text:p>
          </table:table-cell>
          <table:table-cell table:style-name="Table4.C12" office:value-type="string">
            <text:p text:style-name="P174"><text:span text:style-name="T57">echo</text:span> <text:span text:style-name="T58">-e</text:span> <text:span text:style-name="T55">"Default \e[91mLight red"</text:span></text:p>
          </table:table-cell>
          <table:table-cell table:style-name="Table4.D12" office:value-type="string">
            <text:p text:style-name="P172"><draw:frame draw:style-name="fr1" draw:name="Image26" text:anchor-type="as-char" svg:width="4.524cm" svg:height="0.45cm" draw:z-index="25"><draw:image xlink:href="Pictures/10000000000000AB00000011F222B6D0D4F6C402.png" xlink:type="simple" xlink:show="embed" xlink:actuate="onLoad" loext:mime-type="image/png"/><svg:title>Default Light red</svg:title></draw:frame></text:p>
          </table:table-cell>
        </table:table-row>
        <table:table-row>
          <table:table-cell table:style-name="Table4.A13" office:value-type="string">
            <text:p text:style-name="P171">92</text:p>
          </table:table-cell>
          <table:table-cell table:style-name="Table4.B13" office:value-type="string">
            <text:p text:style-name="P172">Light green</text:p>
          </table:table-cell>
          <table:table-cell table:style-name="Table4.C13" office:value-type="string">
            <text:p text:style-name="P174"><text:span text:style-name="T57">echo</text:span> <text:span text:style-name="T58">-e</text:span> <text:span text:style-name="T55">"Default \e[92mLight green"</text:span></text:p>
          </table:table-cell>
          <table:table-cell table:style-name="Table4.D13" office:value-type="string">
            <text:p text:style-name="P172"><draw:frame draw:style-name="fr1" draw:name="Image27" text:anchor-type="as-char" svg:width="4.524cm" svg:height="0.45cm" draw:z-index="26"><draw:image xlink:href="Pictures/10000000000000AB0000001105CAFFC1DE91D3EC.png" xlink:type="simple" xlink:show="embed" xlink:actuate="onLoad" loext:mime-type="image/png"/><svg:title>Default Light green</svg:title></draw:frame></text:p>
          </table:table-cell>
        </table:table-row>
        <table:table-row>
          <table:table-cell table:style-name="Table4.A14" office:value-type="string">
            <text:p text:style-name="P171">93</text:p>
          </table:table-cell>
          <table:table-cell table:style-name="Table4.B14" office:value-type="string">
            <text:p text:style-name="P172">Light yellow</text:p>
          </table:table-cell>
          <table:table-cell table:style-name="Table4.C14" office:value-type="string">
            <text:p text:style-name="P174"><text:span text:style-name="T57">echo</text:span> <text:span text:style-name="T58">-e</text:span> <text:span text:style-name="T55">"Default \e[93mLight yellow"</text:span></text:p>
          </table:table-cell>
          <table:table-cell table:style-name="Table4.D14" office:value-type="string">
            <text:p text:style-name="P172"><draw:frame draw:style-name="fr1" draw:name="Image28" text:anchor-type="as-char" svg:width="4.524cm" svg:height="0.45cm" draw:z-index="27"><draw:image xlink:href="Pictures/10000000000000AB000000116A9D73028051A0C0.png" xlink:type="simple" xlink:show="embed" xlink:actuate="onLoad" loext:mime-type="image/png"/><svg:title>Default Light yellow</svg:title></draw:frame></text:p>
          </table:table-cell>
        </table:table-row>
        <table:table-row>
          <table:table-cell table:style-name="Table4.A15" office:value-type="string">
            <text:p text:style-name="P171">94</text:p>
          </table:table-cell>
          <table:table-cell table:style-name="Table4.B15" office:value-type="string">
            <text:p text:style-name="P172">Light blue</text:p>
          </table:table-cell>
          <table:table-cell table:style-name="Table4.C15" office:value-type="string">
            <text:p text:style-name="P174"><text:span text:style-name="T57">echo</text:span> <text:span text:style-name="T58">-e</text:span> <text:span text:style-name="T55">"Default \e[94mLight blue"</text:span></text:p>
          </table:table-cell>
          <table:table-cell table:style-name="Table4.D15" office:value-type="string">
            <text:p text:style-name="P172"><draw:frame draw:style-name="fr1" draw:name="Image29" text:anchor-type="as-char" svg:width="4.524cm" svg:height="0.45cm" draw:z-index="28"><draw:image xlink:href="Pictures/10000000000000AB00000011B8AE5A582328C2D9.png" xlink:type="simple" xlink:show="embed" xlink:actuate="onLoad" loext:mime-type="image/png"/><svg:title>Default Light blue</svg:title></draw:frame></text:p>
          </table:table-cell>
        </table:table-row>
        <text:soft-page-break/>
        <table:table-row>
          <table:table-cell table:style-name="Table4.A16" office:value-type="string">
            <text:p text:style-name="P171">95</text:p>
          </table:table-cell>
          <table:table-cell table:style-name="Table4.B16" office:value-type="string">
            <text:p text:style-name="P172">Light magenta</text:p>
          </table:table-cell>
          <table:table-cell table:style-name="Table4.C16" office:value-type="string">
            <text:p text:style-name="P175"><text:span text:style-name="T57">echo</text:span> <text:span text:style-name="T58">-e</text:span> <text:span text:style-name="T55">"Default \e[95mLight magenta"</text:span></text:p>
          </table:table-cell>
          <table:table-cell table:style-name="Table4.D16" office:value-type="string">
            <text:p text:style-name="P170"><draw:frame draw:style-name="fr1" draw:name="Image30" text:anchor-type="as-char" svg:width="4.524cm" svg:height="0.45cm" draw:z-index="29"><draw:image xlink:href="Pictures/10000000000000AB00000011C25DED2FC66B991A.png" xlink:type="simple" xlink:show="embed" xlink:actuate="onLoad" loext:mime-type="image/png"/><svg:title>Default Light magenta</svg:title></draw:frame></text:p>
          </table:table-cell>
        </table:table-row>
        <table:table-row>
          <table:table-cell table:style-name="Table4.A17" office:value-type="string">
            <text:p text:style-name="P171">96</text:p>
          </table:table-cell>
          <table:table-cell table:style-name="Table4.B17" office:value-type="string">
            <text:p text:style-name="P172">Light cyan</text:p>
          </table:table-cell>
          <table:table-cell table:style-name="Table4.C17" office:value-type="string">
            <text:p text:style-name="P174"><text:span text:style-name="T57">echo</text:span> <text:span text:style-name="T58">-e</text:span> <text:span text:style-name="T55">"Default \e[96mLight cyan"</text:span></text:p>
          </table:table-cell>
          <table:table-cell table:style-name="Table4.D17" office:value-type="string">
            <text:p text:style-name="P172"><draw:frame draw:style-name="fr1" draw:name="Image31" text:anchor-type="as-char" svg:width="4.524cm" svg:height="0.45cm" draw:z-index="30"><draw:image xlink:href="Pictures/10000000000000AB00000011DAF1EBF4E8088E18.png" xlink:type="simple" xlink:show="embed" xlink:actuate="onLoad" loext:mime-type="image/png"/><svg:title>Default Light cyan</svg:title></draw:frame></text:p>
          </table:table-cell>
        </table:table-row>
        <table:table-row>
          <table:table-cell table:style-name="Table4.A18" office:value-type="string">
            <text:p text:style-name="P171">97</text:p>
          </table:table-cell>
          <table:table-cell table:style-name="Table4.B18" office:value-type="string">
            <text:p text:style-name="P172">White</text:p>
          </table:table-cell>
          <table:table-cell table:style-name="Table4.C18" office:value-type="string">
            <text:p text:style-name="P174"><text:span text:style-name="T57">echo</text:span> <text:span text:style-name="T58">-e</text:span> <text:span text:style-name="T55">"Default \e[97mWhite"</text:span></text:p>
          </table:table-cell>
          <table:table-cell table:style-name="Table4.D18" office:value-type="string">
            <text:p text:style-name="P169"><draw:frame draw:style-name="fr1" draw:name="Image32" text:anchor-type="as-char" svg:width="4.524cm" svg:height="0.45cm" draw:z-index="31"><draw:image xlink:href="Pictures/10000000000000AB00000011BC6EB1B90617F492.png" xlink:type="simple" xlink:show="embed" xlink:actuate="onLoad" loext:mime-type="image/png"/><svg:title>Default White</svg:title></draw:frame></text:p>
          </table:table-cell>
        </table:table-row>
      </table:table>
      <text:p text:style-name="P161"/>
      <text:p text:style-name="P161"/>
      <text:p text:style-name="P162">Background</text:p>
      <text:p text:style-name="P160"/>
      <text:p text:style-name="P16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77">Code</text:p>
            </table:table-cell>
            <table:table-cell table:style-name="Table5.A1" office:value-type="string">
              <text:p text:style-name="P177">Color</text:p>
            </table:table-cell>
            <table:table-cell table:style-name="Table5.A1" office:value-type="string">
              <text:p text:style-name="P177">Example</text:p>
            </table:table-cell>
            <table:table-cell table:style-name="Table5.A1" office:value-type="string">
              <text:p text:style-name="P176">Preview</text:p>
            </table:table-cell>
          </table:table-row>
        </table:table-header-rows>
        <table:table-row>
          <table:table-cell table:style-name="Table5.A2" office:value-type="string">
            <text:p text:style-name="P171">49</text:p>
          </table:table-cell>
          <table:table-cell table:style-name="Table5.B2" office:value-type="string">
            <text:p text:style-name="P170">Default background color</text:p>
          </table:table-cell>
          <table:table-cell table:style-name="Table5.C2" office:value-type="string">
            <text:p text:style-name="P174"><text:span text:style-name="T57">echo</text:span> <text:span text:style-name="T58">-e</text:span> <text:span text:style-name="T55">"Default \e[49mDefault"</text:span></text:p>
          </table:table-cell>
          <table:table-cell table:style-name="Table5.D2" office:value-type="string">
            <text:p text:style-name="P172"><draw:frame draw:style-name="fr1" draw:name="Image33" text:anchor-type="as-char" svg:width="4.498cm" svg:height="0.45cm" draw:z-index="32"><draw:image xlink:href="Pictures/10000000000000AA00000011A9F43DD8241A8F21.png" xlink:type="simple" xlink:show="embed" xlink:actuate="onLoad" loext:mime-type="image/png"/><svg:title>Default Default</svg:title></draw:frame></text:p>
          </table:table-cell>
        </table:table-row>
        <table:table-row>
          <table:table-cell table:style-name="Table5.A3" office:value-type="string">
            <text:p text:style-name="P171">40</text:p>
          </table:table-cell>
          <table:table-cell table:style-name="Table5.B3" office:value-type="string">
            <text:p text:style-name="P172">Black</text:p>
          </table:table-cell>
          <table:table-cell table:style-name="Table5.C3" office:value-type="string">
            <text:p text:style-name="P174"><text:span text:style-name="T57">echo</text:span> <text:span text:style-name="T58">-e</text:span> <text:span text:style-name="T55">"Default \e[40mBlack"</text:span></text:p>
          </table:table-cell>
          <table:table-cell table:style-name="Table5.D3" office:value-type="string">
            <text:p text:style-name="P172"><draw:frame draw:style-name="fr1" draw:name="Image34" text:anchor-type="as-char" svg:width="4.498cm" svg:height="0.45cm" draw:z-index="33"><draw:image xlink:href="Pictures/10000000000000AA000000118A36C8BB8376862F.png" xlink:type="simple" xlink:show="embed" xlink:actuate="onLoad" loext:mime-type="image/png"/><svg:title>Default Black</svg:title></draw:frame></text:p>
          </table:table-cell>
        </table:table-row>
        <table:table-row>
          <table:table-cell table:style-name="Table5.A4" office:value-type="string">
            <text:p text:style-name="P171">41</text:p>
          </table:table-cell>
          <table:table-cell table:style-name="Table5.B4" office:value-type="string">
            <text:p text:style-name="P172">Red</text:p>
          </table:table-cell>
          <table:table-cell table:style-name="Table5.C4" office:value-type="string">
            <text:p text:style-name="P174"><text:span text:style-name="T57">echo</text:span> <text:span text:style-name="T58">-e</text:span> <text:span text:style-name="T55">"Default \e[41mRed"</text:span></text:p>
          </table:table-cell>
          <table:table-cell table:style-name="Table5.D4" office:value-type="string">
            <text:p text:style-name="P172"><draw:frame draw:style-name="fr1" draw:name="Image35" text:anchor-type="as-char" svg:width="4.498cm" svg:height="0.45cm" draw:z-index="34"><draw:image xlink:href="Pictures/10000000000000AA000000110C80591D6780A29E.png" xlink:type="simple" xlink:show="embed" xlink:actuate="onLoad" loext:mime-type="image/png"/><svg:title>Default Red</svg:title></draw:frame></text:p>
          </table:table-cell>
        </table:table-row>
        <table:table-row>
          <table:table-cell table:style-name="Table5.A5" office:value-type="string">
            <text:p text:style-name="P171">42</text:p>
          </table:table-cell>
          <table:table-cell table:style-name="Table5.B5" office:value-type="string">
            <text:p text:style-name="P172">Green</text:p>
          </table:table-cell>
          <table:table-cell table:style-name="Table5.C5" office:value-type="string">
            <text:p text:style-name="P174"><text:span text:style-name="T57">echo</text:span> <text:span text:style-name="T58">-e</text:span> <text:span text:style-name="T55">"Default \e[42mGreen"</text:span></text:p>
          </table:table-cell>
          <table:table-cell table:style-name="Table5.D5" office:value-type="string">
            <text:p text:style-name="P172"><draw:frame draw:style-name="fr1" draw:name="Image36" text:anchor-type="as-char" svg:width="4.498cm" svg:height="0.45cm" draw:z-index="35"><draw:image xlink:href="Pictures/10000000000000AA0000001159C8D679F4E07EBA.png" xlink:type="simple" xlink:show="embed" xlink:actuate="onLoad" loext:mime-type="image/png"/><svg:title>Default Green</svg:title></draw:frame></text:p>
          </table:table-cell>
        </table:table-row>
        <table:table-row>
          <table:table-cell table:style-name="Table5.A6" office:value-type="string">
            <text:p text:style-name="P171">43</text:p>
          </table:table-cell>
          <table:table-cell table:style-name="Table5.B6" office:value-type="string">
            <text:p text:style-name="P172">Yellow</text:p>
          </table:table-cell>
          <table:table-cell table:style-name="Table5.C6" office:value-type="string">
            <text:p text:style-name="P174"><text:span text:style-name="T57">echo</text:span> <text:span text:style-name="T58">-e</text:span> <text:span text:style-name="T55">"Default \e[43mYellow"</text:span></text:p>
          </table:table-cell>
          <table:table-cell table:style-name="Table5.D6" office:value-type="string">
            <text:p text:style-name="P172"><draw:frame draw:style-name="fr1" draw:name="Image37" text:anchor-type="as-char" svg:width="4.498cm" svg:height="0.45cm" draw:z-index="36"><draw:image xlink:href="Pictures/10000000000000AA000000119397F4A6C504AC95.png" xlink:type="simple" xlink:show="embed" xlink:actuate="onLoad" loext:mime-type="image/png"/><svg:title>Default Yellow</svg:title></draw:frame></text:p>
          </table:table-cell>
        </table:table-row>
        <table:table-row>
          <table:table-cell table:style-name="Table5.A7" office:value-type="string">
            <text:p text:style-name="P171">44</text:p>
          </table:table-cell>
          <table:table-cell table:style-name="Table5.B7" office:value-type="string">
            <text:p text:style-name="P172">Blue</text:p>
          </table:table-cell>
          <table:table-cell table:style-name="Table5.C7" office:value-type="string">
            <text:p text:style-name="P174"><text:span text:style-name="T57">echo</text:span> <text:span text:style-name="T58">-e</text:span> <text:span text:style-name="T55">"Default \e[44mBlue"</text:span></text:p>
          </table:table-cell>
          <table:table-cell table:style-name="Table5.D7" office:value-type="string">
            <text:p text:style-name="P172"><draw:frame draw:style-name="fr1" draw:name="Image38" text:anchor-type="as-char" svg:width="4.498cm" svg:height="0.45cm" draw:z-index="37"><draw:image xlink:href="Pictures/10000000000000AA00000011473B444EA2E0BADB.png" xlink:type="simple" xlink:show="embed" xlink:actuate="onLoad" loext:mime-type="image/png"/><svg:title>Default Blue</svg:title></draw:frame></text:p>
          </table:table-cell>
        </table:table-row>
        <table:table-row>
          <table:table-cell table:style-name="Table5.A8" office:value-type="string">
            <text:p text:style-name="P171">45</text:p>
          </table:table-cell>
          <table:table-cell table:style-name="Table5.B8" office:value-type="string">
            <text:p text:style-name="P172">Magenta</text:p>
          </table:table-cell>
          <table:table-cell table:style-name="Table5.C8" office:value-type="string">
            <text:p text:style-name="P174"><text:span text:style-name="T57">echo</text:span> <text:span text:style-name="T58">-e</text:span> <text:span text:style-name="T55">"Default \e[45mMagenta"</text:span></text:p>
          </table:table-cell>
          <table:table-cell table:style-name="Table5.D8" office:value-type="string">
            <text:p text:style-name="P172"><draw:frame draw:style-name="fr1" draw:name="Image39" text:anchor-type="as-char" svg:width="4.498cm" svg:height="0.45cm" draw:z-index="38"><draw:image xlink:href="Pictures/10000000000000AA000000113D450E1452CD389A.png" xlink:type="simple" xlink:show="embed" xlink:actuate="onLoad" loext:mime-type="image/png"/><svg:title>Default Magenta</svg:title></draw:frame></text:p>
          </table:table-cell>
        </table:table-row>
        <table:table-row>
          <table:table-cell table:style-name="Table5.A9" office:value-type="string">
            <text:p text:style-name="P171">46</text:p>
          </table:table-cell>
          <table:table-cell table:style-name="Table5.B9" office:value-type="string">
            <text:p text:style-name="P172">Cyan</text:p>
          </table:table-cell>
          <table:table-cell table:style-name="Table5.C9" office:value-type="string">
            <text:p text:style-name="P174"><text:span text:style-name="T57">echo</text:span> <text:span text:style-name="T58">-e</text:span> <text:span text:style-name="T55">"Default \e[46mCyan"</text:span></text:p>
          </table:table-cell>
          <table:table-cell table:style-name="Table5.D9" office:value-type="string">
            <text:p text:style-name="P172"><draw:frame draw:style-name="fr1" draw:name="Image40" text:anchor-type="as-char" svg:width="4.498cm" svg:height="0.45cm" draw:z-index="39"><draw:image xlink:href="Pictures/10000000000000AA000000115E29754709F3DE9F.png" xlink:type="simple" xlink:show="embed" xlink:actuate="onLoad" loext:mime-type="image/png"/><svg:title>Default Cyan</svg:title></draw:frame></text:p>
          </table:table-cell>
        </table:table-row>
        <table:table-row>
          <table:table-cell table:style-name="Table5.A10" office:value-type="string">
            <text:p text:style-name="P171">47</text:p>
          </table:table-cell>
          <table:table-cell table:style-name="Table5.B10" office:value-type="string">
            <text:p text:style-name="P172">Light gray</text:p>
          </table:table-cell>
          <table:table-cell table:style-name="Table5.C10" office:value-type="string">
            <text:p text:style-name="P174"><text:span text:style-name="T57">echo</text:span> <text:span text:style-name="T58">-e</text:span> <text:span text:style-name="T55">"Default \e[47mLight gray"</text:span></text:p>
          </table:table-cell>
          <table:table-cell table:style-name="Table5.D10" office:value-type="string">
            <text:p text:style-name="P172"><draw:frame draw:style-name="fr1" draw:name="Image41" text:anchor-type="as-char" svg:width="4.498cm" svg:height="0.45cm" draw:z-index="40"><draw:image xlink:href="Pictures/10000000000000AA00000011A149D29378F109A2.png" xlink:type="simple" xlink:show="embed" xlink:actuate="onLoad" loext:mime-type="image/png"/><svg:title>Default Light gray</svg:title></draw:frame></text:p>
          </table:table-cell>
        </table:table-row>
        <table:table-row>
          <table:table-cell table:style-name="Table5.A11" office:value-type="string">
            <text:p text:style-name="P171">100</text:p>
          </table:table-cell>
          <table:table-cell table:style-name="Table5.B11" office:value-type="string">
            <text:p text:style-name="P172">Dark gray</text:p>
          </table:table-cell>
          <table:table-cell table:style-name="Table5.C11" office:value-type="string">
            <text:p text:style-name="P174"><text:span text:style-name="T57">echo</text:span> <text:span text:style-name="T58">-e</text:span> <text:span text:style-name="T55">"Default \e[100mDark gray"</text:span></text:p>
          </table:table-cell>
          <table:table-cell table:style-name="Table5.D11" office:value-type="string">
            <text:p text:style-name="P172"><draw:frame draw:style-name="fr1" draw:name="Image42" text:anchor-type="as-char" svg:width="4.498cm" svg:height="0.45cm" draw:z-index="41"><draw:image xlink:href="Pictures/10000000000000AA000000112F0CCB8A533D19F1.png" xlink:type="simple" xlink:show="embed" xlink:actuate="onLoad" loext:mime-type="image/png"/><svg:title>Default Dark gray</svg:title></draw:frame></text:p>
          </table:table-cell>
        </table:table-row>
        <table:table-row>
          <table:table-cell table:style-name="Table5.A12" office:value-type="string">
            <text:p text:style-name="P171">101</text:p>
          </table:table-cell>
          <table:table-cell table:style-name="Table5.B12" office:value-type="string">
            <text:p text:style-name="P172">Light red</text:p>
          </table:table-cell>
          <table:table-cell table:style-name="Table5.C12" office:value-type="string">
            <text:p text:style-name="P174"><text:span text:style-name="T57">echo</text:span> <text:span text:style-name="T58">-e</text:span> <text:span text:style-name="T55">"Default \e[101mLight red"</text:span></text:p>
          </table:table-cell>
          <table:table-cell table:style-name="Table5.D12" office:value-type="string">
            <text:p text:style-name="P172"><draw:frame draw:style-name="fr1" draw:name="Image43" text:anchor-type="as-char" svg:width="4.498cm" svg:height="0.45cm" draw:z-index="42"><draw:image xlink:href="Pictures/10000000000000AA00000011A14F9349947D3617.png" xlink:type="simple" xlink:show="embed" xlink:actuate="onLoad" loext:mime-type="image/png"/><svg:title>Default Light red</svg:title></draw:frame></text:p>
          </table:table-cell>
        </table:table-row>
        <table:table-row>
          <table:table-cell table:style-name="Table5.A13" office:value-type="string">
            <text:p text:style-name="P171">102</text:p>
          </table:table-cell>
          <table:table-cell table:style-name="Table5.B13" office:value-type="string">
            <text:p text:style-name="P172">Light green</text:p>
          </table:table-cell>
          <table:table-cell table:style-name="Table5.C13" office:value-type="string">
            <text:p text:style-name="P174"><text:span text:style-name="T57">echo</text:span> <text:span text:style-name="T58">-e</text:span> <text:span text:style-name="T55">"Default \e[102mLight green"</text:span></text:p>
          </table:table-cell>
          <table:table-cell table:style-name="Table5.D13" office:value-type="string">
            <text:p text:style-name="P172"><draw:frame draw:style-name="fr1" draw:name="Image44" text:anchor-type="as-char" svg:width="4.498cm" svg:height="0.45cm" draw:z-index="43"><draw:image xlink:href="Pictures/10000000000000AA00000011663037125D41C20F.png" xlink:type="simple" xlink:show="embed" xlink:actuate="onLoad" loext:mime-type="image/png"/><svg:title>Default Light green</svg:title></draw:frame></text:p>
          </table:table-cell>
        </table:table-row>
        <table:table-row>
          <table:table-cell table:style-name="Table5.A14" office:value-type="string">
            <text:p text:style-name="P171">103</text:p>
          </table:table-cell>
          <table:table-cell table:style-name="Table5.B14" office:value-type="string">
            <text:p text:style-name="P172">Light yellow</text:p>
          </table:table-cell>
          <table:table-cell table:style-name="Table5.C14" office:value-type="string">
            <text:p text:style-name="P174"><text:span text:style-name="T57">echo</text:span> <text:span text:style-name="T58">-e</text:span> <text:span text:style-name="T55">"Default \e[103mLight yellow"</text:span></text:p>
          </table:table-cell>
          <table:table-cell table:style-name="Table5.D14" office:value-type="string">
            <text:p text:style-name="P172"><draw:frame draw:style-name="fr1" draw:name="Image45" text:anchor-type="as-char" svg:width="4.498cm" svg:height="0.45cm" draw:z-index="44"><draw:image xlink:href="Pictures/10000000000000AA000000118121DF45EA5F4335.png" xlink:type="simple" xlink:show="embed" xlink:actuate="onLoad" loext:mime-type="image/png"/><svg:title>Default Light yellow</svg:title></draw:frame></text:p>
          </table:table-cell>
        </table:table-row>
        <table:table-row>
          <table:table-cell table:style-name="Table5.A15" office:value-type="string">
            <text:p text:style-name="P171">104</text:p>
          </table:table-cell>
          <table:table-cell table:style-name="Table5.B15" office:value-type="string">
            <text:p text:style-name="P172">Light blue</text:p>
          </table:table-cell>
          <table:table-cell table:style-name="Table5.C15" office:value-type="string">
            <text:p text:style-name="P174"><text:span text:style-name="T57">echo</text:span> <text:span text:style-name="T58">-e</text:span> <text:span text:style-name="T55">"Default \e[104mLight blue"</text:span></text:p>
          </table:table-cell>
          <table:table-cell table:style-name="Table5.D15" office:value-type="string">
            <text:p text:style-name="P172"><draw:frame draw:style-name="fr1" draw:name="Image46" text:anchor-type="as-char" svg:width="4.498cm" svg:height="0.45cm" draw:z-index="45"><draw:image xlink:href="Pictures/10000000000000AA00000011C3636DCA985F9749.png" xlink:type="simple" xlink:show="embed" xlink:actuate="onLoad" loext:mime-type="image/png"/><svg:title>Default Light blue</svg:title></draw:frame></text:p>
          </table:table-cell>
        </table:table-row>
        <table:table-row>
          <table:table-cell table:style-name="Table5.A16" office:value-type="string">
            <text:p text:style-name="P171">105</text:p>
          </table:table-cell>
          <table:table-cell table:style-name="Table5.B16" office:value-type="string">
            <text:p text:style-name="P172">Light magenta</text:p>
          </table:table-cell>
          <table:table-cell table:style-name="Table5.C16" office:value-type="string">
            <text:p text:style-name="P175"><text:span text:style-name="T57">echo</text:span> <text:span text:style-name="T58">-e</text:span> <text:span text:style-name="T55">"Default \e[105mLight magenta"</text:span></text:p>
          </table:table-cell>
          <table:table-cell table:style-name="Table5.D16" office:value-type="string">
            <text:p text:style-name="P170"><draw:frame draw:style-name="fr1" draw:name="Image47" text:anchor-type="as-char" svg:width="4.498cm" svg:height="0.45cm" draw:z-index="46"><draw:image xlink:href="Pictures/10000000000000AA00000011B2CC649D8552AA26.png" xlink:type="simple" xlink:show="embed" xlink:actuate="onLoad" loext:mime-type="image/png"/><svg:title>Default Light magenta</svg:title></draw:frame></text:p>
          </table:table-cell>
        </table:table-row>
        <table:table-row>
          <table:table-cell table:style-name="Table5.A17" office:value-type="string">
            <text:p text:style-name="P171">106</text:p>
          </table:table-cell>
          <table:table-cell table:style-name="Table5.B17" office:value-type="string">
            <text:p text:style-name="P172">Light cyan</text:p>
          </table:table-cell>
          <table:table-cell table:style-name="Table5.C17" office:value-type="string">
            <text:p text:style-name="P174"><text:span text:style-name="T57">echo</text:span> <text:span text:style-name="T58">-e</text:span> <text:span text:style-name="T55">"Default \e[106mLight cyan"</text:span></text:p>
          </table:table-cell>
          <table:table-cell table:style-name="Table5.D17" office:value-type="string">
            <text:p text:style-name="P172"><draw:frame draw:style-name="fr1" draw:name="Image48" text:anchor-type="as-char" svg:width="4.498cm" svg:height="0.45cm" draw:z-index="47"><draw:image xlink:href="Pictures/10000000000000AA00000011730E61EBD792B40A.png" xlink:type="simple" xlink:show="embed" xlink:actuate="onLoad" loext:mime-type="image/png"/><svg:title>Default Light cyan</svg:title></draw:frame></text:p>
          </table:table-cell>
        </table:table-row>
        <table:table-row>
          <table:table-cell table:style-name="Table5.A18" office:value-type="string">
            <text:p text:style-name="P171">107</text:p>
          </table:table-cell>
          <table:table-cell table:style-name="Table5.B18" office:value-type="string">
            <text:p text:style-name="P172">White</text:p>
          </table:table-cell>
          <table:table-cell table:style-name="Table5.C18" office:value-type="string">
            <text:p text:style-name="P174"><text:span text:style-name="T57">echo</text:span> <text:span text:style-name="T58">-e</text:span> <text:span text:style-name="T55">"Default \e[107mWhite"</text:span></text:p>
          </table:table-cell>
          <table:table-cell table:style-name="Table5.D18" office:value-type="string">
            <text:p text:style-name="P169"><draw:frame draw:style-name="fr1" draw:name="Image49" text:anchor-type="as-char" svg:width="4.498cm" svg:height="0.45cm" draw:z-index="48"><draw:image xlink:href="Pictures/10000000000000AA000000115FA1A835A96C206D.png" xlink:type="simple" xlink:show="embed" xlink:actuate="onLoad" loext:mime-type="image/png"/><svg:title>Default White</svg:title></draw:frame></text:p>
          </table:table-cell>
        </table:table-row>
      </table:table>
      <text:p text:style-name="P160"/>
      <text:p text:style-name="P160"/>
      <text:p text:style-name="P160"/>
      <text:p text:style-name="P160"/>
      <text:p text:style-name="P160"/>
      <text:p text:style-name="P160"/>
      <text:p text:style-name="P160"/>
      <text:p text:style-name="P147"><text:soft-page-break/>Use of Advanced tools in shell scripting</text:p>
      <text:p text:style-name="P146"><text:tab/></text:p>
      <text:p text:style-name="P159"><text:tab/> <text:s text:c="9"/>Tools: Awk, Sed, Cut, Grep, Curl, Jq, Sort, Uniq, Shasum, fold, shuf</text:p>
      <text:p text:style-name="P17"/>
      <text:p text:style-name="P17"/>
      <text:p text:style-name="P18">Awk:</text:p>
      <text:p text:style-name="P18"/>
      <text:p text:style-name="P18"/>
      <text:p text:style-name="P65">Awk is language which edit line from files based on pattern match.</text:p>
      <text:p text:style-name="P65"/>
      <text:p text:style-name="P50">Syntax:</text:p>
      <text:p text:style-name="P65"/>
      <text:p text:style-name="P65"/>
      <text:p text:style-name="P137">echo ‘one two three four’ | awk ‘BEGIN{ code in Begin section } { main body } END{ code in End section }’</text:p>
      <text:p text:style-name="P65"/>
      <text:p text:style-name="P58">some awk commands:</text:p>
      <text:p text:style-name="P66"/>
      <text:p text:style-name="P66"><text:span text:style-name="T34">print</text:span> is used instead of echo </text:p>
      <text:p text:style-name="P66">eg.</text:p>
      <text:p text:style-name="P66"><text:tab/><text:span text:style-name="T36">echo “one two” | awk ‘{print “Hello”}’</text:span></text:p>
      <text:p text:style-name="P66"><text:tab/></text:p>
      <text:p text:style-name="P66"><text:tab/><text:span text:style-name="T4">ou</text:span><text:span text:style-name="T5">t</text:span><text:span text:style-name="T4">put :</text:span></text:p>
      <text:p text:style-name="P66"><text:tab/><text:tab/><text:span text:style-name="T60">Hello</text:span></text:p>
      <text:p text:style-name="P66"/>
      <text:p text:style-name="P68"><text:span text:style-name="T34">fields</text:span> on line can be access in awk using $1,$2</text:p>
      <text:p text:style-name="P69">$0 gives us complete line/record.</text:p>
      <text:p text:style-name="P68">eg.</text:p>
      <text:p text:style-name="P68"><text:tab/><text:span text:style-name="T41">echo “one two” | awk ‘{print </text:span><text:span text:style-name="T36">$1,” ”,$3</text:span><text:span text:style-name="T41">}’</text:span></text:p>
      <text:p text:style-name="P68"/>
      <text:p text:style-name="P67"><text:tab/><text:span text:style-name="T4">ou</text:span><text:span text:style-name="T5">t</text:span><text:span text:style-name="T4">put :</text:span></text:p>
      <text:p text:style-name="P68"><text:tab/><text:tab/>one<text:tab/>two</text:p>
      <text:p text:style-name="P65"/>
      <text:p text:style-name="P20">pattern <text:span text:style-name="T61">awk uses regular expression for pattern matches</text:span></text:p>
      <text:p text:style-name="P68">eg.</text:p>
      <text:p text:style-name="P68"><text:tab/>cat table </text:p>
      <text:p text:style-name="P68"/>
      <text:p text:style-name="P68"><text:tab/>name<text:tab/><text:tab/>age<text:tab/>project</text:p>
      <text:p text:style-name="P68"><text:tab/>harshal<text:tab/><text:tab/>23<text:tab/>JC</text:p>
      <text:p text:style-name="P68"><text:tab/>chirag<text:tab/><text:tab/>23<text:tab/>JC</text:p>
      <text:p text:style-name="P68"><text:tab/>somesh<text:tab/>23<text:tab/>OB</text:p>
      <text:p text:style-name="P68"/>
      <text:p text:style-name="P20"><text:span text:style-name="T61"><text:tab/></text:span><text:span text:style-name="T48">cat table | awk ‘/harshal/ <text:s/>{print $1 “ ” $3}’</text:span></text:p>
      <text:p text:style-name="P68"><text:tab/></text:p>
      <text:p text:style-name="P20"><text:span text:style-name="T61"><text:tab/></text:span><text:span text:style-name="T8">output:</text:span></text:p>
      <text:p text:style-name="P68"><text:tab/><text:tab/>harshal<text:tab/> <text:s text:c="2"/>JC</text:p>
      <text:p text:style-name="P68"><text:tab/></text:p>
      <text:p text:style-name="P20"><text:span text:style-name="T61"><text:tab/></text:span><text:span text:style-name="T48">cat table | awk ‘!/^name/ <text:s/>{print $1 “ ” $3}’</text:span></text:p>
      <text:p text:style-name="P68"/>
      <text:p text:style-name="P20"><text:span text:style-name="T61"><text:tab/></text:span><text:span text:style-name="T8">ouput:</text:span></text:p>
      <text:p text:style-name="P68"><text:soft-page-break/><text:tab/></text:p>
      <text:p text:style-name="P68"><text:tab/>harshal<text:tab/> <text:s text:c="2"/>JC</text:p>
      <text:p text:style-name="P68"><text:tab/>chirag <text:s text:c="4"/>JC</text:p>
      <text:p text:style-name="P68"><text:tab/>somesh <text:s text:c="2"/>OB</text:p>
      <text:p text:style-name="P68"><text:tab/></text:p>
      <text:p text:style-name="P68"><text:tab/>cat table | awk 'BEGIN{print "===&gt; Started Listing &lt;===" } $1 != "harshal" {print $1," <text:s text:c="2"/>",$3}'</text:p>
      <text:p text:style-name="P68"/>
      <text:p text:style-name="P45"><text:span text:style-name="T61"><text:tab/></text:span><text:span text:style-name="T62">output:</text:span></text:p>
      <text:p text:style-name="P68"><text:tab/><text:tab/>===&gt; Started Listing &lt;===</text:p>
      <text:p text:style-name="P68"><text:tab/><text:tab/>name <text:s text:c="4"/>project</text:p>
      <text:p text:style-name="P68"><text:tab/><text:tab/>chirag <text:s text:c="4"/>JC</text:p>
      <text:p text:style-name="P68"><text:tab/><text:tab/>somesh <text:s text:c="4"/>OB</text:p>
      <text:p text:style-name="P68"/>
      <text:p text:style-name="P68"/>
      <text:p text:style-name="P21">NF<text:span text:style-name="T61"> represents no of fields in awk</text:span></text:p>
      <text:p text:style-name="P69">eg.</text:p>
      <text:p text:style-name="P69"><text:tab/>cat table | awk ‘$1 ==”harshal” {print NF}’</text:p>
      <text:p text:style-name="P69"><text:tab/></text:p>
      <text:p text:style-name="P51"><text:tab/>output:</text:p>
      <text:p text:style-name="P46"><text:span text:style-name="T61"><text:tab/><text:tab/></text:span><text:span text:style-name="T14">3</text:span></text:p>
      <text:p text:style-name="P69"/>
      <text:p text:style-name="P21">NR<text:span text:style-name="T61"> represents no of records in awk</text:span></text:p>
      <text:p text:style-name="P69">eg.</text:p>
      <text:p text:style-name="P69"><text:tab/>cat table | awk ‘END {print NR}’</text:p>
      <text:p text:style-name="P69"><text:tab/></text:p>
      <text:p text:style-name="P51"><text:tab/>ouput:</text:p>
      <text:p text:style-name="P149"><text:tab/><text:tab/>4</text:p>
      <text:p text:style-name="P149"/>
      <text:p text:style-name="P52"><text:span text:style-name="T11">FS</text:span><text:span text:style-name="T13"> represnts field separator </text:span></text:p>
      <text:p text:style-name="P150">eg.</text:p>
      <text:p text:style-name="P150"><text:tab/>echo “one two three four” | <text:s/>awk ‘BEGIN{FS=”two”} {print $1,$2}’</text:p>
      <text:p text:style-name="P150"><text:tab/></text:p>
      <text:p text:style-name="P52"><text:tab/>output:</text:p>
      <text:p text:style-name="P150"><text:tab/><text:tab/>one<text:tab/>three four</text:p>
      <text:p text:style-name="P150"/>
      <text:p text:style-name="P150">Alternatively we can use command line option -F</text:p>
      <text:p text:style-name="P150"/>
      <text:p text:style-name="P52"><text:span text:style-name="T13"><text:tab/>cat /</text:span>etc/passwd | <text:span text:style-name="T13">awk -F “:” ‘{print $1}’ | head -n 1</text:span></text:p>
      <text:p text:style-name="P150"/>
      <text:p text:style-name="P52"><text:span text:style-name="T13"><text:tab/></text:span>output:</text:p>
      <text:p text:style-name="P150"><text:tab/><text:tab/>harshal</text:p>
      <text:p text:style-name="P18"/>
      <text:p text:style-name="P22">RS <text:span text:style-name="T61">represents records separator in awk</text:span></text:p>
      <text:p text:style-name="P70">eg.</text:p>
      <text:p text:style-name="P23"><text:span text:style-name="T61"><text:tab/></text:span><text:span text:style-name="T14">cat /</text:span><text:span text:style-name="T8">etc/passwd | </text:span><text:span text:style-name="T14">awk <text:s/>‘</text:span><text:span text:style-name="T15">BEGIN{RS=</text:span><text:span text:style-name="T14">“:”</text:span><text:span text:style-name="T15">}</text:span><text:span text:style-name="T14"> {print $1}’ | </text:span><text:span text:style-name="T15">wc -l</text:span></text:p>
      <text:p text:style-name="P152"><text:tab/></text:p>
      <text:p text:style-name="P53"><text:tab/>output:</text:p>
      <text:p text:style-name="P152"><text:tab/><text:tab/>271</text:p>
      <text:p text:style-name="P152"/>
      <text:p text:style-name="P47"><text:soft-page-break/><text:span text:style-name="T13">Variable </text:span><text:span text:style-name="T14">assignment and math ops in awk</text:span></text:p>
      <text:p text:style-name="P152">eg.</text:p>
      <text:p text:style-name="P47"><text:span text:style-name="T16"><text:s text:c="3"/>cat /</text:span><text:span text:style-name="T64">etc/passwd | </text:span><text:span text:style-name="T16">awk <text:s/>‘</text:span><text:span text:style-name="T14">BEGIN{RS=</text:span><text:span text:style-name="T16">“</text:span><text:span text:style-name="T14">\n</text:span><text:span text:style-name="T16">”;</text:span><text:span text:style-name="T14">count=0}</text:span><text:span text:style-name="T16"> </text:span><text:span text:style-name="T14">{count++} END</text:span><text:span text:style-name="T16">{print </text:span><text:span text:style-name="T14">NR, count</text:span><text:span text:style-name="T16">}’ | </text:span><text:span text:style-name="T14">wc -l</text:span></text:p>
      <text:p text:style-name="P152"/>
      <text:p text:style-name="P47"><text:span text:style-name="T14"><text:s text:c="3"/></text:span><text:span text:style-name="T61">output:</text:span></text:p>
      <text:p text:style-name="P152"><text:tab/>41 <text:s/>41</text:p>
      <text:p text:style-name="P152"/>
      <text:p text:style-name="P148">if else &amp;&amp;</text:p>
      <text:p text:style-name="P148">for loop <text:span text:style-name="T61">is same as in c programming language.</text:span></text:p>
      <text:p text:style-name="P153"/>
      <text:p text:style-name="P148"><text:span text:style-name="T61">eg.<text:tab/></text:span><text:span text:style-name="T64">cat /</text:span><text:span text:style-name="T9">etc/passwd | </text:span><text:span text:style-name="T64">awk <text:s/>-</text:span><text:span text:style-name="T61">F “:” </text:span><text:span text:style-name="T64">‘</text:span><text:span text:style-name="T63">{ </text:span><text:span text:style-name="T61">if ($1==”root”){print $0}else{nothing...}</text:span><text:span text:style-name="T63">} </text:span><text:span text:style-name="T64">’ </text:span></text:p>
      <text:p text:style-name="P151"/>
      <text:p text:style-name="P48"><text:span text:style-name="T64"><text:tab/></text:span><text:span text:style-name="T61">output:</text:span></text:p>
      <text:p text:style-name="P153"><text:tab/><text:tab/>root:0:false:/bin/bash</text:p>
      <text:p text:style-name="P153"/>
      <text:p text:style-name="P153"><text:tab/>echo “one two” | awk ‘{for(i=1;i&lt;=NF;i++){print “field :”,i,” ” $i }}’</text:p>
      <text:p text:style-name="P153"/>
      <text:p text:style-name="P54"><text:tab/>output:</text:p>
      <text:p text:style-name="P48"><text:span text:style-name="T61"><text:tab/><text:tab/></text:span><text:span text:style-name="T17">field : 1 <text:s/>one</text:span></text:p>
      <text:p text:style-name="P154"><text:tab/><text:tab/>field : 2 <text:s/>two</text:p>
      <text:p text:style-name="P54"/>
      <text:p text:style-name="P152"><text:tab/></text:p>
      <text:p text:style-name="P152"/>
      <text:p text:style-name="P70"><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awk <text:span text:style-name="T61"><text:s/></text:span><text:span text:style-name="T1">-F</text:span><text:span text:style-name="T61"> <text:s/>“:” </text:span><text:span text:style-name="T1">-f</text:span><text:span text:style-name="T61"> <text:s/>code.awk </text:span><text:span text:style-name="T1">-v</text:span><text:span text:style-name="T61"> test=”TEST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Sed:</text:p>
      <text:p text:style-name="P18"/>
      <text:p text:style-name="P71">sed is stream editor which tansform the line as per input script on file or input thorugh pipeline.</text:p>
      <text:p text:style-name="P71"/>
      <text:p text:style-name="P71"><text:tab/><text:span text:style-name="T35">sed <text:s text:c="2"/>[OPTIONS] <text:s/>{script} input-file</text:span></text:p>
      <text:p text:style-name="P18"/>
      <text:p text:style-name="P72">script <text:s/>: <text:s text:c="3"/>[Addr] X [options]</text:p>
      <text:p text:style-name="P18"/>
      <text:p text:style-name="P59">some sed commands and options:</text:p>
      <text:p text:style-name="P59"/>
      <text:p text:style-name="P155">Table:</text:p>
      <text:p text:style-name="P155"/>
      <text:p text:style-name="P155"><text:tab/>name<text:tab/><text:tab/>age<text:tab/>project</text:p>
      <text:p text:style-name="P155"><text:tab/>harshal<text:tab/><text:tab/>23<text:tab/>JC</text:p>
      <text:p text:style-name="P155"><text:tab/>chirag<text:tab/><text:tab/>23<text:tab/>JC</text:p>
      <text:p text:style-name="P155"><text:tab/>somesh<text:tab/>23<text:tab/>OB</text:p>
      <text:p text:style-name="P59"/>
      <text:p text:style-name="P155">print <text:span text:style-name="T34">p </text:span>command : </text:p>
      <text:p text:style-name="P155"><text:tab/>prints the lines mentioned by address commnads</text:p>
      <text:p text:style-name="P155"><text:tab/></text:p>
      <text:p text:style-name="P155"><text:tab/>sed <text:s/>-n ‘p’ table</text:p>
      <text:p text:style-name="P155"><text:tab/>output:</text:p>
      <text:p text:style-name="P155"><text:tab/><text:tab/><text:tab/>name<text:tab/><text:tab/>age<text:tab/>project</text:p>
      <text:p text:style-name="P155"><text:tab/><text:tab/><text:tab/>harshal<text:tab/><text:tab/>23<text:tab/>JC</text:p>
      <text:p text:style-name="P155"><text:tab/><text:tab/><text:tab/>chirag<text:tab/><text:tab/>23<text:tab/>JC</text:p>
      <text:p text:style-name="P155"><text:tab/><text:tab/><text:tab/>somesh<text:tab/>23<text:tab/>OB</text:p>
      <text:p text:style-name="P155"><text:tab/></text:p>
      <text:p text:style-name="P155"><text:tab/>sed -n ‘3p’ table</text:p>
      <text:p text:style-name="P155"><text:tab/>output:</text:p>
      <text:p text:style-name="P155"><text:tab/></text:p>
      <text:p text:style-name="P155"><text:tab/><text:tab/>chirag<text:tab/><text:tab/>23<text:tab/>JC</text:p>
      <text:p text:style-name="P155"/>
      <text:p text:style-name="P155"><text:tab/>sed -n ‘2,5p’ table</text:p>
      <text:p text:style-name="P155"><text:tab/>output:</text:p>
      <text:p text:style-name="P155"/>
      <text:p text:style-name="P155"><text:tab/><text:tab/><text:tab/>harshal<text:tab/><text:tab/>23<text:tab/>JC</text:p>
      <text:p text:style-name="P155"><text:tab/><text:tab/><text:tab/>chirag<text:tab/><text:tab/>23<text:tab/>JC</text:p>
      <text:p text:style-name="P155"><text:tab/><text:tab/><text:tab/>somesh<text:tab/>23<text:tab/>OB</text:p>
      <text:p text:style-name="P155"/>
      <text:p text:style-name="P155"><text:tab/>sed -n ‘2,$’ table</text:p>
      <text:p text:style-name="P155"><text:tab/>output:</text:p>
      <text:p text:style-name="P155"><text:tab/></text:p>
      <text:p text:style-name="P155"><text:tab/><text:tab/><text:tab/>harshal<text:tab/><text:tab/>23<text:tab/>JC</text:p>
      <text:p text:style-name="P155"><text:tab/><text:tab/><text:tab/>chirag<text:tab/><text:tab/>23<text:tab/>JC</text:p>
      <text:p text:style-name="P155"><text:tab/><text:tab/><text:tab/>somesh<text:tab/>23<text:tab/>OB</text:p>
      <text:p text:style-name="P59"/>
      <text:p text:style-name="P18"/>
      <text:p text:style-name="P18"/>
      <text:p text:style-name="P18"/>
      <text:p text:style-name="P18"/>
      <text:p text:style-name="P73"><text:soft-page-break/>append <text:span text:style-name="T34">a</text:span> command :</text:p>
      <text:p text:style-name="P73"><text:tab/><text:tab/>append string after each line</text:p>
      <text:p text:style-name="P73"><text:tab/><text:tab/></text:p>
      <text:p text:style-name="P73"><text:tab/><text:tab/>sed ‘/JC/a JioCinema ’ <text:s/>table</text:p>
      <text:p text:style-name="P73"><text:tab/><text:tab/>output:</text:p>
      <text:p text:style-name="P73"/>
      <text:p text:style-name="P73"><text:tab/><text:tab/>name<text:tab/><text:tab/>age<text:tab/>project</text:p>
      <text:p text:style-name="P73"><text:tab/><text:tab/>harshal<text:tab/><text:tab/>23<text:tab/>JC</text:p>
      <text:p text:style-name="P73"><text:tab/><text:tab/>JioCinema</text:p>
      <text:p text:style-name="P73"><text:tab/><text:tab/>chirag<text:tab/><text:tab/>23<text:tab/>JC</text:p>
      <text:p text:style-name="P73"><text:tab/><text:tab/>JioCinema</text:p>
      <text:p text:style-name="P73"><text:tab/><text:tab/>somesh<text:tab/><text:tab/>23<text:tab/>OB</text:p>
      <text:p text:style-name="P73"/>
      <text:p text:style-name="P73">prepend <text:span text:style-name="T11">i</text:span> commnad :</text:p>
      <text:p text:style-name="P18"><text:tab/><text:tab/><text:span text:style-name="T65">prepend string before each line</text:span></text:p>
      <text:p text:style-name="P74"/>
      <text:p text:style-name="P73"><text:tab/><text:tab/>sed ‘/JC/i JioCinema ’ <text:s/>table</text:p>
      <text:p text:style-name="P73"><text:tab/><text:tab/>output:</text:p>
      <text:p text:style-name="P74"><text:tab/><text:tab/></text:p>
      <text:p text:style-name="P74"><text:tab/><text:tab/>name<text:tab/><text:tab/>age<text:tab/>project</text:p>
      <text:p text:style-name="P74"><text:tab/><text:tab/>JioCinema</text:p>
      <text:p text:style-name="P74"><text:tab/><text:tab/>harshal<text:tab/><text:tab/>23<text:tab/>JC</text:p>
      <text:p text:style-name="P74"><text:tab/><text:tab/>JioCinema</text:p>
      <text:p text:style-name="P74"><text:tab/><text:tab/>chirag<text:tab/><text:tab/>23<text:tab/>JC</text:p>
      <text:p text:style-name="P74"><text:tab/><text:tab/>somesh<text:tab/><text:tab/>23<text:tab/>OB</text:p>
      <text:p text:style-name="P18"/>
      <text:p text:style-name="P25"><text:span text:style-name="T61">delete </text:span>d <text:span text:style-name="T61">command :</text:span></text:p>
      <text:p text:style-name="P73"><text:tab/><text:tab/>deletes line matching in address</text:p>
      <text:p text:style-name="P73"/>
      <text:p text:style-name="P73"><text:tab/><text:tab/>sed '3,$d' table</text:p>
      <text:p text:style-name="P73"><text:tab/><text:tab/>output:<text:tab/><text:tab/></text:p>
      <text:p text:style-name="P73"><text:tab/><text:tab/><text:tab/><text:tab/></text:p>
      <text:p text:style-name="P73"><text:tab/><text:tab/><text:tab/>name<text:tab/><text:tab/>age<text:tab/>project</text:p>
      <text:p text:style-name="P73"><text:tab/><text:tab/><text:tab/>harshal<text:tab/><text:tab/>23<text:tab/>JC</text:p>
      <text:p text:style-name="P18"/>
      <text:p text:style-name="P18"/>
      <text:p text:style-name="P73">change <text:span text:style-name="T34">c </text:span>commnad:</text:p>
      <text:p text:style-name="P73"><text:tab/><text:tab/>change the line match in address</text:p>
      <text:p text:style-name="P73"/>
      <text:p text:style-name="P73"><text:tab/><text:tab/>sed '/OB/c ASSIGNEE FOR PROJECT OBEROI' table</text:p>
      <text:p text:style-name="P73"><text:tab/><text:tab/>output:<text:tab/></text:p>
      <text:p text:style-name="P73"/>
      <text:p text:style-name="P73"><text:tab/><text:tab/><text:tab/>name<text:tab/><text:tab/>age<text:tab/>project</text:p>
      <text:p text:style-name="P73"><text:tab/><text:tab/><text:tab/>harshal<text:tab/><text:tab/>23<text:tab/>JC</text:p>
      <text:p text:style-name="P73"><text:tab/><text:tab/><text:tab/>chirag<text:tab/><text:tab/>23<text:tab/>JC</text:p>
      <text:p text:style-name="P73"><text:tab/><text:tab/><text:tab/>ASSIGNEE FOR PROJECT OBEROI</text:p>
      <text:p text:style-name="P18"/>
      <text:p text:style-name="P18"/>
      <text:p text:style-name="P75">quit <text:span text:style-name="T34">q </text:span>command:</text:p>
      <text:p text:style-name="P75"><text:tab/><text:tab/>quit processing after match pattern in address with some exit status.</text:p>
      <text:p text:style-name="P75"><text:soft-page-break/><text:tab/><text:tab/>sed -n '/chirag/q2' table</text:p>
      <text:p text:style-name="P75"><text:tab/><text:tab/>output:</text:p>
      <text:p text:style-name="P75"><text:tab/><text:tab/></text:p>
      <text:p text:style-name="P75"><text:tab/><text:tab/><text:tab/>echo $?</text:p>
      <text:p text:style-name="P75"><text:tab/><text:tab/><text:tab/>2</text:p>
      <text:p text:style-name="P18"/>
      <text:p text:style-name="P26"><text:span text:style-name="T61">shell </text:span>e <text:span text:style-name="T61">command:</text:span></text:p>
      <text:p text:style-name="P26"><text:span text:style-name="T61"><text:tab/><text:tab/></text:span><text:span text:style-name="T67">T</text:span><text:span text:style-name="T61">his command allow us to execute shell command on lines</text:span></text:p>
      <text:p text:style-name="P76"><text:tab/><text:tab/></text:p>
      <text:p text:style-name="P76"><text:tab/><text:tab/>sed ‘1e date’ table</text:p>
      <text:p text:style-name="P76"><text:tab/><text:tab/>output:</text:p>
      <text:p text:style-name="P76"><text:tab/><text:tab/><text:tab/></text:p>
      <text:p text:style-name="P76"><text:tab/><text:tab/><text:tab/>Tue Dec 18 12:35:36 IST 2018</text:p>
      <text:p text:style-name="P26"><text:span text:style-name="T61"><text:tab/><text:tab/><text:tab/></text:span><text:span text:style-name="T19">name<text:tab/><text:tab/>age<text:tab/>project</text:span></text:p>
      <text:p text:style-name="P156"><text:tab/><text:tab/><text:tab/>harshal<text:tab/><text:tab/>23<text:tab/>JC</text:p>
      <text:p text:style-name="P156"><text:tab/><text:tab/><text:tab/>chirag<text:tab/><text:tab/>23<text:tab/>JC</text:p>
      <text:p text:style-name="P156"><text:tab/><text:tab/><text:tab/>somesh<text:tab/>23<text:tab/>OB</text:p>
      <text:p text:style-name="P18"/>
      <text:p text:style-name="P27"><text:span text:style-name="T61">substitution </text:span>s <text:span text:style-name="T61">command:</text:span></text:p>
      <text:p text:style-name="P77"><text:tab/><text:tab/>This command will replace matched pattern with string</text:p>
      <text:p text:style-name="P77"/>
      <text:p text:style-name="P77"><text:tab/><text:tab/>syntax:</text:p>
      <text:p text:style-name="P77"><text:tab/><text:tab/><text:tab/>s/regex/{string with which to be replace}/[flag]</text:p>
      <text:p text:style-name="P77"><text:tab/><text:tab/></text:p>
      <text:p text:style-name="P18"/>
      <text:p text:style-name="P60">options:</text:p>
      <text:p text:style-name="P157"><text:tab/></text:p>
      <text:p text:style-name="P63"><text:span text:style-name="T23"><text:tab/>-e : </text:span><text:span text:style-name="T18">by default shell allow only one command to be executed.</text:span></text:p>
      <text:p text:style-name="P157"/>
      <text:p text:style-name="P157"><text:tab/><text:tab/>If we do ,</text:p>
      <text:p text:style-name="P157"><text:tab/><text:tab/><text:tab/>sed -n ‘/chirag/pq2’ table <text:s text:c="7"/>//match record with chirag print anf quit with 2</text:p>
      <text:p text:style-name="P157"/>
      <text:p text:style-name="P157"><text:tab/><text:tab/>error will occur. However it provides a way to do execute multiple command with -e</text:p>
      <text:p text:style-name="P157"/>
      <text:p text:style-name="P157"><text:tab/><text:tab/><text:tab/>sed -ne ‘/chirag/p’ -ne ‘/chirag/q2’ table</text:p>
      <text:p text:style-name="P157"><text:tab/><text:tab/><text:tab/>output:</text:p>
      <text:p text:style-name="P157"><text:tab/><text:tab/></text:p>
      <text:p text:style-name="P63"><text:span text:style-name="T18"><text:tab/><text:tab/><text:tab/><text:tab/></text:span><text:span text:style-name="T20">chirag<text:tab/><text:tab/>23<text:tab/>JC</text:span><text:span text:style-name="T18"><text:tab/><text:tab/></text:span></text:p>
      <text:p text:style-name="P157"><text:tab/><text:tab/><text:tab/><text:tab/></text:p>
      <text:p text:style-name="P63"><text:span text:style-name="T18"><text:tab/><text:tab/><text:tab/><text:tab/></text:span><text:span text:style-name="T21">echo $?</text:span></text:p>
      <text:p text:style-name="P63"><text:span text:style-name="T21"><text:tab/><text:tab/><text:tab/><text:tab/>2</text:span><text:span text:style-name="T18"><text:tab/><text:tab/></text:span></text:p>
      <text:p text:style-name="P18"><text:tab/></text:p>
      <text:p text:style-name="P18"><text:tab/>-<text:span text:style-name="T69">i : </text:span><text:span text:style-name="T66">with this option whatever output is displayed at command will be overwritten in input <text:tab/> <text:s text:c="5"/>file</text:span></text:p>
      <text:p text:style-name="P18"/>
      <text:p text:style-name="P19"><text:tab/><text:tab/><text:span text:style-name="T22">sed -i -ne ‘/chirag/p’ -ne ‘/chirag/q2’ table</text:span><text:tab/></text:p>
      <text:p text:style-name="P19"/>
      <text:p text:style-name="P19"/>
      <text:p text:style-name="P19"/>
      <text:p text:style-name="P19"/>
      <text:p text:style-name="P19"><text:soft-page-break/><text:tab/><text:tab/><text:span text:style-name="T66">output:</text:span></text:p>
      <text:p text:style-name="P76"><text:tab/><text:tab/><text:tab/></text:p>
      <text:p text:style-name="P76"><text:tab/><text:tab/>table file will overwritten with</text:p>
      <text:p text:style-name="P76"/>
      <text:p text:style-name="P19"><text:span text:style-name="T66"><text:tab/><text:tab/><text:tab/></text:span><text:span text:style-name="T20">chirag<text:tab/><text:tab/>23<text:tab/>JC</text:span><text:span text:style-name="T22"><text:tab/><text:ta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ut:</text:p>
      <text:p text:style-name="P18"/>
      <text:p text:style-name="P78">cut command is used to select only required part from lines as files are read.</text:p>
      <text:p text:style-name="P78"/>
      <text:p text:style-name="P78"><text:tab/>cut <text:s/><text:span text:style-name="T70">[OPTIONS] [FILES]</text:span></text:p>
      <text:p text:style-name="P78"/>
      <text:p text:style-name="P78"><text:span text:style-name="T7">options:</text:span> </text:p>
      <text:p text:style-name="P78"><text:tab/></text:p>
      <text:p text:style-name="P78"><text:s text:c="7"/>-b, --bytes=LIST</text:p>
      <text:p text:style-name="P78"><text:s text:c="14"/>select only these bytes</text:p>
      <text:p text:style-name="P78"/>
      <text:p text:style-name="P78"><text:s text:c="7"/>-c, --characters=LIST</text:p>
      <text:p text:style-name="P78"><text:s text:c="14"/>select only these characters</text:p>
      <text:p text:style-name="P78"/>
      <text:p text:style-name="P78"><text:s text:c="7"/>-d, --delimiter=DELIM</text:p>
      <text:p text:style-name="P78"><text:s text:c="14"/>use DELIM instead of TAB for field delimiter</text:p>
      <text:p text:style-name="P78"/>
      <text:p text:style-name="P78"><text:s text:c="7"/>-f, --fields=LIST</text:p>
      <text:p text:style-name="P78"><text:s text:c="14"/>select only these fields; <text:s/>also print any line that contains no delimiter character, unless the -s option is specified</text:p>
      <text:p text:style-name="P78"/>
      <text:p text:style-name="P78"><text:s text:c="7"/>-n <text:s text:c="4"/>(ignored)</text:p>
      <text:p text:style-name="P78"/>
      <text:p text:style-name="P78"><text:s text:c="7"/>--complement</text:p>
      <text:p text:style-name="P78"><text:s text:c="14"/>complement the set of selected bytes, characters or fields</text:p>
      <text:p text:style-name="P78"/>
      <text:p text:style-name="P78"><text:s text:c="7"/>-s, --only-delimited</text:p>
      <text:p text:style-name="P78"><text:s text:c="14"/>do not print lines not containing delimiters</text:p>
      <text:p text:style-name="P78"/>
      <text:p text:style-name="P78"><text:s text:c="7"/>--output-delimiter=STRING</text:p>
      <text:p text:style-name="P78"><text:s text:c="14"/>use STRING as the output delimiter the default is to use the input delimiter</text:p>
      <text:p text:style-name="P78"/>
      <text:p text:style-name="P78"><text:s text:c="7"/>-z, --zero-terminated</text:p>
      <text:p text:style-name="P78"><text:s text:c="14"/>line delimiter is NUL, not newline</text:p>
      <text:p text:style-name="P18"/>
      <text:p text:style-name="P78">selecting range:</text:p>
      <text:p text:style-name="P78"/>
      <text:p text:style-name="P78"><text:s text:c="7"/>N <text:s text:c="5"/>N'th byte, character or field, counted from 1</text:p>
      <text:p text:style-name="P78"/>
      <text:p text:style-name="P78"><text:s text:c="7"/>N- <text:s text:c="4"/>from N'th byte, character or field, to end of line</text:p>
      <text:p text:style-name="P78"/>
      <text:p text:style-name="P78"><text:s text:c="7"/>N-M <text:s text:c="3"/>from N'th to M'th (included) byte, character or field</text:p>
      <text:p text:style-name="P78"/>
      <text:p text:style-name="P78"><text:s text:c="7"/>-M <text:s text:c="4"/>from first to M'th (included) byte, character or field</text:p>
      <text:p text:style-name="P18"/>
      <text:p text:style-name="P18"/>
      <text:p text:style-name="P18"/>
      <text:p text:style-name="P18"/>
      <text:p text:style-name="P18"/>
      <text:p text:style-name="P18"><text:soft-page-break/></text:p>
      <text:p text:style-name="P18">Grep:</text:p>
      <text:p text:style-name="P18"/>
      <text:p text:style-name="P79">Grep will match pattern in files and return lines matching pattern.</text:p>
      <text:p text:style-name="P79"/>
      <text:p text:style-name="P79">grep [OPTIONS] <text:s/>PATTERN [FILES...]</text:p>
      <text:p text:style-name="P79"/>
      <text:p text:style-name="P61">options:</text:p>
      <text:p text:style-name="P18"/>
      <text:p text:style-name="P80"/>
      <text:p text:style-name="P80">Pattern selection and interpretation:</text:p>
      <text:p text:style-name="P80"><text:s text:c="2"/>-E, --extended-regexp <text:s text:c="4"/>PATTERN is an extended regular expression</text:p>
      <text:p text:style-name="P80"><text:s text:c="2"/>-F, --fixed-strings <text:s text:c="6"/>PATTERN is a set of newline-separated strings</text:p>
      <text:p text:style-name="P80"><text:s text:c="2"/>-G, --basic-regexp <text:s text:c="7"/>PATTERN is a basic regular expression (default)</text:p>
      <text:p text:style-name="P80"><text:s text:c="2"/>-P, --perl-regexp <text:s text:c="8"/>PATTERN is a Perl regular expression</text:p>
      <text:p text:style-name="P80"><text:s text:c="2"/>-e, --regexp=PATTERN <text:s text:c="5"/>use PATTERN for matching</text:p>
      <text:p text:style-name="P80"><text:s text:c="2"/>-f, --file=FILE <text:s text:c="10"/>obtain PATTERN from FILE</text:p>
      <text:p text:style-name="P80"><text:s text:c="2"/>-i, --ignore-case <text:s text:c="8"/>ignore case distinctions</text:p>
      <text:p text:style-name="P80"><text:s text:c="2"/>-w, --word-regexp <text:s text:c="8"/>force PATTERN to match only whole words</text:p>
      <text:p text:style-name="P80"><text:s text:c="2"/>-x, --line-regexp <text:s text:c="8"/>force PATTERN to match only whole lines</text:p>
      <text:p text:style-name="P80"><text:s text:c="2"/>-z, --null-data <text:s text:c="10"/>a data line ends in 0 byte, not newline</text:p>
      <text:p text:style-name="P80"/>
      <text:p text:style-name="P80">Miscellaneous:</text:p>
      <text:p text:style-name="P80"><text:s text:c="2"/>-s, --no-messages <text:s text:c="8"/>suppress error messages</text:p>
      <text:p text:style-name="P80"><text:s text:c="2"/>-v, --invert-match <text:s text:c="7"/>select non-matching lines</text:p>
      <text:p text:style-name="P80"><text:s text:c="2"/>-V, --version <text:s text:c="12"/>display version information and exit</text:p>
      <text:p text:style-name="P80"><text:s text:c="6"/>--help <text:s text:c="15"/>display this help text and exit</text:p>
      <text:p text:style-name="P80"/>
      <text:p text:style-name="P80"/>
      <text:p text:style-name="P80">Output control:</text:p>
      <text:p text:style-name="P80"><text:s text:c="2"/>-m, --max-count=NUM <text:s text:c="6"/>stop after NUM selected lines</text:p>
      <text:p text:style-name="P80"><text:s text:c="2"/>-n, --line-number <text:s text:c="8"/>print line number with output lines</text:p>
      <text:p text:style-name="P80"><text:s text:c="6"/>--line-buffered <text:s text:c="6"/>flush output on every line</text:p>
      <text:p text:style-name="P80"><text:s text:c="2"/>-H, --with-filename <text:s text:c="6"/>print file name with output lines</text:p>
      <text:p text:style-name="P80"><text:s text:c="2"/>-h, --no-filename <text:s text:c="8"/>suppress the file name prefix on output</text:p>
      <text:p text:style-name="P80"><text:s text:c="6"/>--label=LABEL <text:s text:c="8"/>use LABEL as the standard input file name prefix</text:p>
      <text:p text:style-name="P80"><text:s text:c="2"/>-o, --only-matching <text:s text:c="6"/>show only the part of a line matching PATTERN</text:p>
      <text:p text:style-name="P80"><text:s text:c="2"/>-q, --quiet, --silent <text:s text:c="4"/>suppress all normal output</text:p>
      <text:p text:style-name="P80"><text:s text:c="2"/>-c, --count <text:s text:c="14"/>print only a count of selected lines per FIL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Curl:</text:p>
      <text:p text:style-name="P18"/>
      <text:p text:style-name="P18"/>
      <text:p text:style-name="P18"/>
      <text:p text:style-name="P18">Jq:</text:p>
      <text:p text:style-name="P18"/>
      <text:p text:style-name="P18"/>
      <text:p text:style-name="P80">jq - commandline JSON processor [version 1.5-1-a5b5cbe]</text:p>
      <text:p text:style-name="P80">Usage: jq [options] &lt;jq filter&gt; [file...]</text:p>
      <text:p text:style-name="P80"/>
      <text:p text:style-name="P80"><text:tab/>jq is a tool for processing JSON inputs, applying the</text:p>
      <text:p text:style-name="P80"><text:tab/>given filter to its JSON text inputs and producing the</text:p>
      <text:p text:style-name="P80"><text:tab/>filter's results as JSON on standard output.</text:p>
      <text:p text:style-name="P80"><text:tab/>The simplest filter is ., which is the identity filter,</text:p>
      <text:p text:style-name="P80"><text:tab/>copying jq's input to its output unmodified (except for</text:p>
      <text:p text:style-name="P80"><text:tab/>formatting).</text:p>
      <text:p text:style-name="P80"><text:tab/>For more advanced filters see the jq(1) manpage ("man jq")</text:p>
      <text:p text:style-name="P80"><text:tab/>and/or https://stedolan.github.io/jq</text:p>
      <text:p text:style-name="P80"/>
      <text:p text:style-name="P80"><text:tab/>Some of the options include:</text:p>
      <text:p text:style-name="P80"><text:tab/> -c<text:tab/><text:tab/>compact instead of pretty-printed output;</text:p>
      <text:p text:style-name="P80"><text:tab/> -n<text:tab/><text:tab/>use `null` as the single input value;</text:p>
      <text:p text:style-name="P80"><text:tab/> -e<text:tab/><text:tab/>set the exit status code based on the output;</text:p>
      <text:p text:style-name="P80"><text:tab/> -s<text:tab/><text:tab/>read (slurp) all inputs into an array; apply filter to it;</text:p>
      <text:p text:style-name="P80"><text:tab/> -r<text:tab/><text:tab/>output raw strings, not JSON texts;</text:p>
      <text:p text:style-name="P80"><text:tab/> -R<text:tab/><text:tab/>read raw strings, not JSON texts;</text:p>
      <text:p text:style-name="P80"><text:tab/> -C<text:tab/><text:tab/>colorize JSON;</text:p>
      <text:p text:style-name="P80"><text:tab/> -M<text:tab/><text:tab/>monochrome (don't colorize JSON);</text:p>
      <text:p text:style-name="P80"><text:tab/> -S<text:tab/><text:tab/>sort keys of objects on output;</text:p>
      <text:p text:style-name="P80"><text:tab/> --tab<text:tab/>use tabs for indentation;</text:p>
      <text:p text:style-name="P80"><text:tab/> --arg a v<text:tab/>set variable $a to value &lt;v&gt;;</text:p>
      <text:p text:style-name="P80"><text:tab/> --argjson a v<text:tab/>set variable $a to JSON value &lt;v&gt;;</text:p>
      <text:p text:style-name="P80"><text:tab/> --slurpfile a f<text:tab/>set variable $a to an array of JSON texts read from &lt;f&g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ort:</text:p>
      <text:p text:style-name="P18"/>
      <text:p text:style-name="P80">Usage: sort [OPTION]... [FILE]...</text:p>
      <text:p text:style-name="P80"/>
      <text:p text:style-name="P62">Ordering options:</text:p>
      <text:p text:style-name="P80"/>
      <text:p text:style-name="P80"><text:s text:c="2"/>-b, --ignore-leading-blanks <text:s/>ignore leading blanks</text:p>
      <text:p text:style-name="P80"><text:s text:c="2"/>-d, --dictionary-order <text:s text:c="5"/>consider only blanks and alphanumeric characters</text:p>
      <text:p text:style-name="P80"><text:s text:c="2"/>-f, --ignore-case <text:s text:c="10"/>fold lower case to upper case characters</text:p>
      <text:p text:style-name="P80"><text:s text:c="2"/>-g, --general-numeric-sort <text:s/>compare according to general numerical value</text:p>
      <text:p text:style-name="P80"><text:s text:c="2"/>-i, --ignore-nonprinting <text:s text:c="3"/>consider only printable characters</text:p>
      <text:p text:style-name="P80"><text:s text:c="2"/>-M, --month-sort <text:s text:c="11"/>compare (unknown) &lt; 'JAN' &lt; ... &lt; 'DEC'</text:p>
      <text:p text:style-name="P80"><text:s text:c="2"/>-h, --human-numeric-sort <text:s text:c="3"/>compare human readable numbers (e.g., 2K 1G)</text:p>
      <text:p text:style-name="P80"><text:s text:c="2"/>-n, --numeric-sort <text:s text:c="9"/>compare according to string numerical value</text:p>
      <text:p text:style-name="P80"><text:s text:c="2"/>-R, --random-sort <text:s text:c="10"/>shuffle, but group identical keys. <text:s/>See shuf(1)</text:p>
      <text:p text:style-name="P80"><text:s text:c="6"/>--random-source=FILE <text:s text:c="3"/>get random bytes from FILE</text:p>
      <text:p text:style-name="P80"><text:s text:c="2"/>-r, --reverse <text:s text:c="14"/>reverse the result of comparisons</text:p>
      <text:p text:style-name="P80"><text:s text:c="6"/>--sort=WORD <text:s text:c="12"/>sort according to WORD:</text:p>
      <text:p text:style-name="P80"><text:s text:c="32"/>general-numeric -g, human-numeric -h, month -M,</text:p>
      <text:p text:style-name="P80"><text:s text:c="32"/>numeric -n, random -R, version -V</text:p>
      <text:p text:style-name="P80"><text:s text:c="2"/>-V, --version-sort <text:s text:c="9"/>natural sort of (version) numbers within text</text:p>
      <text:p text:style-name="P80"/>
      <text:p text:style-name="P80"/>
      <text:p text:style-name="P62">Other options:</text:p>
      <text:p text:style-name="P80"/>
      <text:p text:style-name="P80"><text:soft-page-break/><text:s text:c="2"/>-c, --check, --check=diagnose-first <text:s/>check for sorted input; do not sort</text:p>
      <text:p text:style-name="P80"><text:s text:c="2"/>-k, --key=KEYDEF <text:s text:c="9"/>sort via a key; KEYDEF gives location and type</text:p>
      <text:p text:style-name="P80"><text:s text:c="2"/>-m, --merge <text:s text:c="14"/>merge already sorted files; do not sort</text:p>
      <text:p text:style-name="P80"><text:s text:c="2"/>-o, --output=FILE <text:s text:c="8"/>write result to FILE instead of standard output</text:p>
      <text:p text:style-name="P80"><text:s text:c="2"/>-u, --unique <text:s text:c="13"/>with -c, check for strict ordering;</text:p>
      <text:p text:style-name="P80"><text:s text:c="30"/>without -c, output only the first of an equal run</text:p>
      <text:p text:style-name="P80"><text:s text:c="2"/>-z, --zero-terminated <text:s text:c="4"/>line delimiter is NUL, not newline</text:p>
      <text:p text:style-name="P80"><text:s text:c="6"/>--help <text:s text:c="4"/>display this help and exit</text:p>
      <text:p text:style-name="P80"><text:s text:c="6"/>--version <text:s/>output version information and exi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Uniq:</text:p>
      <text:p text:style-name="P18"/>
      <text:p text:style-name="P81">uniq filters input and shows only uniq records/patterns</text:p>
      <text:p text:style-name="P81"/>
      <text:p text:style-name="P81"><text:s/>-c, --count</text:p>
      <text:p text:style-name="P81"><text:s text:c="14"/>prefix lines by the number of occurrences</text:p>
      <text:p text:style-name="P81"/>
      <text:p text:style-name="P81"><text:s text:c="5"/>-d, --repeated</text:p>
      <text:p text:style-name="P81"><text:s text:c="14"/>only print duplicate lines, one for each group</text:p>
      <text:p text:style-name="P81"/>
      <text:p text:style-name="P81"><text:s text:c="7"/>-D <text:s text:c="4"/>print all duplicate lines</text:p>
      <text:p text:style-name="P81"/>
      <text:p text:style-name="P81"><text:s text:c="7"/>--all-repeated[=METHOD]</text:p>
      <text:p text:style-name="P81"><text:s text:c="14"/>like -D, but allow separating groups with an empty line; METHOD={none(default),prepend,separate}</text:p>
      <text:p text:style-name="P81"/>
      <text:p text:style-name="P81"><text:s text:c="7"/>-f, --skip-fields=N</text:p>
      <text:p text:style-name="P81"><text:s text:c="14"/>avoid comparing the first N fields</text:p>
      <text:p text:style-name="P81"/>
      <text:p text:style-name="P81"><text:s text:c="7"/>--group[=METHOD]</text:p>
      <text:p text:style-name="P81"><text:s text:c="14"/>show all items, separating groups with an empty line; METHOD={separate(default),prepend,append,both}</text:p>
      <text:p text:style-name="P81"/>
      <text:p text:style-name="P81"><text:s text:c="7"/>-i, --ignore-case</text:p>
      <text:p text:style-name="P81"><text:soft-page-break/><text:s text:c="14"/>ignore differences in case when comparing</text:p>
      <text:p text:style-name="P81"/>
      <text:p text:style-name="P81"><text:s text:c="7"/>-s, --skip-chars=N</text:p>
      <text:p text:style-name="P81"><text:s text:c="14"/>avoid comparing the first N characters</text:p>
      <text:p text:style-name="P81"/>
      <text:p text:style-name="P81"><text:s text:c="7"/>-u, --unique</text:p>
      <text:p text:style-name="P81"><text:s text:c="14"/>only print unique lines</text:p>
      <text:p text:style-name="P81"/>
      <text:p text:style-name="P81"><text:s text:c="7"/>-z, --zero-terminated</text:p>
      <text:p text:style-name="P81"><text:s text:c="14"/>line delimiter is NUL, not newline</text:p>
      <text:p text:style-name="P81"/>
      <text:p text:style-name="P81"><text:s text:c="7"/>-w, --check-chars=N</text:p>
      <text:p text:style-name="P81"><text:s text:c="14"/>compare no more than N characters in lines</text:p>
      <text:p text:style-name="P81"/>
      <text:p text:style-name="P81"><text:s text:c="7"/>--help display this help and exit</text:p>
      <text:p text:style-name="P81"/>
      <text:p text:style-name="P81"><text:s text:c="7"/>--version</text:p>
      <text:p text:style-name="P81"><text:s text:c="14"/>output version information and exit</text:p>
      <text:p text:style-name="P18"/>
      <text:p text:style-name="P18"/>
      <text:p text:style-name="P18"/>
      <text:p text:style-name="P18"/>
      <text:p text:style-name="P18"/>
      <text:p text:style-name="P18"/>
      <text:p text:style-name="P18"/>
      <text:p text:style-name="P18"/>
      <text:p text:style-name="P18">Shasum:</text:p>
      <text:p text:style-name="P18"><text:tab/></text:p>
      <text:p text:style-name="P18"><text:tab/><text:span text:style-name="T68">print or check checksums</text:span></text:p>
      <text:p text:style-name="P182"/>
      <text:p text:style-name="P182">Usage: shasum [OPTION]... [FILE]...</text:p>
      <text:p text:style-name="P182"><text:s text:c="8"/>Print or check SHA checksums.</text:p>
      <text:p text:style-name="P182"><text:s text:c="8"/>With no FILE, or when FILE is -, read standard input.</text:p>
      <text:p text:style-name="P182"/>
      <text:p text:style-name="P182"><text:s text:c="10"/>-a, --algorithm <text:s text:c="2"/>1 (default), 224, 256, 384, 512, 512224, 512256</text:p>
      <text:p text:style-name="P182"><text:s text:c="10"/>-b, --binary <text:s text:c="5"/>read in binary mode</text:p>
      <text:p text:style-name="P182"><text:s text:c="10"/>-c, --check <text:s text:c="6"/>read SHA sums from the FILEs and check them</text:p>
      <text:p text:style-name="P182"><text:s text:c="10"/>-t, --text <text:s text:c="7"/>read in text mode (default)</text:p>
      <text:p text:style-name="P182"><text:s text:c="10"/>-U, --UNIVERSAL <text:s text:c="2"/>read in Universal Newlines mode</text:p>
      <text:p text:style-name="P182"><text:s text:c="32"/>produces same digest on Windows/Unix/Mac</text:p>
      <text:p text:style-name="P182"><text:s text:c="10"/>-0, --01 <text:s text:c="9"/>read in BITS mode</text:p>
      <text:p text:style-name="P182"><text:s text:c="32"/>ASCII '0' interpreted as 0-bit,</text:p>
      <text:p text:style-name="P182"><text:s text:c="32"/>ASCII '1' interpreted as 1-bit,</text:p>
      <text:p text:style-name="P182"><text:s text:c="32"/>all other characters ignored</text:p>
      <text:p text:style-name="P182"><text:s text:c="10"/>-p, --portable <text:s text:c="3"/>read in portable mode (to be deprecated)</text:p>
      <text:p text:style-name="P182"/>
      <text:p text:style-name="P182"><text:s text:c="8"/>The following two options are useful only when verifying checksums:</text:p>
      <text:p text:style-name="P182"><text:s text:c="10"/>-s, --status <text:s text:c="5"/>don't output anything, status code shows success</text:p>
      <text:p text:style-name="P182"><text:s text:c="10"/>-w, --warn <text:s text:c="7"/>warn about improperly formatted checksum lines</text:p>
      <text:p text:style-name="P182"/>
      <text:p text:style-name="P182"><text:soft-page-break/><text:s text:c="10"/>-h, --help <text:s text:c="7"/>display this help and exit</text:p>
      <text:p text:style-name="P182"><text:s text:c="10"/>-v, --version <text:s text:c="4"/>output version information and exit</text:p>
      <text:p text:style-name="P182"/>
      <text:p text:style-name="P182"><text:s text:c="8"/>When verifying SHA-512/224 or SHA-512/256 checksums, indicate the</text:p>
      <text:p text:style-name="P182"><text:s text:c="8"/>algorithm explicitly using the -a option, e.g.</text:p>
      <text:p text:style-name="P182"/>
      <text:p text:style-name="P182"><text:s text:c="10"/>shasum -a 512224 -c checksumfile</text:p>
      <text:p text:style-name="P18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Fold:</text:p>
      <text:p text:style-name="P18"/>
      <text:p text:style-name="P80">fold - wrap each input line to fit in specified width</text:p>
      <text:p text:style-name="P80"/>
      <text:p text:style-name="P184">syntax:</text:p>
      <text:p text:style-name="P184"/>
      <text:p text:style-name="P184"><text:tab/> fold [OPTION]... [FILE]...</text:p>
      <text:p text:style-name="P184"/>
      <text:p text:style-name="P184">options:</text:p>
      <text:p text:style-name="P184"><text:tab/></text:p>
      <text:p text:style-name="P184"/>
      <text:p text:style-name="P184"><text:s text:c="7"/>-b, --bytes</text:p>
      <text:p text:style-name="P184"><text:s text:c="14"/>count bytes rather than columns</text:p>
      <text:p text:style-name="P184"/>
      <text:p text:style-name="P184"><text:s text:c="7"/>-s, --spaces</text:p>
      <text:p text:style-name="P184"><text:s text:c="14"/>break at spaces</text:p>
      <text:p text:style-name="P184"/>
      <text:p text:style-name="P184"><text:s text:c="7"/>-w, --width=WIDTH</text:p>
      <text:p text:style-name="P184"><text:s text:c="14"/>use WIDTH columns instead of 80</text:p>
      <text:p text:style-name="P184"/>
      <text:p text:style-name="P184"><text:s text:c="7"/>--help display this help and exit</text:p>
      <text:p text:style-name="P184"/>
      <text:p text:style-name="P184"><text:s text:c="7"/>--version</text:p>
      <text:p text:style-name="P184"><text:s text:c="14"/>output version information and exit</text:p>
      <text:p text:style-name="P184"><text:soft-page-break/></text:p>
      <text:p text:style-name="P18"/>
      <text:p text:style-name="P18">Shuf:</text:p>
      <text:p text:style-name="P18"/>
      <text:p text:style-name="P80">shuf - generate random permutations</text:p>
      <text:p text:style-name="P80"/>
      <text:p text:style-name="P185">syntax:</text:p>
      <text:p text:style-name="P185"/>
      <text:p text:style-name="P185">shuf -i LO-HI [OPTION]...</text:p>
      <text:p text:style-name="P185"/>
      <text:p text:style-name="P185"><text:s text:c="7"/>-e, --echo</text:p>
      <text:p text:style-name="P185"><text:s text:c="14"/>treat each ARG as an input line</text:p>
      <text:p text:style-name="P185"/>
      <text:p text:style-name="P185"><text:s text:c="7"/>-i, --input-range=LO-HI</text:p>
      <text:p text:style-name="P185"><text:s text:c="14"/>treat each number LO through HI as an input line</text:p>
      <text:p text:style-name="P185"/>
      <text:p text:style-name="P185"><text:s text:c="7"/>-n, --head-count=COUNT</text:p>
      <text:p text:style-name="P185"><text:s text:c="14"/>output at most COUNT lines</text:p>
      <text:p text:style-name="P185"/>
      <text:p text:style-name="P185"><text:s text:c="7"/>-o, --output=FILE</text:p>
      <text:p text:style-name="P185"><text:s text:c="14"/>write result to FILE instead of standard output</text:p>
      <text:p text:style-name="P185"/>
      <text:p text:style-name="P185"><text:s text:c="7"/>--random-source=FILE</text:p>
      <text:p text:style-name="P185"><text:s text:c="14"/>get random bytes from FILE</text:p>
      <text:p text:style-name="P185"/>
      <text:p text:style-name="P185"><text:s text:c="7"/>-r, --repeat</text:p>
      <text:p text:style-name="P185"><text:s text:c="14"/>output lines can be repeated</text:p>
      <text:p text:style-name="P185"/>
      <text:p text:style-name="P185"><text:s text:c="7"/>-z, --zero-terminated</text:p>
      <text:p text:style-name="P185"><text:s text:c="14"/>line delimiter is NUL, not newline</text:p>
      <text:p text:style-name="P185"/>
      <text:p text:style-name="P185"><text:s text:c="7"/>--help display this help and exit</text:p>
      <text:p text:style-name="P185"/>
      <text:p text:style-name="P185"><text:s text:c="7"/>--version</text:p>
      <text:p text:style-name="P185"><text:s text:c="14"/>output version information and exit</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Project 1:</text:p>
      <text:p text:style-name="P2">--------------------------------</text:p>
      <text:p text:style-name="P29">database backup/restore*</text:p>
      <text:p text:style-name="P2">--------------------------------</text:p>
      <text:p text:style-name="P2"/>
      <text:list xml:id="list1847986799" text:style-name="L3">
        <text:list-item>
          <text:p text:style-name="P186">Popular databases:</text:p>
        </text:list-item>
      </text:list>
      <text:p text:style-name="P2"/>
      <text:p text:style-name="P2"><text:tab/>1. MySql</text:p>
      <text:p text:style-name="P2"><text:tab/>2. Postgres-Sql</text:p>
      <text:p text:style-name="P2"><text:tab/>3. MongoDb</text:p>
      <text:p text:style-name="P2"><text:tab/>4. Redis</text:p>
      <text:p text:style-name="P2"><text:tab/>5. Elasticsearch</text:p>
      <text:p text:style-name="P2"><text:tab/>6. Couchbase</text:p>
      <text:p text:style-name="P2"/>
      <text:list xml:id="list4163610381" text:style-name="L4">
        <text:list-item>
          <text:p text:style-name="P187">Usage:</text:p>
          <text:p text:style-name="P187"/>
        </text:list-item>
      </text:list>
      <text:p text:style-name="P2"><text:tab/><text:span text:style-name="T10">./backup_db.sh --provider <text:s text:c="2"/>MySql <text:s text:c="4"/>--db <text:s/>test</text:span></text:p>
      <text:p text:style-name="P2"><text:tab/><text:tab/><text:tab/><text:tab/> <text:s/><text:tab/><text:tab/> <text:s/>{database} <text:s text:c="6"/>{ name of database to be backup }</text:p>
      <text:p text:style-name="P2"/>
      <text:p text:style-name="P2"><text:tab/><text:span text:style-name="T10">./backup_db --help <text:s/>--show (list) <text:s/>--location</text:span></text:p>
      <text:p text:style-name="P2"/>
      <text:list xml:id="list4258273927" text:style-name="L5">
        <text:list-item>
          <text:p text:style-name="P190"><text:span text:style-name="T1">getopts</text:span>: p:d:sl:</text:p>
        </text:list-item>
      </text:list>
      <text:p text:style-name="P2"/>
      <text:list xml:id="list125948341220634" text:continue-numbering="true" text:style-name="L5">
        <text:list-item>
          <text:p text:style-name="P190"><text:s/>create backup copy and save it @ Default: <text:span text:style-name="T6">/backups/database</text:span></text:p>
        </text:list-item>
      </text:list>
      <text:p text:style-name="P2"><text:s text:c="7"/><text:tab/><text:tab/> <text:s text:c="6"/><text:tab/><text:tab/> <text:s text:c="2"/>format :=&gt; Provider_Dbname_date_(random_no.)</text:p>
      <text:p text:style-name="P2"/>
      <text:list xml:id="list2141175771" text:style-name="L6">
        <text:list-item>
          <text:p text:style-name="P191">also show command for recovering backup for particular provider</text:p>
        </text:list-item>
      </text:list>
      <text:p text:style-name="P2"/>
      <text:list xml:id="list125948877707883" text:continue-numbering="true" text:style-name="L6">
        <text:list-item>
          <text:p text:style-name="P188">pseudo code:</text:p>
        </text:list-item>
      </text:list>
      <text:p text:style-name="P2"/>
      <text:p text:style-name="P2"><text:tab/><text:tab/>1. create usage function</text:p>
      <text:p text:style-name="P2"><text:tab/><text:tab/>2. parse all options and check </text:p>
      <text:p text:style-name="P2"><text:tab/><text:tab/>3. make sure backup location exists</text:p>
      <text:p text:style-name="P2"><text:tab/><text:tab/>4. create backup</text:p>
      <text:p text:style-name="P2"><text:tab/><text:tab/>5. show whether backup successful or not</text:p>
      <text:p text:style-name="P2"><text:tab/><text:tab/>6. moved backup from temp to backup locations</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
      <text:p text:style-name="P5">Project 2:</text:p>
      <text:p text:style-name="P2">--------------</text:p>
      <text:p text:style-name="P29">Dev Setup</text:p>
      <text:p text:style-name="P2">--------------</text:p>
      <text:p text:style-name="P2"/>
      <text:p text:style-name="P4">1. Browsers</text:p>
      <text:p text:style-name="P2"/>
      <text:p text:style-name="P2"><text:tab/>.chrome</text:p>
      <text:p text:style-name="P2"><text:tab/>.firefox</text:p>
      <text:p text:style-name="P2"><text:tab/>.opera</text:p>
      <text:p text:style-name="P2"><text:tab/>.tor</text:p>
      <text:p text:style-name="P2"><text:tab/>.safari</text:p>
      <text:p text:style-name="P2"/>
      <text:p text:style-name="P4">2. Utils</text:p>
      <text:p text:style-name="P2"/>
      <text:p text:style-name="P2"><text:tab/>.vlc</text:p>
      <text:p text:style-name="P2"><text:tab/>.adobe flash player</text:p>
      <text:p text:style-name="P2"><text:tab/>.spotify</text:p>
      <text:p text:style-name="P2"><text:tab/></text:p>
      <text:p text:style-name="P4">3. Languages</text:p>
      <text:p text:style-name="P2"><text:tab/></text:p>
      <text:p text:style-name="P2"><text:tab/>.c</text:p>
      <text:p text:style-name="P2"><text:tab/>.java</text:p>
      <text:p text:style-name="P2"><text:tab/>.javascript</text:p>
      <text:p text:style-name="P2"><text:tab/>.python</text:p>
      <text:p text:style-name="P2"><text:tab/>.ruby</text:p>
      <text:p text:style-name="P2"><text:tab/>.go</text:p>
      <text:p text:style-name="P2"/>
      <text:p text:style-name="P4">4. Databases</text:p>
      <text:p text:style-name="P2"/>
      <text:p text:style-name="P2"><text:tab/>.MySql</text:p>
      <text:p text:style-name="P2"><text:tab/>.Posgre-Sql</text:p>
      <text:p text:style-name="P2"><text:tab/>.Mongodb</text:p>
      <text:p text:style-name="P2"><text:tab/>.Redis</text:p>
      <text:p text:style-name="P2"><text:tab/>.Elasticsearch</text:p>
      <text:p text:style-name="P2"><text:tab/>.Couchbase</text:p>
      <text:p text:style-name="P2"><text:tab/>.Cassandra</text:p>
      <text:p text:style-name="P2"><text:tab/>.Couchdb</text:p>
      <text:p text:style-name="P2"/>
      <text:p text:style-name="P4">5. Code Editors</text:p>
      <text:p text:style-name="P2"><text:tab/></text:p>
      <text:p text:style-name="P2"><text:soft-page-break/><text:tab/>.vim</text:p>
      <text:p text:style-name="P2"><text:tab/>.vscode</text:p>
      <text:p text:style-name="P2"><text:tab/>.sublime</text:p>
      <text:p text:style-name="P2"><text:tab/>.atom</text:p>
      <text:p text:style-name="P2"><text:tab/>.webstorm</text:p>
      <text:p text:style-name="P2"/>
      <text:p text:style-name="P4"/>
      <text:p text:style-name="P4"/>
      <text:p text:style-name="P4"/>
      <text:p text:style-name="P4">6. dev-tools</text:p>
      <text:p text:style-name="P2"/>
      <text:p text:style-name="P2"><text:tab/>.git</text:p>
      <text:p text:style-name="P2"><text:tab/>.meld</text:p>
      <text:p text:style-name="P2"><text:tab/>.postmon</text:p>
      <text:p text:style-name="P2"><text:tab/>.robo3t</text:p>
      <text:p text:style-name="P2"><text:tab/>.sqlizre</text:p>
      <text:p text:style-name="P2"><text:tab/>.putty</text:p>
      <text:p text:style-name="P2"><text:tab/>.file-zilla</text:p>
      <text:p text:style-name="P2"/>
      <text:p text:style-name="P4">7. dev-ops-tools</text:p>
      <text:p text:style-name="P2"/>
      <text:p text:style-name="P2"><text:tab/>.docker</text:p>
      <text:p text:style-name="P2"><text:tab/>.vagrant</text:p>
      <text:p text:style-name="P2"><text:tab/>.virtualbox</text:p>
      <text:p text:style-name="P2"/>
      <text:p text:style-name="P4">8. iso</text:p>
      <text:p text:style-name="P2"><text:tab/></text:p>
      <text:p text:style-name="P2"><text:tab/>.linux distribtions: ubuntu centos ...</text:p>
      <text:p text:style-name="P158"/>
      <text:p text:style-name="P2"/>
      <text:list xml:id="list1283268078" text:style-name="L7">
        <text:list-item>
          <text:p text:style-name="P192"><text:span text:style-name="T11">location:</text:span> /opt/toolsInstalled/</text:p>
        </text:list-item>
      </text:list>
      <text:p text:style-name="P2"/>
      <text:p text:style-name="P2"/>
      <text:list xml:id="list125949939536068" text:continue-numbering="true" text:style-name="L7">
        <text:list-item>
          <text:p text:style-name="P192">create Network storage like where : 1. upload software with name</text:p>
        </text:list-item>
      </text:list>
      <text:p text:style-name="P2"><text:tab/><text:tab/><text:tab/><text:tab/> <text:s text:c="3"/>2. see list of software</text:p>
      <text:p text:style-name="P2"><text:tab/><text:tab/><text:tab/><text:tab/> <text:s text:c="3"/>3. download via api / manually</text:p>
      <text:p text:style-name="P2"/>
      <text:list xml:id="list1898477162" text:style-name="L8">
        <text:list-item>
          <text:p text:style-name="P193">Try Implementing Version Specific</text:p>
        </text:list-item>
      </text:list>
      <text:p text:style-name="P2"/>
      <text:list xml:id="list125949880932894" text:continue-numbering="true" text:style-name="L8">
        <text:list-item>
          <text:p text:style-name="P193">Operations:</text:p>
        </text:list-item>
      </text:list>
      <text:p text:style-name="P2"><text:tab/><text:tab/>Install/Inspect/Uninstall</text:p>
      <text:p text:style-name="P2"/>
      <text:list xml:id="list2128977043" text:style-name="L9">
        <text:list-item>
          <text:p text:style-name="P194">While installing using script create secret file where it list tools one at a line</text:p>
        </text:list-item>
        <text:list-item>
          <text:p text:style-name="P194">else found above tools using `which` command</text:p>
        </text:list-item>
      </text:list>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6">Project 3:</text:p>
      <text:p text:style-name="P6">---------------------</text:p>
      <text:p text:style-name="P64">system statistics</text:p>
      <text:p text:style-name="P64">--------------------- <text:s/></text:p>
      <text:p text:style-name="P64"/>
      <text:p text:style-name="P64">1. cpu utilization</text:p>
      <text:p text:style-name="P64">2. disk uti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Verdana, Lucida, Helvetic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e65e7" officeooo:paragraph-rsid="000e6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SHELL SCRIPTING COMPLETE INF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1:45:27.492648437</meta:creation-date>
    <dc:date>2018-12-21T12:59:47.648405127</dc:date>
    <meta:editing-duration>PT4H55M13S</meta:editing-duration>
    <meta:editing-cycles>44</meta:editing-cycles>
    <meta:generator>LibreOffice/6.0.6.2$Linux_X86_64 LibreOffice_project/00m0$Build-2</meta:generator>
    <meta:document-statistic meta:table-count="5" meta:image-count="49" meta:object-count="0" meta:page-count="36" meta:paragraph-count="1150" meta:word-count="4971" meta:character-count="31658" meta:non-whitespace-character-count="24780"/>
  </office:meta>
</office:document-meta>
</file>